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MPUT201W20B2 Week 7</text:title></text:p>
      <text:p text:style-name="OrgTitle"/>
      <text:p text:style-name="OrgSubtitle"><text:initial-creator>Abram Hindl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3064df">1. Week7</text:a></text:p>
          <text:p text:style-name="Contents_20_2"><text:a xlink:type="simple" xlink:href="#org7ddc9c3">1.1. Copyright Statement</text:a></text:p>
          <text:p text:style-name="Contents_20_3"><text:a xlink:type="simple" xlink:href="#orgfaf8e1a">1.1.1. License</text:a></text:p>
          <text:p text:style-name="Contents_20_3"><text:a xlink:type="simple" xlink:href="#org9646f1b">1.1.2. Hazel Code is licensed under AGPL3.0+</text:a></text:p>
          <text:p text:style-name="Contents_20_2"><text:a xlink:type="simple" xlink:href="#org486c4d9">1.2. Init ORG-MODE</text:a></text:p>
          <text:p text:style-name="Contents_20_2"><text:a xlink:type="simple" xlink:href="#org3c9fa16">1.3. Org Template</text:a></text:p>
          <text:p text:style-name="Contents_20_2"><text:a xlink:type="simple" xlink:href="#orge594331">1.4. Remember how to compile?</text:a></text:p>
          <text:p text:style-name="Contents_20_2"><text:a xlink:type="simple" xlink:href="#org026395d">1.5. Enums!</text:a></text:p>
          <text:p text:style-name="Contents_20_3"><text:a xlink:type="simple" xlink:href="#org9962b89">1.5.1. Enum Example</text:a></text:p>
          <text:p text:style-name="Contents_20_3"><text:a xlink:type="simple" xlink:href="#org925cb3d">1.5.2. enum<text:span text:style-name="OrgSubscript">typedef.c</text:span></text:a></text:p>
          <text:p text:style-name="Contents_20_3"><text:a xlink:type="simple" xlink:href="#orgdfe1298">1.5.3. EnumStart</text:a></text:p>
          <text:p text:style-name="Contents_20_3"><text:a xlink:type="simple" xlink:href="#org6a2d502">1.5.4. Enumassign</text:a></text:p>
          <text:p text:style-name="Contents_20_3"><text:a xlink:type="simple" xlink:href="#org60ccf1a">1.5.5. Enum<text:span text:style-name="OrgSubscript">loop</text:span><text:span text:style-name="OrgSubscript">trick.c</text:span></text:a></text:p>
          <text:p text:style-name="Contents_20_3"><text:a xlink:type="simple" xlink:href="#orgf124ae3">1.5.6. Enum Int</text:a></text:p>
          <text:p text:style-name="Contents_20_3"><text:a xlink:type="simple" xlink:href="#org7dc7710">1.5.7. Another motivating ENUM Example</text:a></text:p>
          <text:p text:style-name="Contents_20_2"><text:a xlink:type="simple" xlink:href="#orgaea4113">1.6. Unions</text:a></text:p>
          <text:p text:style-name="Contents_20_3"><text:a xlink:type="simple" xlink:href="#org68b1102">1.6.1. Structs versus Unions</text:a></text:p>
          <text:p text:style-name="Contents_20_3"><text:a xlink:type="simple" xlink:href="#org481bf8f">1.6.2. Union considerations</text:a></text:p>
          <text:p text:style-name="Contents_20_3"><text:a xlink:type="simple" xlink:href="#org06bd31d">1.6.3. Type Punning</text:a></text:p>
          <text:p text:style-name="Contents_20_3"><text:a xlink:type="simple" xlink:href="#org2e627f9">1.6.4. Unions with type tags</text:a></text:p>
          <text:p text:style-name="Contents_20_2"><text:a xlink:type="simple" xlink:href="#org75406bb">1.7. Malloc! The Heap!</text:a></text:p>
          <text:p text:style-name="Contents_20_3"><text:a xlink:type="simple" xlink:href="#org69442d5">1.7.1. On my computer</text:a></text:p>
          <text:p text:style-name="Contents_20_3"><text:a xlink:type="simple" xlink:href="#org3fb9bb1">1.7.2. Malloc</text:a></text:p>
          <text:p text:style-name="Contents_20_3"><text:a xlink:type="simple" xlink:href="#org7d9f1ad">1.7.3. Malloc2</text:a></text:p>
          <text:p text:style-name="Contents_20_3"><text:a xlink:type="simple" xlink:href="#orgd07a363">1.7.4. Calloc</text:a></text:p>
          <text:p text:style-name="Contents_20_3"><text:a xlink:type="simple" xlink:href="#orgec7df93">1.7.5. strdup</text:a></text:p>
          <text:p text:style-name="Contents_20_3"><text:a xlink:type="simple" xlink:href="#orgae10f83">1.7.6. free</text:a></text:p>
          <text:p text:style-name="Contents_20_3"><text:a xlink:type="simple" xlink:href="#org1ce84b7">1.7.7. realloc!</text:a></text:p>
          <text:p text:style-name="Contents_20_3"><text:a xlink:type="simple" xlink:href="#org38b2ca4">1.7.8. Malloc and structs</text:a></text:p>
          <text:p text:style-name="Contents_20_3"><text:a xlink:type="simple" xlink:href="#orgb92b2f8">1.7.9. Malloc 2D arrays</text:a></text:p>
          <text:p text:style-name="Contents_20_3"><text:a xlink:type="simple" xlink:href="#org1a1cd60">1.7.10. Malloc Array of Array versus 2D</text:a></text:p>
          <text:p text:style-name="Contents_20_3"><text:a xlink:type="simple" xlink:href="#org6d91ba3">1.7.11. Malloc array of arrays structs?</text:a></text:p>
        </text:index-body>
      </text:table-of-content>
      <text:h text:style-name="Heading_20_1" text:outline-level="1" text:is-list-header="false">
<text:bookmark-start text:name="OrgXref.org33064df"/>
<text:bookmark text:name="org33064df"/>Week7
<text:bookmark-end text:name="OrgXref.org33064df"/></text:h>
      <text:h text:style-name="Heading_20_2" text:outline-level="2" text:is-list-header="false">
<text:bookmark-start text:name="OrgXref.org7ddc9c3"/>
<text:bookmark text:name="org7ddc9c3"/>Copyright Statement
<text:bookmark-end text:name="OrgXref.org7ddc9c3"/></text:h>
      <text:p text:style-name="Text_20_body">If you are in CMPUT201 at UAlberta this code is released in the public
domain to you.
</text:p>
      <text:p text:style-name="Text_20_body">Otherwise it is (c) 2020 Abram Hindle, Hazel Campbell AGPL3.0+
</text:p>
      <text:h text:style-name="Heading_20_3" text:outline-level="3" text:is-list-header="false">
<text:bookmark-start text:name="OrgXref.orgfaf8e1a"/>
<text:bookmark text:name="orgfaf8e1a"/>License
<text:bookmark-end text:name="OrgXref.orgfaf8e1a"/></text:h>
      <text:p text:style-name="Text_20_body">Week 3 notes
Copyright (C) 2020 Abram Hindle, Hazel Campbell
</text:p>
      <text:p text:style-name="Text_20_body">This program is free software: you can redistribute it and/or modify
it under the terms of the GNU Affero General Public License as
published by the Free Software Foundation, either version 3 of the
License, or (at your option) any later version.
</text:p>
      <text:p text:style-name="Text_20_body">This program is distributed in the hope that it will be useful,
but WITHOUT ANY WARRANTY; without even the implied warranty of
MERCHANTABILITY or FITNESS FOR A PARTICULAR PURPOSE.  See the
GNU Affero General Public License for more details.
</text:p>
      <text:p text:style-name="Text_20_body">You should have received a copy of the GNU Affero General Public License
along with this program.  If not, see <text:a xlink:type="simple" xlink:href="https://www.gnu.org/licenses/">https://www.gnu.org/licenses/</text:a>.
</text:p>
      <text:h text:style-name="Heading_20_3" text:outline-level="3" text:is-list-header="false">
<text:bookmark-start text:name="OrgXref.org9646f1b"/>
<text:bookmark text:name="org9646f1b"/>Hazel Code is licensed under AGPL3.0+
<text:bookmark-end text:name="OrgXref.org9646f1b"/></text:h>
      <text:p text:style-name="Text_20_body">Hazel's code is also found here
<text:a xlink:type="simple" xlink:href="https://github.com/hazelybell/examples/tree/C-2020-01">https://github.com/hazelybell/examples/tree/C-2020-01</text:a>
</text:p>
      <text:p text:style-name="Text_20_body">Hazel code is licensed: The example code is licensed under the AGPL3+
license, unless otherwise noted.
</text:p>
      <text:h text:style-name="Heading_20_2" text:outline-level="2" text:is-list-header="false">
<text:bookmark-start text:name="OrgXref.org486c4d9"/>
<text:bookmark text:name="org486c4d9"/>Init ORG-MODE
<text:bookmark-end text:name="OrgXref.org486c4d9"/></text:h>
      <text:p text:style-name="OrgSrcBlock"><text:span text:style-name="OrgSrcFontLockCommentDelimiterFace">;;<text:s/></text:span><text:span text:style-name="OrgSrcFontLockCommentFace">I<text:s/>need<text:s/>this<text:s/>for<text:s/>org-mode<text:s/>to<text:s/>work<text:s/>well</text:span></text:p>
      <text:p text:style-name="OrgSrcBlock"/>
      <text:p text:style-name="OrgSrcBlock"><text:span text:style-name="OrgSrcFontLockCommentDelimiterFace">;</text:span><text:span text:style-name="OrgSrcFontLockCommentFace">(require<text:s/>'ob-sh)</text:span></text:p>
      <text:p text:style-name="OrgSrcBlock">(<text:span text:style-name="OrgSrcFontLockKeywordFace">require</text:span><text:s/>'<text:span text:style-name="OrgSrcFontLockConstantFace">ob-shell</text:span>)</text:p>
      <text:p text:style-name="OrgSrcBlock"><text:span text:style-name="OrgSrcFontLockCommentDelimiterFace">;<text:s/></text:span><text:span text:style-name="OrgSrcFontLockCommentFace">(org-babel-do-load-languages<text:s/>'org-babel-load-languages<text:s/>'((sh<text:s/>.<text:s/>t)))</text:span></text:p>
      <text:p text:style-name="OrgSrcBlock">(org-babel-do-load-languages<text:s/>'org-babel-load-languages<text:s/>'((shell<text:s/>.<text:s/>t)))</text:p>
      <text:p text:style-name="OrgSrcBlock">(org-babel-do-load-languages<text:s/>'org-babel-load-languages<text:s/>'((C<text:s/>.<text:s/>t)))</text:p>
      <text:p text:style-name="OrgSrcBlock">(org-babel-do-load-languages<text:s/>'org-babel-load-languages<text:s/>'((python<text:s/>.<text:s/>t)))</text:p>
      <text:p text:style-name="OrgSrcBlock">(<text:span text:style-name="OrgSrcFontLockKeywordFace">setq</text:span><text:s/>org-src-fontify-natively<text:s/>t)</text:p>
      <text:p text:style-name="OrgSrcBlock">(<text:span text:style-name="OrgSrcFontLockKeywordFace">setq</text:span><text:s/>org-confirm-babel-evaluate<text:s/>nil)<text:s/><text:span text:style-name="OrgSrcFontLockCommentDelimiterFace">;;<text:s/></text:span><text:span text:style-name="OrgSrcFontLockCommentFace">danger!</text:span></text:p>
      <text:p text:style-name="OrgSrcBlock">(custom-set-faces</text:p>
      <text:p text:style-name="OrgSrcBlock"><text:s/><text:span text:style-name="OrgSrcFontLockCommentDelimiterFace">;;<text:s/></text:span><text:span text:style-name="OrgSrcFontLockCommentFace">custom-set-faces<text:s/>was<text:s/>added<text:s/>by<text:s/>Custom.</text:span></text:p>
      <text:p text:style-name="OrgSrcBlock"><text:s/><text:span text:style-name="OrgSrcFontLockCommentDelimiterFace">;;<text:s/></text:span><text:span text:style-name="OrgSrcFontLockCommentFace">If<text:s/>you<text:s/>edit<text:s/>it<text:s/>by<text:s/>hand,<text:s/>you<text:s/>could<text:s/>mess<text:s/>it<text:s/>up,<text:s/>so<text:s/>be<text:s/>careful.</text:span></text:p>
      <text:p text:style-name="OrgSrcBlock"><text:s/><text:span text:style-name="OrgSrcFontLockCommentDelimiterFace">;;<text:s/></text:span><text:span text:style-name="OrgSrcFontLockCommentFace">Your<text:s/>init<text:s/>file<text:s/>should<text:s/>contain<text:s/>only<text:s/>one<text:s/>such<text:s/>instance.</text:span></text:p>
      <text:p text:style-name="OrgSrcBlock"><text:s/><text:span text:style-name="OrgSrcFontLockCommentDelimiterFace">;;<text:s/></text:span><text:span text:style-name="OrgSrcFontLockCommentFace">If<text:s/>there<text:s/>is<text:s/>more<text:s/>than<text:s/>one,<text:s/>they<text:s/>won't<text:s/>work<text:s/>right.</text:span></text:p>
      <text:p text:style-name="OrgSrcBlockLastLine"><text:s/>'(org-block<text:s/>((t<text:s/>(<text:span text:style-name="OrgSrcFontLockBuiltinFace">:inherit</text:span><text:s/>shadow<text:s/><text:span text:style-name="OrgSrcFontLockBuiltinFace">:foreground</text:span><text:s/><text:span text:style-name="OrgSrcFontLockStringFace">"black"</text:span>)))))</text:p>
      <text:h text:style-name="Heading_20_2" text:outline-level="2" text:is-list-header="false">
<text:bookmark-start text:name="OrgXref.org3c9fa16"/>
<text:bookmark text:name="org3c9fa16"/>Org Template
<text:bookmark-end text:name="OrgXref.org3c9fa16"/></text:h>
      <text:p text:style-name="Text_20_body">Copy and paste this to demo C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(<text:span text:style-name="OrgSrcFontLockTypeFace">int</text:span><text:s/><text:span text:style-name="OrgSrcFontLockVariableNameFace">argc</text:span>,<text:s/><text:span text:style-name="OrgSrcFontLockTypeFace">char</text:span>**<text:span text:style-name="OrgSrcFontLockVariableNameFace">argv</text:span>)<text:s/>{</text:p>
      <text:p text:style-name="OrgSrcBlock"><text:s/><text:s/><text:s/><text:s/><text:span text:style-name="OrgSrcFontLockKeywordFace">return</text:span><text:s/>0;</text:p>
      <text:p text:style-name="OrgSrcBlockLastLine">}</text:p>
      <text:h text:style-name="Heading_20_2" text:outline-level="2" text:is-list-header="false">
<text:bookmark-start text:name="OrgXref.orge594331"/>
<text:bookmark text:name="orge594331"/>Remember how to compile?
<text:bookmark-end text:name="OrgXref.orge594331"/></text:h>
      <text:p text:style-name="Text_20_body">gcc -std=c99 -Wall -pedantic -Werror -o programname programname.c
</text:p>
      <text:h text:style-name="Heading_20_2" text:outline-level="2" text:is-list-header="false">
<text:bookmark-start text:name="OrgXref.org026395d"/>
<text:bookmark text:name="org026395d"/>Enums!
<text:bookmark-end text:name="OrgXref.org026395d"/></text:h>
      <text:p text:style-name="Text_20_body">Enums are enumerations, which is just a convienant way to make symbols
that have different values of the same type. Enums allow us to read
and write values from files and inputs and extract their symbolic meaning.
</text:p>
      <text:p text:style-name="Text_20_body">Enums are fundamental to symbolic computation.
</text:p>
      <text:p text:style-name="Text_20_body">Enum work good for switch cases, if statements, for loops.
</text:p>
      <text:p text:style-name="Text_20_body">Enums are good for representing the type of something or a category.
</text:p>
      <text:h text:style-name="Heading_20_3" text:outline-level="3" text:is-list-header="false">
<text:bookmark-start text:name="OrgXref.org9962b89"/>
<text:bookmark text:name="org9962b89"/>Enum Example
<text:bookmark-end text:name="OrgXref.org9962b89"/></text:h>
      <text:p text:style-name="Text_20_body">Enums are good for representing states, symbols, simple values, etc.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_DIRECTIONS</text:span><text:s/>4</text:p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direction</text:span><text:s/>{</text:p>
      <text:p text:style-name="OrgSrcBlock"><text:s/><text:s/><text:s/><text:s/><text:span text:style-name="OrgSrcFontLockVariableNameFace">UP</text:span>=1,<text:s/><text:span text:style-name="OrgSrcFontLockVariableNameFace">DOWN</text:span>=2,<text:s/><text:span text:style-name="OrgSrcFontLockVariableNameFace">LEFT</text:span>=3,<text:s/><text:span text:style-name="OrgSrcFontLockVariableNameFace">RIGHT</text:span>=0</text:p>
      <text:p text:style-name="OrgSrcBlock">};</text:p>
      <text:p text:style-name="OrgSrcBlock"><text:span text:style-name="OrgSrcFontLockKeywordFace">typedef</text:span><text:s/><text:span text:style-name="OrgSrcFontLockKeywordFace">enum</text:span><text:s/><text:span text:style-name="OrgSrcFontLockTypeFace">directio</text:span><text:span text:style-name="OrgSrcFontLockTypeFace">n</text:span><text:s/><text:span text:style-name="OrgSrcFontLockTypeFace">Direction</text:span>;</text:p>
      <text:p text:style-name="OrgSrcBlock"/>
      <text:p text:style-name="OrgSrcBlock"><text:span text:style-name="OrgSrcFontLockKeywordFace">const</text:span><text:s/><text:span text:style-name="OrgSrcFontLockTypeFace">cha</text:span><text:span text:style-name="OrgSrcFontLockTypeFace">r</text:span><text:s/>*<text:s/><text:span text:style-name="OrgSrcFontLockKeywordFace">const</text:span><text:s/><text:span text:style-name="OrgSrcFontLockVariableNameFace">direction_names</text:span>[N_DIRECTIONS]<text:s/>=<text:s/>{</text:p>
      <text:p text:style-name="OrgSrcBlock"><text:s/><text:s/><text:s/><text:s/>[UP]<text:s/>=<text:s/><text:span text:style-name="OrgSrcFontLockStringFace">"Up"</text:span>,</text:p>
      <text:p text:style-name="OrgSrcBlock"><text:s/><text:s/><text:s/><text:s/>[DOWN]<text:s/>=<text:s/><text:span text:style-name="OrgSrcFontLockStringFace">"Down"</text:span>,</text:p>
      <text:p text:style-name="OrgSrcBlock"><text:s/><text:s/><text:s/><text:s/>[LEFT]<text:s/>=<text:s/><text:span text:style-name="OrgSrcFontLockStringFace">"Left"</text:span>,</text:p>
      <text:p text:style-name="OrgSrcBlock"><text:s/><text:s/><text:s/><text:s/>[RIGHT]<text:s/>=<text:s/><text:span text:style-name="OrgSrcFontLockStringFace">"Right"</text:span></text:p>
      <text:p text:style-name="OrgSrcBlock">};</text:p>
      <text:p text:style-name="OrgSrcBlock"/>
      <text:p text:style-name="OrgSrcBlock"><text:span text:style-name="OrgSrcFontLockTypeFace">Directio</text:span><text:span text:style-name="OrgSrcFontLockTypeFace">n</text:span><text:s/><text:span text:style-name="OrgSrcFontLockFunctionNameFace">clockwise</text:span>(<text:span text:style-name="OrgSrcFontLockTypeFace">Direction</text:span><text:s/><text:span text:style-name="OrgSrcFontLockVariableNameFace">direction</text:span>)<text:s/>{</text:p>
      <text:p text:style-name="OrgSrcBlock"><text:s/><text:s/><text:s/><text:s/><text:span text:style-name="OrgSrcFontLockKeywordFace">switch</text:span><text:s/>(direction)<text:s/>{</text:p>
      <text:p text:style-name="OrgSrcBlock"><text:s/><text:s/><text:s/><text:s/><text:s/><text:s/><text:s/><text:s/><text:span text:style-name="OrgSrcFontLockKeywordFace">case</text:span><text:s/>UP:</text:p>
      <text:p text:style-name="OrgSrcBlock"><text:s/><text:s/><text:s/><text:s/><text:s/><text:s/><text:s/><text:s/><text:s/><text:s/><text:s/><text:s/><text:span text:style-name="OrgSrcFontLockKeywordFace">return</text:span><text:s/>RIGHT;</text:p>
      <text:p text:style-name="OrgSrcBlock"><text:s/><text:s/><text:s/><text:s/><text:s/><text:s/><text:s/><text:s/><text:span text:style-name="OrgSrcFontLockKeywordFace">case</text:span><text:s/>RIGHT:</text:p>
      <text:p text:style-name="OrgSrcBlock"><text:s/><text:s/><text:s/><text:s/><text:s/><text:s/><text:s/><text:s/><text:s/><text:s/><text:s/><text:s/><text:span text:style-name="OrgSrcFontLockKeywordFace">return</text:span><text:s/>DOWN;</text:p>
      <text:p text:style-name="OrgSrcBlock"><text:s/><text:s/><text:s/><text:s/><text:s/><text:s/><text:s/><text:s/><text:span text:style-name="OrgSrcFontLockKeywordFace">case</text:span><text:s/>DOWN:</text:p>
      <text:p text:style-name="OrgSrcBlock"><text:s/><text:s/><text:s/><text:s/><text:s/><text:s/><text:s/><text:s/><text:s/><text:s/><text:s/><text:s/><text:span text:style-name="OrgSrcFontLockKeywordFace">return</text:span><text:s/>LEFT;</text:p>
      <text:p text:style-name="OrgSrcBlock"><text:s/><text:s/><text:s/><text:s/><text:s/><text:s/><text:s/><text:s/><text:span text:style-name="OrgSrcFontLockKeywordFace">case</text:span><text:s/>LEFT:</text:p>
      <text:p text:style-name="OrgSrcBlock"><text:s/><text:s/><text:s/><text:s/><text:s/><text:s/><text:s/><text:s/><text:s/><text:s/><text:s/><text:s/><text:span text:style-name="OrgSrcFontLockKeywordFace">return</text:span><text:s/>UP;</text:p>
      <text:p text:style-name="OrgSrcBlock"><text:s/><text:s/><text:s/><text:s/><text:s/><text:s/><text:s/><text:s/><text:span text:style-name="OrgSrcFontLockKeywordFace">default</text:span>:</text:p>
      <text:p text:style-name="OrgSrcBlock"><text:s/><text:s/><text:s/><text:s/><text:s/><text:s/><text:s/><text:s/><text:s/><text:s/><text:s/><text:s/>abort();</text:p>
      <text:p text:style-name="OrgSrcBlock"><text:s/><text:s/><text:s/><text:s/>}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Directio</text:span><text:span text:style-name="OrgSrcFontLockTypeFace">n</text:span><text:s/><text:span text:style-name="OrgSrcFontLockVariableNameFace">d</text:span><text:s/>=<text:s/>UP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<text:s/>;<text:s/>i<text:s/>&lt;<text:s/>10;<text:s/>i++)<text:s/>{</text:p>
      <text:p text:style-name="OrgSrcBlock"><text:s/><text:s/><text:s/><text:s/><text:s/><text:s/><text:s/><text:s/>d<text:s/>=<text:s/>clockwise(d);</text:p>
      <text:p text:style-name="OrgSrcBlock"><text:s/><text:s/><text:s/><text:s/><text:s/><text:s/><text:s/><text:s/>printf(<text:span text:style-name="OrgSrcFontLockStringFace">"%d<text:s/>%s\t[%d]\n"</text:span>,<text:s/>i,<text:s/>direction_names[d],<text:s/>d);</text:p>
      <text:p text:style-name="OrgSrcBlock"><text:s/><text:s/><text:s/><text:s/>}</text:p>
      <text:p text:style-name="OrgSrcBlockLastLine">}</text:p>
      <text:p text:style-name="OrgFixedWidthBlock">0 Right<text:tab/>[0]</text:p>
      <text:p text:style-name="OrgFixedWidthBlock">1 Down<text:tab/>[2]</text:p>
      <text:p text:style-name="OrgFixedWidthBlock">2 Left<text:tab/>[3]</text:p>
      <text:p text:style-name="OrgFixedWidthBlock">3 Up<text:tab/>[1]</text:p>
      <text:p text:style-name="OrgFixedWidthBlock">4 Right<text:tab/>[0]</text:p>
      <text:p text:style-name="OrgFixedWidthBlock">5 Down<text:tab/>[2]</text:p>
      <text:p text:style-name="OrgFixedWidthBlock">6 Left<text:tab/>[3]</text:p>
      <text:p text:style-name="OrgFixedWidthBlock">7 Up<text:tab/>[1]</text:p>
      <text:p text:style-name="OrgFixedWidthBlock">8 Right<text:tab/>[0]</text:p>
      <text:p text:style-name="OrgFixedWidthBlockLastLine">9 Down<text:tab/>[2]</text:p>
      <text:h text:style-name="Heading_20_3" text:outline-level="3" text:is-list-header="false">
<text:bookmark-start text:name="OrgXref.org925cb3d"/>
<text:bookmark text:name="org925cb3d"/>enum<text:span text:style-name="OrgSubscript">typedef.c</text:span>
<text:bookmark-end text:name="OrgXref.org925cb3d"/></text:h>
      <text:p text:style-name="Text_20_body">Enums are annoying to type. Typing enum enumname all the time is
repetitive. Typedefs allow us to label enum types with 1 word.
</text:p>
      <text:p text:style-name="Text_20_body">Typedef this 
</text:p>
      <text:p text:style-name="Text_20_body">enum enumname { … } ;
</text:p>
      <text:p text:style-name="Text_20_body">with:
</text:p>
      <text:p text:style-name="Text_20_body">typedef enum enunumae Enumename ;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flavor</text:span><text:s/>{</text:p>
      <text:p text:style-name="OrgSrcBlock"><text:s/><text:s/><text:s/><text:s/><text:span text:style-name="OrgSrcFontLockVariableNameFace">VANILLA</text:span>,</text:p>
      <text:p text:style-name="OrgSrcBlock"><text:s/><text:s/><text:s/><text:s/><text:span text:style-name="OrgSrcFontLockVariableNameFace">CHOCOLATE</text:span>,</text:p>
      <text:p text:style-name="OrgSrcBlock"><text:s/><text:s/><text:s/><text:s/><text:span text:style-name="OrgSrcFontLockVariableNameFace">STRAWBERRY</text:span>,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flavo</text:span><text:span text:style-name="OrgSrcFontLockTypeFace">r</text:span><text:s/><text:span text:style-name="OrgSrcFontLockTypeFace">Flavor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Flavo</text:span><text:span text:style-name="OrgSrcFontLockTypeFace">r</text:span><text:s/><text:span text:style-name="OrgSrcFontLockVariableNameFace">favourite</text:span><text:s/>=<text:s/>VANILLA;</text:p>
      <text:p text:style-name="OrgSrcBlock"><text:s/><text:s/><text:s/><text:s/>printf(<text:span text:style-name="OrgSrcFontLockStringFace">"favourite=%d\n"</text:span>,<text:s/>favourite);</text:p>
      <text:p text:style-name="OrgSrcBlock"><text:s/><text:s/><text:s/><text:s/>printf(<text:span text:style-name="OrgSrcFontLockStringFace">"sizeof(favourite)=%zu\n"</text:span>,</text:p>
      <text:p text:style-name="OrgSrcBlock"><text:s/><text:s/><text:s/><text:s/><text:s/><text:s/><text:s/><text:s/><text:s/><text:s/><text:s/><text:span text:style-name="OrgSrcFontLockKeywordFace">sizeof</text:span>(favourite));</text:p>
      <text:p text:style-name="OrgSrcBlock"/>
      <text:p text:style-name="OrgSrcBlock"><text:s/><text:s/><text:s/><text:s/><text:span text:style-name="OrgSrcFontLockKeywordFace">switch</text:span><text:s/>(favourite)<text:s/>{</text:p>
      <text:p text:style-name="OrgSrcBlock"><text:s/><text:s/><text:s/><text:s/><text:s/><text:s/><text:s/><text:s/><text:span text:style-name="OrgSrcFontLockKeywordFace">case</text:span><text:s/>VANILLA:</text:p>
      <text:p text:style-name="OrgSrcBlock"><text:s/><text:s/><text:s/><text:s/><text:s/><text:s/><text:s/><text:s/><text:s/><text:s/><text:s/><text:s/>printf(<text:span text:style-name="OrgSrcFontLockStringFace">"favourite=VANILLA\n"</text:span>);</text:p>
      <text:p text:style-name="OrgSrcBlock"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<text:span text:style-name="OrgSrcFontLockKeywordFace">case</text:span><text:s/>CHOCOLATE:</text:p>
      <text:p text:style-name="OrgSrcBlock"><text:s/><text:s/><text:s/><text:s/><text:s/><text:s/><text:s/><text:s/><text:s/><text:s/><text:s/><text:s/>printf(<text:span text:style-name="OrgSrcFontLockStringFace">"favourite=CHOCOLATE\n"</text:span>);</text:p>
      <text:p text:style-name="OrgSrcBlock"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<text:span text:style-name="OrgSrcFontLockKeywordFace">case</text:span><text:s/>STRAWBERRY:</text:p>
      <text:p text:style-name="OrgSrcBlock"><text:s/><text:s/><text:s/><text:s/><text:s/><text:s/><text:s/><text:s/><text:s/><text:s/><text:s/><text:s/>printf(<text:span text:style-name="OrgSrcFontLockStringFace">"favourite=STRAWBERRY\n"</text:span>);</text:p>
      <text:p text:style-name="OrgSrcBlock"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<text:span text:style-name="OrgSrcFontLockKeywordFace">default</text:span>:</text:p>
      <text:p text:style-name="OrgSrcBlock"><text:s/><text:s/><text:s/><text:s/><text:s/><text:s/><text:s/><text:s/><text:s/><text:s/><text:s/><text:s/>abort();</text:p>
      <text:p text:style-name="OrgSrcBlock"><text:s/><text:s/><text:s/><text:s/>}</text:p>
      <text:p text:style-name="OrgSrcBlockLastLine">}</text:p>
      <text:p text:style-name="OrgFixedWidthBlock">favourite=0</text:p>
      <text:p text:style-name="OrgFixedWidthBlock">sizeof(favourite)=4</text:p>
      <text:p text:style-name="OrgFixedWidthBlockLastLine">favourite=VANILLA</text:p>
      <text:p text:style-name="OrgFixedWidthBlockLastLine"/>
      <text:h text:style-name="Heading_20_3" text:outline-level="3" text:is-list-header="false">
<text:bookmark-start text:name="OrgXref.orgdfe1298"/>
<text:bookmark text:name="orgdfe1298"/>EnumStart
<text:bookmark-end text:name="OrgXref.orgdfe1298"/></text:h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flavor</text:span><text:s/>{</text:p>
      <text:p text:style-name="OrgSrcBlock"><text:s/><text:s/><text:s/><text:s/><text:span text:style-name="OrgSrcFontLockVariableNameFace">VANILLA</text:span><text:s/>=<text:s/>100,</text:p>
      <text:p text:style-name="OrgSrcBlock"><text:s/><text:s/><text:s/><text:s/><text:span text:style-name="OrgSrcFontLockVariableNameFace">CHOCOLATE</text:span>,</text:p>
      <text:p text:style-name="OrgSrcBlock"><text:s/><text:s/><text:s/><text:s/><text:span text:style-name="OrgSrcFontLockVariableNameFace">STRAWBERRY</text:span>,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flavo</text:span><text:span text:style-name="OrgSrcFontLockTypeFace">r</text:span><text:s/><text:span text:style-name="OrgSrcFontLockTypeFace">Flavor</text:span>;</text:p>
      <text:p text:style-name="OrgSrcBlock"/>
      <text:p text:style-name="OrgSrcBlock"><text:span text:style-name="OrgSrcFontLockKeywordFace">const</text:span><text:s/><text:span text:style-name="OrgSrcFontLockTypeFace">cha</text:span><text:span text:style-name="OrgSrcFontLockTypeFace">r</text:span><text:s/>*<text:s/><text:span text:style-name="OrgSrcFontLockFunctionNameFace">flavorString</text:span>(<text:span text:style-name="OrgSrcFontLockTypeFace">Flavor</text:span><text:s/><text:span text:style-name="OrgSrcFontLockVariableNameFace">flavor</text:span>)<text:s/>{</text:p>
      <text:p text:style-name="OrgSrcBlock"><text:s/><text:s/><text:s/><text:s/><text:span text:style-name="OrgSrcFontLockKeywordFace">switch</text:span><text:s/>(flavor)<text:s/>{</text:p>
      <text:p text:style-name="OrgSrcBlock"><text:s/><text:s/><text:s/><text:s/><text:s/><text:s/><text:s/><text:s/><text:span text:style-name="OrgSrcFontLockKeywordFace">case</text:span><text:s/>VANILLA: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StringFace">"Vanilla"</text:span>;</text:p>
      <text:p text:style-name="OrgSrcBlock"><text:s/><text:s/><text:s/><text:s/><text:s/><text:s/><text:s/><text:s/><text:span text:style-name="OrgSrcFontLockKeywordFace">case</text:span><text:s/>CHOCOLATE: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StringFace">"Chocolate"</text:span>;</text:p>
      <text:p text:style-name="OrgSrcBlock"><text:s/><text:s/><text:s/><text:s/><text:s/><text:s/><text:s/><text:s/><text:span text:style-name="OrgSrcFontLockKeywordFace">default</text:span>:</text:p>
      <text:p text:style-name="OrgSrcBlock"><text:s/><text:s/><text:s/><text:s/><text:s/><text:s/><text:s/><text:s/><text:s/><text:s/><text:s/><text:s/>abort();</text:p>
      <text:p text:style-name="OrgSrcBlock"><text:s/><text:s/><text:s/><text:s/>}</text:p>
      <text:p text:style-name="OrgSrcBlock">}</text:p>
      <text:p text:style-name="OrgSrcBlock"/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printf(<text:span text:style-name="OrgSrcFontLockStringFace">"VANILLA=%d\n"</text:span>,<text:s/>VANILLA);</text:p>
      <text:p text:style-name="OrgSrcBlock"><text:s/><text:s/><text:s/><text:s/>printf(<text:span text:style-name="OrgSrcFontLockStringFace">"CHOCOLATE=%d\n"</text:span>,<text:s/>CHOCOLATE);</text:p>
      <text:p text:style-name="OrgSrcBlock"><text:s/><text:s/><text:s/><text:s/>printf(<text:span text:style-name="OrgSrcFontLockStringFace">"STRAWBERRY=%d\n"</text:span>,<text:s/>STRAWBERRY);</text:p>
      <text:p text:style-name="OrgSrcBlock"><text:s/><text:s/><text:s/><text:s/>printf(<text:span text:style-name="OrgSrcFontLockStringFace">"sizeof(Flavor)=%zu\n"</text:span>,</text:p>
      <text:p text:style-name="OrgSrcBlock"><text:s/><text:s/><text:s/><text:s/><text:s/><text:s/><text:s/><text:s/><text:s/><text:s/><text:s/><text:span text:style-name="OrgSrcFontLockKeywordFace">sizeof</text:span>(Flavor));</text:p>
      <text:p text:style-name="OrgSrcBlock"><text:s/><text:s/><text:s/><text:s/>puts(flavorString(VANILLA));</text:p>
      <text:p text:style-name="OrgSrcBlock"><text:s/><text:s/><text:s/><text:s/>puts(flavorString(100));</text:p>
      <text:p text:style-name="OrgSrcBlock"/>
      <text:p text:style-name="OrgSrcBlockLastLine">}</text:p>
      <text:p text:style-name="OrgFixedWidthBlock">VANILLA=100</text:p>
      <text:p text:style-name="OrgFixedWidthBlock">CHOCOLATE=101</text:p>
      <text:p text:style-name="OrgFixedWidthBlock">STRAWBERRY=102</text:p>
      <text:p text:style-name="OrgFixedWidthBlock">sizeof(Flavor)=4</text:p>
      <text:p text:style-name="OrgFixedWidthBlock">Vanilla</text:p>
      <text:p text:style-name="OrgFixedWidthBlockLastLine">Vanilla</text:p>
      <text:p text:style-name="OrgFixedWidthBlockLastLine"/>
      <text:h text:style-name="Heading_20_3" text:outline-level="3" text:is-list-header="false">
<text:bookmark-start text:name="OrgXref.org6a2d502"/>
<text:bookmark text:name="org6a2d502"/>Enumassign
<text:bookmark-end text:name="OrgXref.org6a2d502"/></text:h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flavor</text:span><text:s/>{</text:p>
      <text:p text:style-name="OrgSrcBlock"><text:s/><text:s/><text:s/><text:s/><text:span text:style-name="OrgSrcFontLockVariableNameFace">VANILLA</text:span><text:s/>=<text:s/>100,</text:p>
      <text:p text:style-name="OrgSrcBlock"><text:s/><text:s/><text:s/><text:s/><text:span text:style-name="OrgSrcFontLockVariableNameFace">CHOCOLATE</text:span><text:s/>=<text:s/>200,</text:p>
      <text:p text:style-name="OrgSrcBlock"><text:s/><text:s/><text:s/><text:s/><text:span text:style-name="OrgSrcFontLockVariableNameFace">STRAWBERRY</text:span><text:s/>=<text:s/>300,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flavo</text:span><text:span text:style-name="OrgSrcFontLockTypeFace">r</text:span><text:s/><text:span text:style-name="OrgSrcFontLockTypeFace">Flavor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printf(<text:span text:style-name="OrgSrcFontLockStringFace">"VANILLA=%d\n"</text:span>,<text:s/>VANILLA);</text:p>
      <text:p text:style-name="OrgSrcBlock"><text:s/><text:s/><text:s/><text:s/>printf(<text:span text:style-name="OrgSrcFontLockStringFace">"CHOCOLATE=%d\n"</text:span>,<text:s/>CHOCOLATE);</text:p>
      <text:p text:style-name="OrgSrcBlock"><text:s/><text:s/><text:s/><text:s/>printf(<text:span text:style-name="OrgSrcFontLockStringFace">"STRAWBERRY=%d\n"</text:span>,<text:s/>STRAWBERRY);</text:p>
      <text:p text:style-name="OrgSrcBlock"><text:s/><text:s/><text:s/><text:s/>printf(<text:span text:style-name="OrgSrcFontLockStringFace">"sizeof(Flavor)=%zu\n"</text:span>,</text:p>
      <text:p text:style-name="OrgSrcBlock"><text:s/><text:s/><text:s/><text:s/><text:s/><text:s/><text:s/><text:s/><text:s/><text:s/><text:s/><text:span text:style-name="OrgSrcFontLockKeywordFace">sizeof</text:span>(Flavor));</text:p>
      <text:p text:style-name="OrgSrcBlockLastLine">}</text:p>
      <text:p text:style-name="OrgFixedWidthBlock">VANILLA=100</text:p>
      <text:p text:style-name="OrgFixedWidthBlock">CHOCOLATE=200</text:p>
      <text:p text:style-name="OrgFixedWidthBlock">STRAWBERRY=300</text:p>
      <text:p text:style-name="OrgFixedWidthBlockLastLine">sizeof(Flavor)=4</text:p>
      <text:p text:style-name="OrgFixedWidthBlockLastLine"/>
      <text:h text:style-name="Heading_20_3" text:outline-level="3" text:is-list-header="false">
<text:bookmark-start text:name="OrgXref.org60ccf1a"/>
<text:bookmark text:name="org60ccf1a"/>Enum<text:span text:style-name="OrgSubscript">loop</text:span><text:span text:style-name="OrgSubscript">trick.c</text:span>
<text:bookmark-end text:name="OrgXref.org60ccf1a"/></text:h>
      <text:p text:style-name="Text_20_body">This is a fun trick to set a maximum value for your enum by using
another symbol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this<text:s/>only<text:s/>works<text:s/>as<text:s/>long<text:s/>as<text:s/>we<text:s/>don't<text:s/>provide<text:s/>our</text:span></text:p>
      <text:p text:style-name="OrgSrcBlock"><text:span text:style-name="OrgSrcFontLockCommentDelimiterFace">//<text:s/></text:span><text:span text:style-name="OrgSrcFontLockCommentFace">own<text:s/>values!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flavor</text:span><text:s/>{</text:p>
      <text:p text:style-name="OrgSrcBlock"><text:s/><text:s/><text:s/><text:s/><text:span text:style-name="OrgSrcFontLockVariableNameFace">VANILLA</text:span>,</text:p>
      <text:p text:style-name="OrgSrcBlock"><text:s/><text:s/><text:s/><text:s/><text:span text:style-name="OrgSrcFontLockVariableNameFace">RHUBARB</text:span>,</text:p>
      <text:p text:style-name="OrgSrcBlock"><text:s/><text:s/><text:s/><text:s/><text:span text:style-name="OrgSrcFontLockVariableNameFace">CHOCOLATE</text:span>,</text:p>
      <text:p text:style-name="OrgSrcBlock"><text:s/><text:s/><text:s/><text:s/><text:span text:style-name="OrgSrcFontLockVariableNameFace">STRAWBERRY</text:span>,</text:p>
      <text:p text:style-name="OrgSrcBlock"><text:s/><text:s/><text:s/><text:s/><text:span text:style-name="OrgSrcFontLockVariableNameFace">N_FLAVORS</text:span><text:s/><text:span text:style-name="OrgSrcFontLockCommentDelimiterFace">/</text:span><text:span text:style-name="OrgSrcFontLockCommentDelimiterFace">/<text:s/></text:span><text:span text:style-name="OrgSrcFontLockCommentFace">Get<text:s/>the<text:s/>free<text:s/>max<text:s/>enum<text:s/>here</text:span>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flavo</text:span><text:span text:style-name="OrgSrcFontLockTypeFace">r</text:span><text:s/><text:span text:style-name="OrgSrcFontLockTypeFace">Flavor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printf(<text:span text:style-name="OrgSrcFontLockStringFace">"VANILLA=%d\n"</text:span>,<text:s/>VANILLA);</text:p>
      <text:p text:style-name="OrgSrcBlock"><text:s/><text:s/><text:s/><text:s/>printf(<text:span text:style-name="OrgSrcFontLockStringFace">"CHOCOLATE=%d\n"</text:span>,<text:s/>CHOCOLATE);</text:p>
      <text:p text:style-name="OrgSrcBlock"><text:s/><text:s/><text:s/><text:s/>printf(<text:span text:style-name="OrgSrcFontLockStringFace">"STRAWBERRY=%d\n"</text:span>,<text:s/>STRAWBERRY);</text:p>
      <text:p text:style-name="OrgSrcBlock"><text:s/><text:s/><text:s/><text:s/>printf(<text:span text:style-name="OrgSrcFontLockStringFace">"N_FLAVORS=%d\n"</text:span>,<text:s/>N_FLAVORS);</text:p>
      <text:p text:style-name="OrgSrcBlock"><text:s/><text:s/><text:s/><text:s/>printf(<text:span text:style-name="OrgSrcFontLockStringFace">"sizeof(Flavor)=%zu\n"</text:span>,</text:p>
      <text:p text:style-name="OrgSrcBlock"><text:s/><text:s/><text:s/><text:s/><text:s/><text:s/><text:s/><text:s/><text:s/><text:s/><text:s/><text:span text:style-name="OrgSrcFontLockKeywordFace">sizeof</text:span>(Flavor));</text:p>
      <text:p text:style-name="OrgSrcBlock"/>
      <text:p text:style-name="OrgSrcBlock"><text:s/><text:s/><text:s/><text:s/><text:span text:style-name="OrgSrcFontLockKeywordFace">for</text:span><text:s/>(<text:span text:style-name="OrgSrcFontLockTypeFace">Flavo</text:span><text:span text:style-name="OrgSrcFontLockTypeFace">r</text:span><text:s/><text:span text:style-name="OrgSrcFontLockVariableNameFace">flavor</text:span><text:s/>=<text:s/>0;<text:s/>flavor<text:s/>&lt;<text:s/>N_FLAVORS;<text:s/>flavor++)<text:s/>{</text:p>
      <text:p text:style-name="OrgSrcBlock"><text:s/><text:s/><text:s/><text:s/><text:s/><text:s/><text:s/><text:s/><text:span text:style-name="OrgSrcFontLockKeywordFace">switch</text:span><text:s/>(flavor)<text:s/>{</text:p>
      <text:p text:style-name="OrgSrcBlock"><text:s/><text:s/><text:s/><text:s/><text:s/><text:s/><text:s/><text:s/><text:s/><text:s/><text:s/><text:s/><text:span text:style-name="OrgSrcFontLockKeywordFace">case</text:span><text:s/>VANILLA:</text:p>
      <text:p text:style-name="OrgSrcBlock"><text:s/><text:s/><text:s/><text:s/><text:s/><text:s/><text:s/><text:s/><text:s/><text:s/><text:s/><text:s/><text:s/><text:s/><text:s/><text:s/>printf(<text:span text:style-name="OrgSrcFontLockStringFace">"flavor=VANILLA\n"</text:span>);</text:p>
      <text:p text:style-name="OrgSrcBlock"><text:s/><text:s/><text:s/><text:s/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<text:s/><text:s/><text:s/><text:s/><text:span text:style-name="OrgSrcFontLockKeywordFace">case</text:span><text:s/>CHOCOLATE:</text:p>
      <text:p text:style-name="OrgSrcBlock"><text:s/><text:s/><text:s/><text:s/><text:s/><text:s/><text:s/><text:s/><text:s/><text:s/><text:s/><text:s/><text:s/><text:s/><text:s/><text:s/>printf(<text:span text:style-name="OrgSrcFontLockStringFace">"flavor=CHOCOLATE\n"</text:span>);</text:p>
      <text:p text:style-name="OrgSrcBlock"><text:s/><text:s/><text:s/><text:s/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<text:s/><text:s/><text:s/><text:s/><text:span text:style-name="OrgSrcFontLockKeywordFace">case</text:span><text:s/>STRAWBERRY:</text:p>
      <text:p text:style-name="OrgSrcBlock"><text:s/><text:s/><text:s/><text:s/><text:s/><text:s/><text:s/><text:s/><text:s/><text:s/><text:s/><text:s/><text:s/><text:s/><text:s/><text:s/>printf(<text:span text:style-name="OrgSrcFontLockStringFace">"flavor=STRAWBERRY\n"</text:span>);</text:p>
      <text:p text:style-name="OrgSrcBlock"><text:s/><text:s/><text:s/><text:s/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<text:s/><text:s/><text:s/><text:s/><text:span text:style-name="OrgSrcFontLockKeywordFace">case</text:span><text:s/>RHUBARB:</text:p>
      <text:p text:style-name="OrgSrcBlock"><text:s/><text:s/><text:s/><text:s/><text:s/><text:s/><text:s/><text:s/><text:s/><text:s/><text:s/><text:s/><text:s/><text:s/><text:s/><text:s/>printf(<text:span text:style-name="OrgSrcFontLockStringFace">"flavor=RHUBARB\n"</text:span>);</text:p>
      <text:p text:style-name="OrgSrcBlock"><text:s/><text:s/><text:s/><text:s/><text:s/><text:s/><text:s/><text:s/><text:s/><text:s/><text:s/><text:s/><text:s/><text:s/><text:s/><text:s/><text:span text:style-name="OrgSrcFontLockKeywordFace">break</text:span>;</text:p>
      <text:p text:style-name="OrgSrcBlock"><text:s/><text:s/><text:s/><text:s/><text:s/><text:s/><text:s/><text:s/><text:s/><text:s/><text:s/><text:s/><text:span text:style-name="OrgSrcFontLockKeywordFace">default</text:span>:</text:p>
      <text:p text:style-name="OrgSrcBlock"><text:s/><text:s/><text:s/><text:s/><text:s/><text:s/><text:s/><text:s/><text:s/><text:s/><text:s/><text:s/><text:s/><text:s/><text:s/><text:s/>abort();</text:p>
      <text:p text:style-name="OrgSrcBlock"><text:s/><text:s/><text:s/><text:s/><text:s/><text:s/><text:s/><text:s/>}</text:p>
      <text:p text:style-name="OrgSrcBlock"><text:s/><text:s/><text:s/><text:s/>}</text:p>
      <text:p text:style-name="OrgSrcBlockLastLine">}</text:p>
      <text:p text:style-name="OrgFixedWidthBlock">VANILLA=0</text:p>
      <text:p text:style-name="OrgFixedWidthBlock">CHOCOLATE=2</text:p>
      <text:p text:style-name="OrgFixedWidthBlock">STRAWBERRY=3</text:p>
      <text:p text:style-name="OrgFixedWidthBlock">N_FLAVORS=4</text:p>
      <text:p text:style-name="OrgFixedWidthBlock">sizeof(Flavor)=4</text:p>
      <text:p text:style-name="OrgFixedWidthBlock">flavor=VANILLA</text:p>
      <text:p text:style-name="OrgFixedWidthBlock">flavor=RHUBARB</text:p>
      <text:p text:style-name="OrgFixedWidthBlock">flavor=CHOCOLATE</text:p>
      <text:p text:style-name="OrgFixedWidthBlockLastLine">flavor=STRAWBERRY</text:p>
      <text:p text:style-name="OrgFixedWidthBlockLastLine"/>
      <text:h text:style-name="Heading_20_3" text:outline-level="3" text:is-list-header="false">
<text:bookmark-start text:name="OrgXref.orgf124ae3"/>
<text:bookmark text:name="orgf124ae3"/>Enum Int
<text:bookmark-end text:name="OrgXref.orgf124ae3"/></text:h>
      <text:p text:style-name="Text_20_body">Enum are just integers. And you can treat them as such.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time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flavor</text:span><text:s/>{</text:p>
      <text:p text:style-name="OrgSrcBlock"><text:s/><text:s/><text:s/><text:s/><text:span text:style-name="OrgSrcFontLockVariableNameFace">VANILLA</text:span>,</text:p>
      <text:p text:style-name="OrgSrcBlock"><text:s/><text:s/><text:s/><text:s/><text:span text:style-name="OrgSrcFontLockVariableNameFace">CHOCOLATE</text:span>,</text:p>
      <text:p text:style-name="OrgSrcBlock"><text:s/><text:s/><text:s/><text:s/><text:span text:style-name="OrgSrcFontLockVariableNameFace">STRAWBERRY</text:span>,</text:p>
      <text:p text:style-name="OrgSrcBlock"><text:s/><text:s/><text:s/><text:s/><text:span text:style-name="OrgSrcFontLockVariableNameFace">N_FLAVORS</text:span><text:s/><text:span text:style-name="OrgSrcFontLockCommentDelimiterFace">/</text:span><text:span text:style-name="OrgSrcFontLockCommentDelimiterFace">/<text:s/></text:span><text:span text:style-name="OrgSrcFontLockCommentFace">LOOK<text:s/>MA!<text:s/>No<text:s/>Defines!<text:s/>Cute<text:s/>trick,<text:s/>might<text:s/>surprise<text:s/>people.</text:span>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flavo</text:span><text:span text:style-name="OrgSrcFontLockTypeFace">r</text:span><text:s/><text:span text:style-name="OrgSrcFontLockTypeFace">Flavor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Here<text:s/>we<text:s/>use<text:s/>the<text:s/>fact<text:s/>that<text:s/>enums<text:s/>are<text:s/>really<text:s/>just<text:s/>ints!</text:span></text:p>
      <text:p text:style-name="OrgSrcBlock"><text:span text:style-name="OrgSrcFontLockTypeFace">F</text:span><text:span text:style-name="OrgSrcFontLockTypeFace">lavo</text:span><text:span text:style-name="OrgSrcFontLockTypeFace">r</text:span><text:s/><text:span text:style-name="OrgSrcFontLockFunctionNameFace">random_flavor</text:span>()<text:s/>{</text:p>
      <text:p text:style-name="OrgSrcBlock"><text:s/><text:s/><text:s/><text:s/><text:span text:style-name="OrgSrcFontLockKeywordFace">return</text:span><text:s/>(rand()<text:s/>%<text:s/>N_FLAVORS);</text:p>
      <text:p text:style-name="OrgSrcBlock">}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check_flavor</text:span>(<text:span text:style-name="OrgSrcFontLockTypeFace">Flavor</text:span><text:s/><text:span text:style-name="OrgSrcFontLockVariableNameFace">flavor</text:span>)<text:s/>{</text:p>
      <text:p text:style-name="OrgSrcBlock"><text:s/><text:s/><text:s/><text:s/><text:span text:style-name="OrgSrcFontLockKeywordFace">if</text:span><text:s/>(flavor<text:s/>&gt;=<text:s/>N_FLAVORS)<text:s/>{</text:p>
      <text:p text:style-name="OrgSrcBlock"><text:s/><text:s/><text:s/><text:s/><text:s/><text:s/><text:s/><text:s/>abort();</text:p>
      <text:p text:style-name="OrgSrcBlock"><text:s/><text:s/><text:s/><text:s/>}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Since<text:s/>a<text:s/>flavor<text:s/>is<text:s/>just<text:s/>an<text:s/>int,<text:s/>it<text:s/>could<text:s/>be<text:s/>negative...</text:span></text:p>
      <text:p text:style-name="OrgSrcBlock"><text:s/><text:s/><text:s/><text:s/><text:span text:style-name="OrgSrcFontLockKeywordFace">i</text:span><text:span text:style-name="OrgSrcFontLockKeywordFace">f</text:span><text:s/>(flavor<text:s/>&lt;<text:s/>0)<text:s/>{</text:p>
      <text:p text:style-name="OrgSrcBlock"><text:s/><text:s/><text:s/><text:s/><text:s/><text:s/><text:s/><text:s/>abort();</text:p>
      <text:p text:style-name="OrgSrcBlock"><text:s/><text:s/><text:s/><text:s/>}</text:p>
      <text:p text:style-name="OrgSrcBlock">}</text:p>
      <text:p text:style-name="OrgSrcBlock"/>
      <text:p text:style-name="OrgSrcBlock"><text:span text:style-name="OrgSrcFontLockKeywordFace">const</text:span><text:s/><text:span text:style-name="OrgSrcFontLockTypeFace">cha</text:span><text:span text:style-name="OrgSrcFontLockTypeFace">r</text:span><text:s/>*<text:s/><text:span text:style-name="OrgSrcFontLockFunctionNameFace">get_flavor_name</text:span>(<text:span text:style-name="OrgSrcFontLockTypeFace">Flavor</text:span><text:s/><text:span text:style-name="OrgSrcFontLockVariableNameFace">flavor</text:span>)<text:s/>{</text:p>
      <text:p text:style-name="OrgSrcBlock"><text:s/><text:s/><text:s/><text:s/>check_flavor(flavor)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Here<text:s/>we<text:s/>use<text:s/>"Designated<text:s/>Initializers"!</text:span></text:p>
      <text:p text:style-name="OrgSrcBlock"><text:s/><text:s/><text:s/><text:s/><text:span text:style-name="OrgSrcFontLockKeywordFace">c</text:span><text:span text:style-name="OrgSrcFontLockKeywordFace">onst</text:span><text:s/><text:span text:style-name="OrgSrcFontLockTypeFace">cha</text:span><text:span text:style-name="OrgSrcFontLockTypeFace">r</text:span><text:s/>*<text:s/><text:span text:style-name="OrgSrcFontLockKeywordFace">const</text:span><text:s/><text:span text:style-name="OrgSrcFontLockVariableNameFace">flavor_names</text:span>[N_FLAVORS]<text:s/>=<text:s/>{</text:p>
      <text:p text:style-name="OrgSrcBlock"><text:s/><text:s/><text:s/><text:s/><text:s/><text:s/><text:s/><text:s/>[CHOCOLATE]<text:s/>=<text:s/><text:span text:style-name="OrgSrcFontLockStringFace">"Hamburger<text:s/>flavor"</text:span>,</text:p>
      <text:p text:style-name="OrgSrcBlock"><text:s/><text:s/><text:s/><text:s/><text:s/><text:s/><text:s/><text:s/>[VANILLA]<text:s/>=<text:s/><text:span text:style-name="OrgSrcFontLockStringFace">"Raspberry"</text:span>,</text:p>
      <text:p text:style-name="OrgSrcBlock"><text:s/><text:s/><text:s/><text:s/><text:s/><text:s/><text:s/><text:s/>[STRAWBERRY]<text:s/>=<text:s/><text:span text:style-name="OrgSrcFontLockStringFace">"Those<text:s/>packets<text:s/>that<text:s/>come<text:s/>in<text:s/>the<text:s/>ramen"</text:span></text:p>
      <text:p text:style-name="OrgSrcBlock"><text:s/><text:s/><text:s/><text:s/>};</text:p>
      <text:p text:style-name="OrgSrcBlock"><text:s/><text:s/><text:s/><text:s/><text:span text:style-name="OrgSrcFontLockKeywordFace">const</text:span><text:s/><text:span text:style-name="OrgSrcFontLockTypeFace">cha</text:span><text:span text:style-name="OrgSrcFontLockTypeFace">r</text:span><text:s/>*<text:s/><text:span text:style-name="OrgSrcFontLockVariableNameFace">flavor_name</text:span><text:s/>=<text:s/>flavor_names[flavor];</text:p>
      <text:p text:style-name="OrgSrcBlock"><text:s/><text:s/><text:s/><text:s/><text:span text:style-name="OrgSrcFontLockKeywordFace">return</text:span><text:s/>flavor_name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srand(time(<text:span text:style-name="OrgSrcFontLockConstantFace">NULL</text:span>))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<text:s/>;<text:s/>i<text:s/>&lt;<text:s/>4;<text:s/>i++)<text:s/>{</text:p>
      <text:p text:style-name="OrgSrcBlock"><text:s/><text:s/><text:s/><text:s/><text:s/><text:s/><text:s/><text:span text:style-name="OrgSrcFontLockTypeFace">Flavo</text:span><text:span text:style-name="OrgSrcFontLockTypeFace">r</text:span><text:s/><text:span text:style-name="OrgSrcFontLockVariableNameFace">flavor</text:span><text:s/>=<text:s/>random_flavor();</text:p>
      <text:p text:style-name="OrgSrcBlock"><text:s/><text:s/><text:s/><text:s/><text:s/><text:s/><text:s/>printf(</text:p>
      <text:p text:style-name="OrgSrcBlock"><text:s/><text:s/><text:s/><text:s/><text:s/><text:s/><text:s/><text:s/><text:s/><text:s/><text:s/><text:span text:style-name="OrgSrcFontLockStringFace">"flavor<text:s/>%d<text:s/>=<text:s/>%s\n"</text:span>,</text:p>
      <text:p text:style-name="OrgSrcBlock"><text:s/><text:s/><text:s/><text:s/><text:s/><text:s/><text:s/><text:s/><text:s/><text:s/><text:s/>flavor,</text:p>
      <text:p text:style-name="OrgSrcBlock"><text:s/><text:s/><text:s/><text:s/><text:s/><text:s/><text:s/><text:s/><text:s/><text:s/><text:s/>get_flavor_name(flavor)</text:p>
      <text:p text:style-name="OrgSrcBlock"><text:s/><text:s/><text:s/><text:s/><text:s/><text:s/><text:s/>);</text:p>
      <text:p text:style-name="OrgSrcBlock"><text:s/><text:s/><text:s/><text:s/>}</text:p>
      <text:p text:style-name="OrgSrcBlockLastLine">}</text:p>
      <text:p text:style-name="OrgFixedWidthBlock">flavor 0 = Raspberry</text:p>
      <text:p text:style-name="OrgFixedWidthBlock">flavor 0 = Raspberry</text:p>
      <text:p text:style-name="OrgFixedWidthBlock">flavor 1 = Hamburger flavor</text:p>
      <text:p text:style-name="OrgFixedWidthBlockLastLine">flavor 0 = Raspberry</text:p>
      <text:p text:style-name="OrgFixedWidthBlockLastLine"/>
      <text:h text:style-name="Heading_20_3" text:outline-level="3" text:is-list-header="false">
<text:bookmark-start text:name="OrgXref.org7dc7710"/>
<text:bookmark text:name="org7dc7710"/>Another motivating ENUM Example
<text:bookmark-end text:name="OrgXref.org7dc7710"/></text:h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bool.h</text:span><text:span text:style-name="OrgSrcFontLockString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time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card_face</text:span><text:s/>{</text:p>
      <text:p text:style-name="OrgSrcBlock"><text:s/><text:s/><text:s/><text:s/><text:span text:style-name="OrgSrcFontLockVariableNameFace">ACE</text:span><text:s/>=<text:s/>1,</text:p>
      <text:p text:style-name="OrgSrcBlock"><text:s/><text:s/><text:s/><text:s/><text:span text:style-name="OrgSrcFontLockVariableNameFace">FACE2</text:span>,</text:p>
      <text:p text:style-name="OrgSrcBlock"><text:s/><text:s/><text:s/><text:s/><text:span text:style-name="OrgSrcFontLockVariableNameFace">FACE3</text:span>,</text:p>
      <text:p text:style-name="OrgSrcBlock"><text:s/><text:s/><text:s/><text:s/><text:span text:style-name="OrgSrcFontLockVariableNameFace">FACE4</text:span>,</text:p>
      <text:p text:style-name="OrgSrcBlock"><text:s/><text:s/><text:s/><text:s/><text:span text:style-name="OrgSrcFontLockVariableNameFace">FACE5</text:span>,</text:p>
      <text:p text:style-name="OrgSrcBlock"><text:s/><text:s/><text:s/><text:s/><text:span text:style-name="OrgSrcFontLockVariableNameFace">FACE6</text:span>,</text:p>
      <text:p text:style-name="OrgSrcBlock"><text:s/><text:s/><text:s/><text:s/><text:span text:style-name="OrgSrcFontLockVariableNameFace">FACE7</text:span>,</text:p>
      <text:p text:style-name="OrgSrcBlock"><text:s/><text:s/><text:s/><text:s/><text:span text:style-name="OrgSrcFontLockVariableNameFace">FACE8</text:span>,</text:p>
      <text:p text:style-name="OrgSrcBlock"><text:s/><text:s/><text:s/><text:s/><text:span text:style-name="OrgSrcFontLockVariableNameFace">FACE9</text:span>,</text:p>
      <text:p text:style-name="OrgSrcBlock"><text:s/><text:s/><text:s/><text:s/><text:span text:style-name="OrgSrcFontLockVariableNameFace">FACE10</text:span>,</text:p>
      <text:p text:style-name="OrgSrcBlock"><text:s/><text:s/><text:s/><text:s/><text:span text:style-name="OrgSrcFontLockVariableNameFace">JACK</text:span>,</text:p>
      <text:p text:style-name="OrgSrcBlock"><text:s/><text:s/><text:s/><text:s/><text:span text:style-name="OrgSrcFontLockVariableNameFace">QUEEN</text:span>,</text:p>
      <text:p text:style-name="OrgSrcBlock"><text:s/><text:s/><text:s/><text:s/><text:span text:style-name="OrgSrcFontLockVariableNameFace">KING</text:span>,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fac</text:span><text:span text:style-name="OrgSrcFontLockTypeFace">e</text:span><text:s/><text:span text:style-name="OrgSrcFontLockTypeFace">CardFace</text:span>;</text:p>
      <text:p text:style-name="OrgSrcBlock"/>
      <text:p text:style-name="OrgSrcBlock"><text:span text:style-name="OrgSrcFontLockKeywordFace">enu</text:span><text:span text:style-name="OrgSrcFontLockKeywordFace">m</text:span><text:s/><text:span text:style-name="OrgSrcFontLockTypeFace">card_suit</text:span><text:s/>{</text:p>
      <text:p text:style-name="OrgSrcBlock"><text:s/><text:s/><text:s/><text:s/><text:span text:style-name="OrgSrcFontLockVariableNameFace">CLUBS</text:span>,</text:p>
      <text:p text:style-name="OrgSrcBlock"><text:s/><text:s/><text:s/><text:s/><text:span text:style-name="OrgSrcFontLockVariableNameFace">HEARTS</text:span>,</text:p>
      <text:p text:style-name="OrgSrcBlock"><text:s/><text:s/><text:s/><text:s/><text:span text:style-name="OrgSrcFontLockVariableNameFace">DIAMONDS</text:span>,</text:p>
      <text:p text:style-name="OrgSrcBlock"><text:s/><text:s/><text:s/><text:s/><text:span text:style-name="OrgSrcFontLockVariableNameFace">SPADES</text:span>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sui</text:span><text:span text:style-name="OrgSrcFontLockTypeFace">t</text:span><text:s/><text:span text:style-name="OrgSrcFontLockTypeFace">CardSuit</text:span>;</text:p>
      <text:p text:style-name="OrgSrcBlock"/>
      <text:p text:style-name="OrgSrcBlock"><text:span text:style-name="OrgSrcFontLockKeywordFace">struc</text:span><text:span text:style-name="OrgSrcFontLockKeywordFace">t</text:span><text:s/><text:span text:style-name="OrgSrcFontLockTypeFace">playing_card</text:span><text:s/>{</text:p>
      <text:p text:style-name="OrgSrcBlock"><text:s/><text:s/><text:s/><text:s/><text:span text:style-name="OrgSrcFontLockTypeFace">CardFac</text:span><text:span text:style-name="OrgSrcFontLockTypeFace">e</text:span><text:s/><text:span text:style-name="OrgSrcFontLockVariableNameFace">face</text:span>;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;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struct</text:span><text:s/><text:span text:style-name="OrgSrcFontLockTypeFace">playing_car</text:span><text:span text:style-name="OrgSrcFontLockTypeFace">d</text:span><text:s/><text:span text:style-name="OrgSrcFontLockTypeFace">PlayingCard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HANDSIZE</text:span><text:s/>5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flush<text:s/>is<text:s/>a<text:s/>hand<text:s/>where<text:s/>all<text:s/>cards<text:s/>have<text:s/>the<text:s/>same<text:s/>suit</text:span></text:p>
      <text:p text:style-name="OrgSrcBlock"><text:span text:style-name="OrgSrcFontLockCommentDelimiterFace">//<text:s/></text:span><text:span text:style-name="OrgSrcFontLockCommentFace">like<text:s/>5<text:s/>diamonds<text:s/>or<text:s/>5<text:s/>hearts</text:span></text:p>
      <text:p text:style-name="OrgSrcBlock"><text:span text:style-name="OrgSrcFontLockTypeFace">b</text:span><text:span text:style-name="OrgSrcFontLockTypeFace">oo</text:span><text:span text:style-name="OrgSrcFontLockTypeFace">l</text:span><text:s/><text:span text:style-name="OrgSrcFontLockFunctionNameFace">isFlush</text:span>(<text:span text:style-name="OrgSrcFontLockTypeFace">PlayingCard</text:span><text:s/><text:span text:style-name="OrgSrcFontLockVariableNameFace">hand</text:span>[HANDSIZE])<text:s/>{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<text:s/>=<text:s/>hand[0].suit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<text:s/>i<text:s/>&lt;<text:s/>HANDSIZE;<text:s/>i++<text:s/>)<text:s/>{</text:p>
      <text:p text:style-name="OrgSrcBlock"><text:s/><text:s/><text:s/><text:s/><text:s/><text:s/><text:s/><text:s/><text:span text:style-name="OrgSrcFontLockKeywordFace">if</text:span><text:s/>(suit<text:s/>!=<text:s/>hand[i].suit)<text:s/>{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ConstantFace">false</text:span>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<text:span text:style-name="OrgSrcFontLockKeywordFace">return</text:span><text:s/><text:span text:style-name="OrgSrcFontLockConstantFace">true</text:span>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srand(time(<text:span text:style-name="OrgSrcFontLockConstantFace">NULL</text:span>));</text:p>
      <text:p text:style-name="OrgSrcBlock"><text:s/><text:s/><text:s/><text:s/><text:span text:style-name="OrgSrcFontLockTypeFace">PlayingCar</text:span><text:span text:style-name="OrgSrcFontLockTypeFace">d</text:span><text:s/><text:span text:style-name="OrgSrcFontLockVariableNameFace">hand</text:span>[5]<text:s/>=<text:s/>{</text:p>
      <text:p text:style-name="OrgSrcBlock"><text:s/><text:s/><text:s/><text:s/><text:s/><text:s/><text:s/><text:s/>{ACE,<text:s/>CLUBS},</text:p>
      <text:p text:style-name="OrgSrcBlock"><text:s/><text:s/><text:s/><text:s/><text:s/><text:s/><text:s/><text:s/>{FACE2,<text:s/>CLUBS},</text:p>
      <text:p text:style-name="OrgSrcBlock"><text:s/><text:s/><text:s/><text:s/><text:s/><text:s/><text:s/><text:s/>{KING,<text:s/>CLUBS},</text:p>
      <text:p text:style-name="OrgSrcBlock"><text:s/><text:s/><text:s/><text:s/><text:s/><text:s/><text:s/><text:s/>{JACK,<text:s/>CLUBS},</text:p>
      <text:p text:style-name="OrgSrcBlock"><text:s/><text:s/><text:s/><text:s/><text:s/><text:s/><text:s/><text:s/>{FACE4,<text:s/>CLUBS}</text:p>
      <text:p text:style-name="OrgSrcBlock"><text:s/><text:s/><text:s/><text:s/>};</text:p>
      <text:p text:style-name="OrgSrcBlock"><text:s/><text:s/><text:s/><text:s/>printf(<text:span text:style-name="OrgSrcFontLockStringFace">"isFlush?<text:s/>%u\n"</text:span>,<text:s/>isFlush(hand));</text:p>
      <text:p text:style-name="OrgSrcBlock"><text:s/><text:s/><text:s/><text:s/><text:span text:style-name="OrgSrcFontLockTypeFace">PlayingCar</text:span><text:span text:style-name="OrgSrcFontLockTypeFace">d</text:span><text:s/><text:span text:style-name="OrgSrcFontLockVariableNameFace">secondHand</text:span>[5]<text:s/>=<text:s/>{</text:p>
      <text:p text:style-name="OrgSrcBlock"><text:s/><text:s/><text:s/><text:s/><text:s/><text:s/><text:s/><text:s/>{ACE,<text:s/>CLUBS},</text:p>
      <text:p text:style-name="OrgSrcBlock"><text:s/><text:s/><text:s/><text:s/><text:s/><text:s/><text:s/><text:s/>{ACE,<text:s/>SPADES},</text:p>
      <text:p text:style-name="OrgSrcBlock"><text:s/><text:s/><text:s/><text:s/><text:s/><text:s/><text:s/><text:s/>{ACE,<text:s/>HEARTS},</text:p>
      <text:p text:style-name="OrgSrcBlock"><text:s/><text:s/><text:s/><text:s/><text:s/><text:s/><text:s/><text:s/>{ACE,<text:s/>DIAMONDS},</text:p>
      <text:p text:style-name="OrgSrcBlock"><text:s/><text:s/><text:s/><text:s/><text:s/><text:s/><text:s/><text:s/>{ACE,<text:s/>CLUBS}<text:s/><text:span text:style-name="OrgSrcFontLockCommentDelimiterFace">//<text:s/></text:span><text:span text:style-name="OrgSrcFontLockCommentFace">CHEATER</text:span></text:p>
      <text:p text:style-name="OrgSrcBlock"><text:s/><text:s/><text:s/><text:s/>};</text:p>
      <text:p text:style-name="OrgSrcBlock"><text:s/><text:s/><text:s/><text:s/>printf(<text:span text:style-name="OrgSrcFontLockStringFace">"isFlush?<text:s/>%u\n"</text:span>,<text:s/>isFlush(secondHand));</text:p>
      <text:p text:style-name="OrgSrcBlock"/>
      <text:p text:style-name="OrgSrcBlockLastLine">}</text:p>
      <text:p text:style-name="OrgFixedWidthBlock">isFlush? 1</text:p>
      <text:p text:style-name="OrgFixedWidthBlockLastLine">isFlush? 0</text:p>
      <text:p text:style-name="OrgFixedWidthBlockLastLine"/>
      <text:h text:style-name="Heading_20_2" text:outline-level="2" text:is-list-header="false">
<text:bookmark-start text:name="OrgXref.orgaea4113"/>
<text:bookmark text:name="orgaea4113"/>Unions
<text:bookmark-end text:name="OrgXref.orgaea4113"/></text:h>
      <text:list text:style-name="OrgBulletedList" text:continue-numbering="false">
        <text:list-item>
          <text:p text:style-name="Text_20_body">Unions are a way to all the same types to share the same memory.
</text:p>
        </text:list-item>
        <text:list-item>
          <text:p text:style-name="Text_20_body">Some types like unsigned integers have different sizes:
</text:p>
        </text:list-item>
      </text:list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()<text:s/>{</text:p>
      <text:p text:style-name="OrgSrcBlock"><text:s/><text:s/><text:s/><text:s/>printf(<text:span text:style-name="OrgSrcFontLockStringFace">"sizeof(unsigned<text:s/>char):\t\t%ld\n"</text:span>,<text:s/></text:p>
      <text:p text:style-name="OrgSrcBlock"><text:s/><text:s/><text:s/><text:s/><text:s/><text:s/><text:s/><text:s/><text:span text:style-name="OrgSrcFontLockKeywordFace">sizeof</text:span>(<text:span text:style-name="OrgSrcFontLockTypeFace">unsigned</text:span><text:s/><text:span text:style-name="OrgSrcFontLockTypeFace">char</text:span>));</text:p>
      <text:p text:style-name="OrgSrcBlock"><text:s/><text:s/><text:s/><text:s/>printf(<text:span text:style-name="OrgSrcFontLockStringFace">"sizeof(unsigned<text:s/>short):\t\t%ld\n"</text:span>,<text:s/></text:p>
      <text:p text:style-name="OrgSrcBlock"><text:s/><text:s/><text:s/><text:s/><text:s/><text:s/><text:s/><text:s/><text:span text:style-name="OrgSrcFontLockKeywordFace">sizeof</text:span>(<text:span text:style-name="OrgSrcFontLockTypeFace">unsigned</text:span><text:s/><text:span text:style-name="OrgSrcFontLockTypeFace">short</text:span>));</text:p>
      <text:p text:style-name="OrgSrcBlock"><text:s/><text:s/><text:s/><text:s/>printf(<text:span text:style-name="OrgSrcFontLockStringFace">"sizeof(unsigned<text:s/>int):\t\t%ld\n"</text:span>,<text:s/></text:p>
      <text:p text:style-name="OrgSrcBlock"><text:s/><text:s/><text:s/><text:s/><text:s/><text:s/><text:s/><text:s/><text:span text:style-name="OrgSrcFontLockKeywordFace">sizeof</text:span>(<text:span text:style-name="OrgSrcFontLockTypeFace">unsigned</text:span><text:s/><text:span text:style-name="OrgSrcFontLockTypeFace">int</text:span>));</text:p>
      <text:p text:style-name="OrgSrcBlock"><text:s/><text:s/><text:s/><text:s/>printf(<text:span text:style-name="OrgSrcFontLockStringFace">"sizeof(unsigned<text:s/>long):\t\t%ld\n"</text:span>,<text:s/></text:p>
      <text:p text:style-name="OrgSrcBlock"><text:s/><text:s/><text:s/><text:s/><text:s/><text:s/><text:s/><text:s/><text:span text:style-name="OrgSrcFontLockKeywordFace">sizeof</text:span>(<text:span text:style-name="OrgSrcFontLockTypeFace">unsigned</text:span><text:s/><text:span text:style-name="OrgSrcFontLockTypeFace">long</text:span>));</text:p>
      <text:p text:style-name="OrgSrcBlock"><text:s/><text:s/><text:s/><text:s/>printf(<text:span text:style-name="OrgSrcFontLockStringFace">"sizeof(unsigned<text:s/>long<text:s/>long):\t%ld\n"</text:span>,<text:s/></text:p>
      <text:p text:style-name="OrgSrcBlock"><text:s/><text:s/><text:s/><text:s/><text:s/><text:s/><text:s/><text:s/><text:span text:style-name="OrgSrcFontLockKeywordFace">sizeof</text:span>(<text:span text:style-name="OrgSrcFontLockTypeFace">unsigned</text:span><text:s/><text:span text:style-name="OrgSrcFontLockTypeFace">long</text:span><text:s/><text:span text:style-name="OrgSrcFontLockTypeFace">long</text:span>));</text:p>
      <text:p text:style-name="OrgSrcBlock"><text:s/><text:s/><text:s/><text:s/>printf(<text:span text:style-name="OrgSrcFontLockStringFace">"sizeof(unsigned<text:s/>long<text:s/>long<text:s/>int):\t%ld\n"</text:span>,<text:s/></text:p>
      <text:p text:style-name="OrgSrcBlock"><text:s/><text:s/><text:s/><text:s/><text:s/><text:s/><text:s/><text:s/><text:span text:style-name="OrgSrcFontLockKeywordFace">sizeof</text:span>(<text:span text:style-name="OrgSrcFontLockTypeFace">unsigned</text:span><text:s/><text:span text:style-name="OrgSrcFontLockTypeFace">long</text:span><text:s/><text:span text:style-name="OrgSrcFontLockTypeFace">long</text:span><text:s/><text:span text:style-name="OrgSrcFontLockTypeFace">int</text:span>));</text:p>
      <text:p text:style-name="OrgSrcBlock"/>
      <text:p text:style-name="OrgSrcBlockLastLine">}</text:p>
      <text:p text:style-name="OrgFixedWidthBlock">sizeof(unsigned char):<text:tab/><text:tab/>1</text:p>
      <text:p text:style-name="OrgFixedWidthBlock">sizeof(unsigned short):<text:tab/><text:tab/>2</text:p>
      <text:p text:style-name="OrgFixedWidthBlock">sizeof(unsigned int):<text:tab/><text:tab/>4</text:p>
      <text:p text:style-name="OrgFixedWidthBlock">sizeof(unsigned long):<text:tab/><text:tab/>8</text:p>
      <text:p text:style-name="OrgFixedWidthBlock">sizeof(unsigned long long):<text:tab/>8</text:p>
      <text:p text:style-name="OrgFixedWidthBlockLastLine">sizeof(unsigned long long int):<text:tab/>8</text:p>
      <text:p text:style-name="OrgFixedWidthBlockLastLine"/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CommentDelimiterFace">/</text:span><text:span text:style-name="OrgSrcFontLockCommentDelimiterFace">*</text:span></text:p>
      <text:p text:style-name="OrgSrcBlock"><text:span text:style-name="OrgSrcFontLockCommentFace">[C][S][I][I][L][L][L][L]</text:span></text:p>
      <text:p text:style-name="OrgSrcBlock"><text:span text:style-name="OrgSrcFontLockCommentFace"><text:s/>S<text:s/><text:s/>I<text:s/><text:s/>L<text:s/><text:s/>L</text:span></text:p>
      <text:p text:style-name="OrgSrcBlock"><text:span text:style-name="OrgSrcFontLockCommentFace"><text:s/>I<text:s/><text:s/>L</text:span></text:p>
      <text:p text:style-name="OrgSrcBlock"><text:span text:style-name="OrgSrcFontLockCommentFace"><text:s/>L</text:span></text:p>
      <text:p text:style-name="OrgSrcBlock"><text:span text:style-name="OrgSrcFontLockCommentDelimiterFace">*/</text:span></text:p>
      <text:p text:style-name="OrgSrcBlock"><text:span text:style-name="OrgSrcFontLockKeywordFace">u</text:span><text:span text:style-name="OrgSrcFontLockKeywordFace">nio</text:span><text:span text:style-name="OrgSrcFontLockKeywordFace">n</text:span><text:s/><text:span text:style-name="OrgSrcFontLockTypeFace">uints</text:span><text:s/>{</text:p>
      <text:p text:style-name="OrgSrcBlock"><text:s/><text:s/><text:s/><text:s/><text:span text:style-name="OrgSrcFontLockTypeFace">unsigned</text:span><text:s/><text:span text:style-name="OrgSrcFontLockTypeFace">cha</text:span><text:span text:style-name="OrgSrcFontLockTypeFace">r</text:span><text:s/><text:span text:style-name="OrgSrcFontLockVariableNameFace">a_char</text:span>;</text:p>
      <text:p text:style-name="OrgSrcBlock"><text:s/><text:s/><text:s/><text:s/><text:span text:style-name="OrgSrcFontLockTypeFace">unsigned</text:span><text:s/><text:span text:style-name="OrgSrcFontLockTypeFace">shor</text:span><text:span text:style-name="OrgSrcFontLockTypeFace">t</text:span><text:s/><text:span text:style-name="OrgSrcFontLockVariableNameFace">a_short</text:span>;</text:p>
      <text:p text:style-name="OrgSrcBlock"><text:s/><text:s/><text:s/><text:s/><text:span text:style-name="OrgSrcFontLockTypeFace">unsigned</text:span><text:s/><text:span text:style-name="OrgSrcFontLockTypeFace">in</text:span><text:span text:style-name="OrgSrcFontLockTypeFace">t</text:span><text:s/><text:span text:style-name="OrgSrcFontLockVariableNameFace">an_int</text:span>;</text:p>
      <text:p text:style-name="OrgSrcBlock"><text:s/><text:s/><text:s/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a_long</text:span>;</text:p>
      <text:p text:style-name="OrgSrcBlock">};</text:p>
      <text:p text:style-name="OrgSrcBlock"><text:span text:style-name="OrgSrcFontLockKeywordFace">typedef</text:span><text:s/><text:span text:style-name="OrgSrcFontLockKeywordFace">union</text:span><text:s/><text:span text:style-name="OrgSrcFontLockTypeFace">uint</text:span><text:span text:style-name="OrgSrcFontLockTypeFace">s</text:span><text:s/><text:span text:style-name="OrgSrcFontLockTypeFace">UInts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EXAMPLES</text:span><text:s/>7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longs</text:span>[EXAMPLES]<text:s/>=<text:s/></text:p>
      <text:p text:style-name="OrgSrcBlock"><text:s/><text:s/><text:s/><text:s/><text:s/><text:s/><text:s/><text:s/>{<text:s/>0,<text:s/>1000,<text:s/>1000000,<text:s/>10000000000,<text:s/></text:p>
      <text:p text:style-name="OrgSrcBlock"><text:s/><text:s/><text:s/><text:s/><text:s/><text:s/><text:s/><text:s/><text:s/><text:s/>65535,<text:s/>4294967295,<text:s/>18446744073709551615UL<text:s/>};</text:p>
      <text:p text:style-name="OrgSrcBlock"><text:s/><text:s/><text:s/><text:s/><text:span text:style-name="OrgSrcFontLockTypeFace">UInt</text:span><text:span text:style-name="OrgSrcFontLockTypeFace">s</text:span><text:s/><text:span text:style-name="OrgSrcFontLockVariableNameFace">uints</text:span>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<text:s/>;<text:s/>i<text:s/>&lt;<text:s/>EXAMPLES;<text:s/>i++)<text:s/>{</text:p>
      <text:p text:style-name="OrgSrcBlock"><text:s/><text:s/><text:s/><text:s/><text:s/><text:s/><text:s/><text:s/>uints.a_long<text:s/>=<text:s/>longs[i];</text:p>
      <text:p text:style-name="OrgSrcBlock"><text:s/><text:s/><text:s/><text:s/><text:s/><text:s/><text:s/><text:s/>printf(<text:span text:style-name="OrgSrcFontLockStringFace">"For<text:s/>the<text:s/>long<text:s/>%lu:\n"</text:span>,<text:s/>longs[i]);</text:p>
      <text:p text:style-name="OrgSrcBlock"><text:s/><text:s/><text:s/><text:s/><text:s/><text:s/><text:s/><text:s/>printf(<text:span text:style-name="OrgSrcFontLockStringFace">"\tchar\t<text:s/>%hhu\n"</text:span>,<text:s/>uints.a_char);</text:p>
      <text:p text:style-name="OrgSrcBlock"><text:s/><text:s/><text:s/><text:s/><text:s/><text:s/><text:s/><text:s/>printf(<text:span text:style-name="OrgSrcFontLockStringFace">"\tshort\t<text:s/>%hu\n"</text:span>,<text:s/>uints.a_short);</text:p>
      <text:p text:style-name="OrgSrcBlock"><text:s/><text:s/><text:s/><text:s/><text:s/><text:s/><text:s/><text:s/>printf(<text:span text:style-name="OrgSrcFontLockStringFace">"\tint\t<text:s/>%u\n"</text:span>,<text:s/>uints.an_int);</text:p>
      <text:p text:style-name="OrgSrcBlock"><text:s/><text:s/><text:s/><text:s/><text:s/><text:s/><text:s/><text:s/>printf(<text:span text:style-name="OrgSrcFontLockStringFace">"\tlong\t<text:s/>%lu\n"</text:span>,<text:s/>uints.a_long);</text:p>
      <text:p text:style-name="OrgSrcBlock"><text:s/><text:s/><text:s/><text:s/>}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lets<text:s/>see<text:s/>if<text:s/>we<text:s/>can<text:s/>overflow</text:span></text:p>
      <text:p text:style-name="OrgSrcBlock"><text:s/><text:s/><text:s/><text:s/>uints.a_char++;</text:p>
      <text:p text:style-name="OrgSrcBlock"><text:s/><text:s/><text:s/><text:s/>printf(<text:span text:style-name="OrgSrcFontLockStringFace">"Overflow<text:s/>kept<text:s/>local\t<text:s/>%lu\n"</text:span>,<text:s/>uints.a_long);</text:p>
      <text:p text:style-name="OrgSrcBlockLastLine">}</text:p>
      <text:p text:style-name="OrgFixedWidthBlock">For the long 0:</text:p>
      <text:p text:style-name="OrgFixedWidthBlock"><text:tab/>char<text:tab/> 0</text:p>
      <text:p text:style-name="OrgFixedWidthBlock"><text:tab/>short<text:tab/> 0</text:p>
      <text:p text:style-name="OrgFixedWidthBlock"><text:tab/>int<text:tab/> 0</text:p>
      <text:p text:style-name="OrgFixedWidthBlock"><text:tab/>long<text:tab/> 0</text:p>
      <text:p text:style-name="OrgFixedWidthBlock">For the long 1000:</text:p>
      <text:p text:style-name="OrgFixedWidthBlock"><text:tab/>char<text:tab/> 232</text:p>
      <text:p text:style-name="OrgFixedWidthBlock"><text:tab/>short<text:tab/> 1000</text:p>
      <text:p text:style-name="OrgFixedWidthBlock"><text:tab/>int<text:tab/> 1000</text:p>
      <text:p text:style-name="OrgFixedWidthBlock"><text:tab/>long<text:tab/> 1000</text:p>
      <text:p text:style-name="OrgFixedWidthBlock">For the long 1000000:</text:p>
      <text:p text:style-name="OrgFixedWidthBlock"><text:tab/>char<text:tab/> 64</text:p>
      <text:p text:style-name="OrgFixedWidthBlock"><text:tab/>short<text:tab/> 16960</text:p>
      <text:p text:style-name="OrgFixedWidthBlock"><text:tab/>int<text:tab/> 1000000</text:p>
      <text:p text:style-name="OrgFixedWidthBlock"><text:tab/>long<text:tab/> 1000000</text:p>
      <text:p text:style-name="OrgFixedWidthBlock">For the long 10000000000:</text:p>
      <text:p text:style-name="OrgFixedWidthBlock"><text:tab/>char<text:tab/> 0</text:p>
      <text:p text:style-name="OrgFixedWidthBlock"><text:tab/>short<text:tab/> 58368</text:p>
      <text:p text:style-name="OrgFixedWidthBlock"><text:tab/>int<text:tab/> 1410065408</text:p>
      <text:p text:style-name="OrgFixedWidthBlock"><text:tab/>long<text:tab/> 10000000000</text:p>
      <text:p text:style-name="OrgFixedWidthBlock">For the long 65535:</text:p>
      <text:p text:style-name="OrgFixedWidthBlock"><text:tab/>char<text:tab/> 255</text:p>
      <text:p text:style-name="OrgFixedWidthBlock"><text:tab/>short<text:tab/> 65535</text:p>
      <text:p text:style-name="OrgFixedWidthBlock"><text:tab/>int<text:tab/> 65535</text:p>
      <text:p text:style-name="OrgFixedWidthBlock"><text:tab/>long<text:tab/> 65535</text:p>
      <text:p text:style-name="OrgFixedWidthBlock">For the long 4294967295:</text:p>
      <text:p text:style-name="OrgFixedWidthBlock"><text:tab/>char<text:tab/> 255</text:p>
      <text:p text:style-name="OrgFixedWidthBlock"><text:tab/>short<text:tab/> 65535</text:p>
      <text:p text:style-name="OrgFixedWidthBlock"><text:tab/>int<text:tab/> 4294967295</text:p>
      <text:p text:style-name="OrgFixedWidthBlock"><text:tab/>long<text:tab/> 4294967295</text:p>
      <text:p text:style-name="OrgFixedWidthBlock">For the long 18446744073709551615:</text:p>
      <text:p text:style-name="OrgFixedWidthBlock"><text:tab/>char<text:tab/> 255</text:p>
      <text:p text:style-name="OrgFixedWidthBlock"><text:tab/>short<text:tab/> 65535</text:p>
      <text:p text:style-name="OrgFixedWidthBlock"><text:tab/>int<text:tab/> 4294967295</text:p>
      <text:p text:style-name="OrgFixedWidthBlock"><text:tab/>long<text:tab/> 18446744073709551615</text:p>
      <text:p text:style-name="OrgFixedWidthBlockLastLine">Overflow kept local<text:tab/> 18446744073709551360</text:p>
      <text:h text:style-name="Heading_20_3" text:outline-level="3" text:is-list-header="false">
<text:bookmark-start text:name="OrgXref.org68b1102"/>
<text:bookmark text:name="org68b1102"/>Structs versus Unions
<text:bookmark-end text:name="OrgXref.org68b1102"/></text:h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/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uints</text:span><text:s/>{</text:p>
      <text:p text:style-name="OrgSrcBlock"><text:s/><text:s/><text:s/><text:s/><text:span text:style-name="OrgSrcFontLockTypeFace">unsigned</text:span><text:s/><text:span text:style-name="OrgSrcFontLockTypeFace">cha</text:span><text:span text:style-name="OrgSrcFontLockTypeFace">r</text:span><text:s/><text:span text:style-name="OrgSrcFontLockVariableNameFace">a_char</text:span>;</text:p>
      <text:p text:style-name="OrgSrcBlock"><text:s/><text:s/><text:s/><text:s/><text:span text:style-name="OrgSrcFontLockTypeFace">unsigned</text:span><text:s/><text:span text:style-name="OrgSrcFontLockTypeFace">shor</text:span><text:span text:style-name="OrgSrcFontLockTypeFace">t</text:span><text:s/><text:span text:style-name="OrgSrcFontLockVariableNameFace">a_short</text:span>;</text:p>
      <text:p text:style-name="OrgSrcBlock"><text:s/><text:s/><text:s/><text:s/><text:span text:style-name="OrgSrcFontLockTypeFace">unsigned</text:span><text:s/><text:span text:style-name="OrgSrcFontLockTypeFace">in</text:span><text:span text:style-name="OrgSrcFontLockTypeFace">t</text:span><text:s/><text:span text:style-name="OrgSrcFontLockVariableNameFace">an_int</text:span>;</text:p>
      <text:p text:style-name="OrgSrcBlock"><text:s/><text:s/><text:s/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a_long</text:span>;</text:p>
      <text:p text:style-name="OrgSrcBlock">};</text:p>
      <text:p text:style-name="OrgSrcBlock"><text:span text:style-name="OrgSrcFontLockKeywordFace">typedef</text:span><text:s/><text:span text:style-name="OrgSrcFontLockKeywordFace">struct</text:span><text:s/><text:span text:style-name="OrgSrcFontLockTypeFace">uint</text:span><text:span text:style-name="OrgSrcFontLockTypeFace">s</text:span><text:s/><text:span text:style-name="OrgSrcFontLockTypeFace">UInts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UInt</text:span><text:span text:style-name="OrgSrcFontLockTypeFace">s</text:span><text:s/><text:span text:style-name="OrgSrcFontLockVariableNameFace">uints</text:span>;</text:p>
      <text:p text:style-name="OrgSrcBlock"><text:s/><text:s/><text:s/><text:s/>uints.a_long<text:s/>=<text:s/>0;</text:p>
      <text:p text:style-name="OrgSrcBlock"><text:s/><text:s/><text:s/><text:s/>printf(<text:span text:style-name="OrgSrcFontLockStringFace">"Hi<text:s/>I'm<text:s/>a<text:s/>struct!\n"</text:span>);</text:p>
      <text:p text:style-name="OrgSrcBlock"><text:s/><text:s/><text:s/><text:s/>printf(<text:span text:style-name="OrgSrcFontLockStringFace">"sizeof(uints)=%zu\n"</text:span>,<text:s/><text:span text:style-name="OrgSrcFontLockKeywordFace">sizeof</text:span>(uints));</text:p>
      <text:p text:style-name="OrgSrcBlock"><text:s/><text:s/><text:s/><text:s/>printf(<text:span text:style-name="OrgSrcFontLockStringFace">"sizeof(uints.a_char)=%zu\n"</text:span>,<text:s/><text:span text:style-name="OrgSrcFontLockKeywordFace">sizeof</text:span>(uints.a_char));</text:p>
      <text:p text:style-name="OrgSrcBlock"><text:s/><text:s/><text:s/><text:s/>printf(<text:span text:style-name="OrgSrcFontLockStringFace">"sizeof(uints.a_short)=%zu\n"</text:span>,<text:s/><text:span text:style-name="OrgSrcFontLockKeywordFace">sizeof</text:span>(uints.a_short));</text:p>
      <text:p text:style-name="OrgSrcBlock"><text:s/><text:s/><text:s/><text:s/>printf(<text:span text:style-name="OrgSrcFontLockStringFace">"sizeof(uints.an_int)=%zu\n"</text:span>,<text:s/><text:span text:style-name="OrgSrcFontLockKeywordFace">sizeof</text:span>(uints.an_int));</text:p>
      <text:p text:style-name="OrgSrcBlock"><text:s/><text:s/><text:s/><text:s/>printf(<text:span text:style-name="OrgSrcFontLockStringFace">"sizeof(uints.a_long)=%zu\n"</text:span>,<text:s/><text:span text:style-name="OrgSrcFontLockKeywordFace">sizeof</text:span>(uints.a_long));</text:p>
      <text:p text:style-name="OrgSrcBlock"><text:s/><text:s/><text:s/><text:s/>printf(<text:span text:style-name="OrgSrcFontLockStringFace">"&amp;uints=<text:s/><text:s/><text:s/><text:s/><text:s/><text:s/><text:s/><text:s/>%p\n"</text:span>,<text:s/>(<text:span text:style-name="OrgSrcFontLockTypeFace">void</text:span><text:s/>*)<text:s/>&amp;uints);</text:p>
      <text:p text:style-name="OrgSrcBlock"><text:s/><text:s/><text:s/><text:s/>printf(<text:span text:style-name="OrgSrcFontLockStringFace">"&amp;uints.a_char=<text:s/>%p\n"</text:span>,<text:s/>(<text:span text:style-name="OrgSrcFontLockTypeFace">void</text:span><text:s/>*)<text:s/>&amp;(uints.a_char));</text:p>
      <text:p text:style-name="OrgSrcBlock"><text:s/><text:s/><text:s/><text:s/>printf(<text:span text:style-name="OrgSrcFontLockStringFace">"&amp;uints.a_short=%p\n"</text:span>,<text:s/>(<text:span text:style-name="OrgSrcFontLockTypeFace">void</text:span><text:s/>*)<text:s/>&amp;(uints.a_short));</text:p>
      <text:p text:style-name="OrgSrcBlock"><text:s/><text:s/><text:s/><text:s/>printf(<text:span text:style-name="OrgSrcFontLockStringFace">"&amp;uints.an_int=<text:s/>%p\n"</text:span>,<text:s/>(<text:span text:style-name="OrgSrcFontLockTypeFace">void</text:span><text:s/>*)<text:s/>&amp;(uints.an_int));</text:p>
      <text:p text:style-name="OrgSrcBlock"><text:s/><text:s/><text:s/><text:s/>printf(<text:span text:style-name="OrgSrcFontLockStringFace">"&amp;uints.a_long=<text:s/>%p\n"</text:span>,<text:s/>(<text:span text:style-name="OrgSrcFontLockTypeFace">void</text:span><text:s/>*)<text:s/>&amp;(uints.a_long));</text:p>
      <text:p text:style-name="OrgSrcBlockLastLine">}</text:p>
      <text:p text:style-name="OrgFixedWidthBlock">Hi I'm a struct!</text:p>
      <text:p text:style-name="OrgFixedWidthBlock">sizeof(uints)=16</text:p>
      <text:p text:style-name="OrgFixedWidthBlock">sizeof(uints.a_char)=1</text:p>
      <text:p text:style-name="OrgFixedWidthBlock">sizeof(uints.a_short)=2</text:p>
      <text:p text:style-name="OrgFixedWidthBlock">sizeof(uints.an_int)=4</text:p>
      <text:p text:style-name="OrgFixedWidthBlock">sizeof(uints.a_long)=8</text:p>
      <text:p text:style-name="OrgFixedWidthBlock">&amp;uints= <text:s text:c="7"/>0x7fffad4555b0</text:p>
      <text:p text:style-name="OrgFixedWidthBlock">&amp;uints.a_char= 0x7fffad4555b0</text:p>
      <text:p text:style-name="OrgFixedWidthBlock">&amp;uints.a_short=0x7fffad4555b2</text:p>
      <text:p text:style-name="OrgFixedWidthBlock">&amp;uints.an_int= 0x7fffad4555b4</text:p>
      <text:p text:style-name="OrgFixedWidthBlockLastLine">&amp;uints.a_long= 0x7fffad4555b8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/>
      <text:p text:style-name="OrgSrcBlock"><text:span text:style-name="OrgSrcFontLockKeywordFace">u</text:span><text:span text:style-name="OrgSrcFontLockKeywordFace">nio</text:span><text:span text:style-name="OrgSrcFontLockKeywordFace">n</text:span><text:s/><text:span text:style-name="OrgSrcFontLockTypeFace">uints</text:span><text:s/>{</text:p>
      <text:p text:style-name="OrgSrcBlock"><text:s/><text:s/><text:s/><text:s/><text:span text:style-name="OrgSrcFontLockTypeFace">unsigned</text:span><text:s/><text:span text:style-name="OrgSrcFontLockTypeFace">cha</text:span><text:span text:style-name="OrgSrcFontLockTypeFace">r</text:span><text:s/><text:span text:style-name="OrgSrcFontLockVariableNameFace">a_char</text:span>;</text:p>
      <text:p text:style-name="OrgSrcBlock"><text:s/><text:s/><text:s/><text:s/><text:span text:style-name="OrgSrcFontLockTypeFace">unsigned</text:span><text:s/><text:span text:style-name="OrgSrcFontLockTypeFace">shor</text:span><text:span text:style-name="OrgSrcFontLockTypeFace">t</text:span><text:s/><text:span text:style-name="OrgSrcFontLockVariableNameFace">a_short</text:span>;</text:p>
      <text:p text:style-name="OrgSrcBlock"><text:s/><text:s/><text:s/><text:s/><text:span text:style-name="OrgSrcFontLockTypeFace">unsigned</text:span><text:s/><text:span text:style-name="OrgSrcFontLockTypeFace">in</text:span><text:span text:style-name="OrgSrcFontLockTypeFace">t</text:span><text:s/><text:span text:style-name="OrgSrcFontLockVariableNameFace">an_int</text:span>;</text:p>
      <text:p text:style-name="OrgSrcBlock"><text:s/><text:s/><text:s/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a_long</text:span>;</text:p>
      <text:p text:style-name="OrgSrcBlock">};</text:p>
      <text:p text:style-name="OrgSrcBlock"><text:span text:style-name="OrgSrcFontLockKeywordFace">typedef</text:span><text:s/><text:span text:style-name="OrgSrcFontLockKeywordFace">union</text:span><text:s/><text:span text:style-name="OrgSrcFontLockTypeFace">uint</text:span><text:span text:style-name="OrgSrcFontLockTypeFace">s</text:span><text:s/><text:span text:style-name="OrgSrcFontLockTypeFace">UInts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UInt</text:span><text:span text:style-name="OrgSrcFontLockTypeFace">s</text:span><text:s/><text:span text:style-name="OrgSrcFontLockVariableNameFace">uints</text:span>;</text:p>
      <text:p text:style-name="OrgSrcBlock"><text:s/><text:s/><text:s/><text:s/>uints.a_long<text:s/>=<text:s/>0;</text:p>
      <text:p text:style-name="OrgSrcBlock"><text:s/><text:s/><text:s/><text:s/>printf(<text:span text:style-name="OrgSrcFontLockStringFace">"Hi<text:s/>I'm<text:s/>a<text:s/>Union!\n"</text:span>);</text:p>
      <text:p text:style-name="OrgSrcBlock"><text:s/><text:s/><text:s/><text:s/>printf(<text:span text:style-name="OrgSrcFontLockStringFace">"sizeof(uints)=%zu\n"</text:span>,<text:s/><text:span text:style-name="OrgSrcFontLockKeywordFace">sizeof</text:span>(uints));</text:p>
      <text:p text:style-name="OrgSrcBlock"><text:s/><text:s/><text:s/><text:s/>printf(<text:span text:style-name="OrgSrcFontLockStringFace">"sizeof(uints.a_char)=%zu\n"</text:span>,<text:s/><text:span text:style-name="OrgSrcFontLockKeywordFace">sizeof</text:span>(uints.a_char));</text:p>
      <text:p text:style-name="OrgSrcBlock"><text:s/><text:s/><text:s/><text:s/>printf(<text:span text:style-name="OrgSrcFontLockStringFace">"sizeof(uints.a_short)=%zu\n"</text:span>,<text:s/><text:span text:style-name="OrgSrcFontLockKeywordFace">sizeof</text:span>(uints.a_short));</text:p>
      <text:p text:style-name="OrgSrcBlock"><text:s/><text:s/><text:s/><text:s/>printf(<text:span text:style-name="OrgSrcFontLockStringFace">"sizeof(uints.an_int)=%zu\n"</text:span>,<text:s/><text:span text:style-name="OrgSrcFontLockKeywordFace">sizeof</text:span>(uints.an_int));</text:p>
      <text:p text:style-name="OrgSrcBlock"><text:s/><text:s/><text:s/><text:s/>printf(<text:span text:style-name="OrgSrcFontLockStringFace">"sizeof(uints.a_long)=%zu\n"</text:span>,<text:s/><text:span text:style-name="OrgSrcFontLockKeywordFace">sizeof</text:span>(uints.a_long));</text:p>
      <text:p text:style-name="OrgSrcBlock"><text:s/><text:s/><text:s/><text:s/>printf(<text:span text:style-name="OrgSrcFontLockStringFace">"&amp;uints=<text:s/><text:s/><text:s/><text:s/><text:s/><text:s/><text:s/><text:s/>%p\n"</text:span>,<text:s/>(<text:span text:style-name="OrgSrcFontLockTypeFace">void</text:span><text:s/>*)<text:s/>&amp;uints);</text:p>
      <text:p text:style-name="OrgSrcBlock"><text:s/><text:s/><text:s/><text:s/>printf(<text:span text:style-name="OrgSrcFontLockStringFace">"&amp;uints.a_char=<text:s/>%p\n"</text:span>,<text:s/>(<text:span text:style-name="OrgSrcFontLockTypeFace">void</text:span><text:s/>*)<text:s/>&amp;(uints.a_char));</text:p>
      <text:p text:style-name="OrgSrcBlock"><text:s/><text:s/><text:s/><text:s/>printf(<text:span text:style-name="OrgSrcFontLockStringFace">"&amp;uints.a_short=%p\n"</text:span>,<text:s/>(<text:span text:style-name="OrgSrcFontLockTypeFace">void</text:span><text:s/>*)<text:s/>&amp;(uints.a_short));</text:p>
      <text:p text:style-name="OrgSrcBlock"><text:s/><text:s/><text:s/><text:s/>printf(<text:span text:style-name="OrgSrcFontLockStringFace">"&amp;uints.an_int=<text:s/>%p\n"</text:span>,<text:s/>(<text:span text:style-name="OrgSrcFontLockTypeFace">void</text:span><text:s/>*)<text:s/>&amp;(uints.an_int));</text:p>
      <text:p text:style-name="OrgSrcBlock"><text:s/><text:s/><text:s/><text:s/>printf(<text:span text:style-name="OrgSrcFontLockStringFace">"&amp;uints.a_long=<text:s/>%p\n"</text:span>,<text:s/>(<text:span text:style-name="OrgSrcFontLockTypeFace">void</text:span><text:s/>*)<text:s/>&amp;(uints.a_long));</text:p>
      <text:p text:style-name="OrgSrcBlockLastLine">}</text:p>
      <text:p text:style-name="OrgFixedWidthBlock">Hi I'm a Union!</text:p>
      <text:p text:style-name="OrgFixedWidthBlock">sizeof(uints)=8</text:p>
      <text:p text:style-name="OrgFixedWidthBlock">sizeof(uints.a_char)=1</text:p>
      <text:p text:style-name="OrgFixedWidthBlock">sizeof(uints.a_short)=2</text:p>
      <text:p text:style-name="OrgFixedWidthBlock">sizeof(uints.an_int)=4</text:p>
      <text:p text:style-name="OrgFixedWidthBlock">sizeof(uints.a_long)=8</text:p>
      <text:p text:style-name="OrgFixedWidthBlock">&amp;uints= <text:s text:c="7"/>0x7ffe53fb1c70</text:p>
      <text:p text:style-name="OrgFixedWidthBlock">&amp;uints.a_char= 0x7ffe53fb1c70</text:p>
      <text:p text:style-name="OrgFixedWidthBlock">&amp;uints.a_short=0x7ffe53fb1c70</text:p>
      <text:p text:style-name="OrgFixedWidthBlock">&amp;uints.an_int= 0x7ffe53fb1c70</text:p>
      <text:p text:style-name="OrgFixedWidthBlockLastLine">&amp;uints.a_long= 0x7ffe53fb1c70</text:p>
      <text:h text:style-name="Heading_20_3" text:outline-level="3" text:is-list-header="false">
<text:bookmark-start text:name="OrgXref.org481bf8f"/>
<text:bookmark text:name="org481bf8f"/>Union considerations
<text:bookmark-end text:name="OrgXref.org481bf8f"/></text:h>
      <text:list text:style-name="OrgBulletedList" text:continue-numbering="false">
        <text:list-item>
          <text:p text:style-name="Text_20_body">they are aligned at the starting byte of each member.
</text:p>
        </text:list-item>
        <text:list-item>
          <text:p text:style-name="Text_20_body">overflows are kept local to the member being addressed
</text:p>
        </text:list-item>
      </text:list>
      <text:h text:style-name="Heading_20_3" text:outline-level="3" text:is-list-header="false">
<text:bookmark-start text:name="OrgXref.org06bd31d"/>
<text:bookmark text:name="org06bd31d"/>Type Punning
<text:bookmark-end text:name="OrgXref.org06bd31d"/></text:h>
      <text:list text:style-name="OrgBulletedList" text:continue-numbering="false">
        <text:list-item>
          <text:p text:style-name="Text_20_body">Type punning is breaking the type system to achieve a goal
</text:p>
        </text:list-item>
        <text:list-item>
          <text:p text:style-name="Text_20_body">in C it is undefined behaviour to write to 1 part of the union
and then read from that data using a different overlapping
member. Yet it pretty common practice.
</text:p>
        </text:list-item>
        <text:list-item>
          <text:p text:style-name="Text_20_body">GCC and others typically allow it.
</text:p>
        </text:list-item>
      </text:list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n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limits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CommentDelimiterFace">/</text:span><text:span text:style-name="OrgSrcFontLockCommentDelimiterFace">*<text:s/></text:span><text:span text:style-name="OrgSrcFontLockCommentFace">This<text:s/>is<text:s/>super<text:s/>useful,<text:s/>but<text:s/>we<text:s/>can't<text:s/>do<text:s/>it<text:s/>in<text:s/>C99<text:s/></text:span><text:span text:style-name="OrgSrcFontLockCommentDelimiterFace">*/</text:span></text:p>
      <text:p text:style-name="OrgSrcBlock"/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multi_type</text:span><text:s/>{</text:p>
      <text:p text:style-name="OrgSrcBlock"><text:s/><text:s/><text:s/><text:s/><text:span text:style-name="OrgSrcFontLockKeywordFace">enum</text:span><text:s/>{</text:p>
      <text:p text:style-name="OrgSrcBlock"><text:s/><text:s/><text:s/><text:s/><text:s/><text:s/><text:s/><text:s/><text:span text:style-name="OrgSrcFontLockVariableNameFace">NOTHING</text:span>,</text:p>
      <text:p text:style-name="OrgSrcBlock"><text:s/><text:s/><text:s/><text:s/><text:s/><text:s/><text:s/><text:s/><text:span text:style-name="OrgSrcFontLockVariableNameFace">AN_INT</text:span>,</text:p>
      <text:p text:style-name="OrgSrcBlock"><text:s/><text:s/><text:s/><text:s/><text:s/><text:s/><text:s/><text:s/><text:span text:style-name="OrgSrcFontLockVariableNameFace">A_FLOAT</text:span></text:p>
      <text:p text:style-name="OrgSrcBlock"><text:s/><text:s/><text:s/><text:s/>}<text:s/><text:span text:style-name="OrgSrcFontLockVariableNameFace">which</text:span>;</text:p>
      <text:p text:style-name="OrgSrcBlock"><text:s/><text:s/><text:s/><text:s/><text:span text:style-name="OrgSrcFontLockKeywordFace">unio</text:span><text:span text:style-name="OrgSrcFontLockKeywordFace">n</text:span><text:s/>{</text:p>
      <text:p text:style-name="OrgSrcBlock"><text:s/><text:s/><text:s/><text:s/><text:s/><text:s/><text:s/><text:s/><text:span text:style-name="OrgSrcFontLockTypeFace">int32_</text:span><text:span text:style-name="OrgSrcFontLockTypeFace">t</text:span><text:s/><text:span text:style-name="OrgSrcFontLockVariableNameFace">an_int</text:span>;</text:p>
      <text:p text:style-name="OrgSrcBlock"><text:s/><text:s/><text:s/><text:s/><text:s/><text:s/><text:s/><text:s/><text:span text:style-name="OrgSrcFontLockTypeFace">floa</text:span><text:span text:style-name="OrgSrcFontLockTypeFace">t</text:span><text:s/><text:span text:style-name="OrgSrcFontLockVariableNameFace">a_float</text:span>;</text:p>
      <text:p text:style-name="OrgSrcBlock"><text:s/><text:s/><text:s/><text:s/>};</text:p>
      <text:p text:style-name="OrgSrcBlock">};</text:p>
      <text:p text:style-name="OrgSrcBlock"><text:span text:style-name="OrgSrcFontLockKeywordFace">typedef</text:span><text:s/><text:span text:style-name="OrgSrcFontLockKeywordFace">struct</text:span><text:s/><text:span text:style-name="OrgSrcFontLockTypeFace">multi_typ</text:span><text:span text:style-name="OrgSrcFontLockTypeFace">e</text:span><text:s/><text:span text:style-name="OrgSrcFontLockTypeFace">MultiType</text:span>;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print_mt</text:span>(<text:span text:style-name="OrgSrcFontLockTypeFace">MultiType</text:span><text:s/><text:span text:style-name="OrgSrcFontLockVariableNameFace">mt</text:span>)<text:s/>{</text:p>
      <text:p text:style-name="OrgSrcBlock"><text:s/><text:s/><text:s/><text:s/><text:span text:style-name="OrgSrcFontLockKeywordFace">if</text:span><text:s/>(mt.which<text:s/>==<text:s/>NOTHING)<text:s/>{</text:p>
      <text:p text:style-name="OrgSrcBlock"><text:s/><text:s/><text:s/><text:s/><text:s/><text:s/><text:s/><text:s/>printf(<text:span text:style-name="OrgSrcFontLockStringFace">"nothing"</text:span>);</text:p>
      <text:p text:style-name="OrgSrcBlock"><text:s/><text:s/><text:s/><text:s/>}<text:s/><text:span text:style-name="OrgSrcFontLockKeywordFace">else</text:span><text:s/><text:span text:style-name="OrgSrcFontLockKeywordFace">if</text:span><text:s/>(mt.which<text:s/>==<text:s/>AN_INT)<text:s/>{</text:p>
      <text:p text:style-name="OrgSrcBlock"><text:s/><text:s/><text:s/><text:s/><text:s/><text:s/><text:s/><text:s/>printf(<text:span text:style-name="OrgSrcFontLockStringFace">"%d"</text:span>,<text:s/>(<text:span text:style-name="OrgSrcFontLockTypeFace">int</text:span>)<text:s/>mt.an_int);</text:p>
      <text:p text:style-name="OrgSrcBlock"><text:s/><text:s/><text:s/><text:s/>}<text:s/><text:span text:style-name="OrgSrcFontLockKeywordFace">else</text:span><text:s/><text:span text:style-name="OrgSrcFontLockKeywordFace">if</text:span><text:s/>(mt.which<text:s/>==<text:s/>A_FLOAT)<text:s/>{</text:p>
      <text:p text:style-name="OrgSrcBlock"><text:s/><text:s/><text:s/><text:s/><text:s/><text:s/><text:s/><text:s/>printf(<text:span text:style-name="OrgSrcFontLockStringFace">"%e"</text:span>,<text:s/>mt.a_float);</text:p>
      <text:p text:style-name="OrgSrcBlock"><text:s/><text:s/><text:s/><text:s/>}<text:s/><text:span text:style-name="OrgSrcFontLockKeywordFace">else</text:span><text:s/>{</text:p>
      <text:p text:style-name="OrgSrcBlock"><text:s/><text:s/><text:s/><text:s/><text:s/><text:s/><text:s/><text:s/>abort();</text:p>
      <text:p text:style-name="OrgSrcBlock"><text:s/><text:s/><text:s/><text:s/>}</text:p>
      <text:p text:style-name="OrgSrcBlock">}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print_mt_array</text:span>(<text:span text:style-name="OrgSrcFontLockTypeFace">MultiType</text:span><text:s/>*<text:span text:style-name="OrgSrcFontLockVariableNameFace">mt_array</text:span>,<text:s/><text:span text:style-name="OrgSrcFontLockTypeFace">size_t</text:span><text:s/><text:span text:style-name="OrgSrcFontLockVariableNameFace">length</text:span>)<text:s/>{</text:p>
      <text:p text:style-name="OrgSrcBlock"><text:s/><text:s/><text:s/><text:s/><text:span text:style-name="OrgSrcFontLockTypeFace">size_</text:span><text:span text:style-name="OrgSrcFontLockTypeFace">t</text:span><text:s/><text:span text:style-name="OrgSrcFontLockVariableNameFace">idx</text:span>;</text:p>
      <text:p text:style-name="OrgSrcBlock"><text:s/><text:s/><text:s/><text:s/><text:span text:style-name="OrgSrcFontLockKeywordFace">for</text:span><text:s/>(idx<text:s/>=<text:s/>0;<text:s/>idx<text:s/>&lt;<text:s/>length;<text:s/>idx++)<text:s/>{</text:p>
      <text:p text:style-name="OrgSrcBlock"><text:s/><text:s/><text:s/><text:s/><text:s/><text:s/><text:s/><text:s/>print_mt(mt_array[idx]);</text:p>
      <text:p text:style-name="OrgSrcBlock"><text:s/><text:s/><text:s/><text:s/><text:s/><text:s/><text:s/><text:s/>printf(<text:span text:style-name="OrgSrcFontLockStringFace">"<text:s/>"</text:span>);</text:p>
      <text:p text:style-name="OrgSrcBlock"><text:s/><text:s/><text:s/><text:s/>}</text:p>
      <text:p text:style-name="OrgSrcBlock"><text:s/><text:s/><text:s/><text:s/>printf(<text:span text:style-name="OrgSrcFontLockStringFace">"\n"</text:span>);</text:p>
      <text:p text:style-name="OrgSrcBlock">}</text:p>
      <text:p text:style-name="OrgSrcBlock"/>
      <text:p text:style-name="OrgSrcBlock"><text:span text:style-name="OrgSrcFontLockTypeFace">MultiTyp</text:span><text:span text:style-name="OrgSrcFontLockTypeFace">e</text:span><text:s/><text:span text:style-name="OrgSrcFontLockFunctionNameFace">new_mt_int</text:span>(<text:span text:style-name="OrgSrcFontLockTypeFace">int</text:span><text:s/><text:span text:style-name="OrgSrcFontLockVariableNameFace">value</text:span>)<text:s/>{</text:p>
      <text:p text:style-name="OrgSrcBlock"><text:s/><text:s/><text:s/><text:s/><text:span text:style-name="OrgSrcFontLockTypeFace">MultiTyp</text:span><text:span text:style-name="OrgSrcFontLockTypeFace">e</text:span><text:s/><text:span text:style-name="OrgSrcFontLockVariableNameFace">new</text:span>;</text:p>
      <text:p text:style-name="OrgSrcBlock"><text:s/><text:s/><text:s/><text:s/>new.which<text:s/>=<text:s/>AN_INT;</text:p>
      <text:p text:style-name="OrgSrcBlock"><text:s/><text:s/><text:s/><text:s/>new.an_int<text:s/>=<text:s/>value;</text:p>
      <text:p text:style-name="OrgSrcBlock"><text:s/><text:s/><text:s/><text:s/><text:span text:style-name="OrgSrcFontLockKeywordFace">return</text:span><text:s/>new;</text:p>
      <text:p text:style-name="OrgSrcBlock">}</text:p>
      <text:p text:style-name="OrgSrcBlock"/>
      <text:p text:style-name="OrgSrcBlock"><text:span text:style-name="OrgSrcFontLockTypeFace">MultiTyp</text:span><text:span text:style-name="OrgSrcFontLockTypeFace">e</text:span><text:s/><text:span text:style-name="OrgSrcFontLockFunctionNameFace">new_mt_float</text:span>(<text:span text:style-name="OrgSrcFontLockTypeFace">float</text:span><text:s/><text:span text:style-name="OrgSrcFontLockVariableNameFace">value</text:span>)<text:s/>{</text:p>
      <text:p text:style-name="OrgSrcBlock"><text:s/><text:s/><text:s/><text:s/><text:span text:style-name="OrgSrcFontLockTypeFace">MultiTyp</text:span><text:span text:style-name="OrgSrcFontLockTypeFace">e</text:span><text:s/><text:span text:style-name="OrgSrcFontLockVariableNameFace">new</text:span>;</text:p>
      <text:p text:style-name="OrgSrcBlock"><text:s/><text:s/><text:s/><text:s/>new.which<text:s/>=<text:s/>A_FLOAT;</text:p>
      <text:p text:style-name="OrgSrcBlock"><text:s/><text:s/><text:s/><text:s/>new.a_float<text:s/>=<text:s/>value;</text:p>
      <text:p text:style-name="OrgSrcBlock"><text:s/><text:s/><text:s/><text:s/><text:span text:style-name="OrgSrcFontLockKeywordFace">return</text:span><text:s/>new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MultiTyp</text:span><text:span text:style-name="OrgSrcFontLockTypeFace">e</text:span><text:s/><text:span text:style-name="OrgSrcFontLockVariableNameFace">mt_array</text:span>[4]<text:s/>=<text:s/>{<text:s/>{<text:s/>NOTHING<text:s/>}<text:s/>};</text:p>
      <text:p text:style-name="OrgSrcBlock"><text:s/><text:s/><text:s/><text:s/>mt_array[0]<text:s/>=<text:s/>new_mt_int(24);</text:p>
      <text:p text:style-name="OrgSrcBlock"><text:s/><text:s/><text:s/><text:s/>mt_array[1]<text:s/>=<text:s/>new_mt_int(48);</text:p>
      <text:p text:style-name="OrgSrcBlock"><text:s/><text:s/><text:s/><text:s/>mt_array[2]<text:s/>=<text:s/>new_mt_float(0.24);</text:p>
      <text:p text:style-name="OrgSrcBlock"><text:s/><text:s/><text:s/><text:s/>mt_array[3]<text:s/>=<text:s/>new_mt_float(0.12);</text:p>
      <text:p text:style-name="OrgSrcBlock"><text:s/><text:s/><text:s/><text:s/>printf(<text:span text:style-name="OrgSrcFontLockStringFace">"\n"</text:span>);</text:p>
      <text:p text:style-name="OrgSrcBlock"><text:s/><text:s/><text:s/><text:s/>print_mt_array(mt_array,<text:s/>4);</text:p>
      <text:p text:style-name="OrgSrcBlockLastLine">}</text:p>
      <text:p text:style-name="Text_20_body">The error message:
</text:p>
      <text:p text:style-name="Text_20_body">/tmp/babel-27627ARt/C-src-27627FnU.c:24:6: error: ISO C99 doesn’t support unnamed structs/unions [-Werror=pedantic]
     };
      ^
cc1: all warnings being treated as errors
/bin/bash: /tmp/babel-27627ARt/C-bin-27627Sxa: Permission denied
</text:p>
      <text:h text:style-name="Heading_20_3" text:outline-level="3" text:is-list-header="false">
<text:bookmark-start text:name="OrgXref.org2e627f9"/>
<text:bookmark text:name="org2e627f9"/>Unions with type tags
<text:bookmark-end text:name="OrgXref.org2e627f9"/></text:h>
      <text:p text:style-name="Text_20_body">It is common practice to treat unions like "dynamic types". But it is
common practice to leave a hint in a tag to what type is actually
being stored in that union.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n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limits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Multitype<text:s/>is<text:s/>either<text:s/>NOTHING,<text:s/>AN_INT,<text:s/>or<text:s/>A_FLOAT</text:span></text:p>
      <text:p text:style-name="OrgSrcBlock"><text:span text:style-name="OrgSrcFontLockCommentDelimiterFace">//<text:s/></text:span><text:span text:style-name="OrgSrcFontLockCommentFace">You<text:s/>should<text:s/>read<text:s/>it<text:s/>and<text:s/>write<text:s/>it<text:s/>based<text:s/>on<text:s/>its<text:s/>type<text:s/>(which)</text:span></text:p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multi_type</text:span><text:s/>{</text:p>
      <text:p text:style-name="OrgSrcBlock"><text:s/><text:s/><text:s/><text:s/><text:span text:style-name="OrgSrcFontLockKeywordFace">enum</text:span><text:s/>{</text:p>
      <text:p text:style-name="OrgSrcBlock"><text:s/><text:s/><text:s/><text:s/><text:s/><text:s/><text:s/><text:s/><text:span text:style-name="OrgSrcFontLockVariableNameFace">NOTHING</text:span>,</text:p>
      <text:p text:style-name="OrgSrcBlock"><text:s/><text:s/><text:s/><text:s/><text:s/><text:s/><text:s/><text:s/><text:span text:style-name="OrgSrcFontLockVariableNameFace">AN_INT</text:span>,</text:p>
      <text:p text:style-name="OrgSrcBlock"><text:s/><text:s/><text:s/><text:s/><text:s/><text:s/><text:s/><text:s/><text:span text:style-name="OrgSrcFontLockVariableNameFace">A_FLOAT</text:span></text:p>
      <text:p text:style-name="OrgSrcBlock"><text:s/><text:s/><text:s/><text:s/>}<text:s/><text:span text:style-name="OrgSrcFontLockVariableNameFace">which</text:span>;</text:p>
      <text:p text:style-name="OrgSrcBlock"><text:s/><text:s/><text:s/><text:s/><text:span text:style-name="OrgSrcFontLockKeywordFace">union</text:span><text:s/>{</text:p>
      <text:p text:style-name="OrgSrcBlock"><text:s/><text:s/><text:s/><text:s/><text:s/><text:s/><text:s/><text:s/><text:span text:style-name="OrgSrcFontLockTypeFace">int32_</text:span><text:span text:style-name="OrgSrcFontLockTypeFace">t</text:span><text:s/><text:span text:style-name="OrgSrcFontLockVariableNameFace">an_int</text:span>;</text:p>
      <text:p text:style-name="OrgSrcBlock"><text:s/><text:s/><text:s/><text:s/><text:s/><text:s/><text:s/><text:s/><text:span text:style-name="OrgSrcFontLockTypeFace">floa</text:span><text:span text:style-name="OrgSrcFontLockTypeFace">t</text:span><text:s/><text:span text:style-name="OrgSrcFontLockVariableNameFace">a_float</text:span>;</text:p>
      <text:p text:style-name="OrgSrcBlock"><text:s/><text:s/><text:s/><text:s/>}<text:s/><text:span text:style-name="OrgSrcFontLockVariableNameFace">value</text:span>;</text:p>
      <text:p text:style-name="OrgSrcBlock">};</text:p>
      <text:p text:style-name="OrgSrcBlock"><text:span text:style-name="OrgSrcFontLockKeywordFace">typedef</text:span><text:s/><text:span text:style-name="OrgSrcFontLockKeywordFace">struct</text:span><text:s/><text:span text:style-name="OrgSrcFontLockTypeFace">multi_typ</text:span><text:span text:style-name="OrgSrcFontLockTypeFace">e</text:span><text:s/><text:span text:style-name="OrgSrcFontLockTypeFace">MultiType</text:span>;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print_mt</text:span>(<text:span text:style-name="OrgSrcFontLockTypeFace">MultiType</text:span><text:s/><text:span text:style-name="OrgSrcFontLockVariableNameFace">mt</text:span>)<text:s/>{</text:p>
      <text:p text:style-name="OrgSrcBlock"><text:s/><text:s/><text:s/><text:s/><text:span text:style-name="OrgSrcFontLockKeywordFace">if</text:span><text:s/>(mt.which<text:s/>==<text:s/>NOTHING)<text:s/>{</text:p>
      <text:p text:style-name="OrgSrcBlock"><text:s/><text:s/><text:s/><text:s/><text:s/><text:s/><text:s/><text:s/>printf(<text:span text:style-name="OrgSrcFontLockStringFace">"nothing"</text:span>);</text:p>
      <text:p text:style-name="OrgSrcBlock"><text:s/><text:s/><text:s/><text:s/>}<text:s/><text:span text:style-name="OrgSrcFontLockKeywordFace">else</text:span><text:s/><text:span text:style-name="OrgSrcFontLockKeywordFace">if</text:span><text:s/>(mt.which<text:s/>==<text:s/>AN_INT)<text:s/>{</text:p>
      <text:p text:style-name="OrgSrcBlock"><text:s/><text:s/><text:s/><text:s/><text:s/><text:s/><text:s/><text:s/>printf(<text:span text:style-name="OrgSrcFontLockStringFace">"%d"</text:span>,<text:s/>(<text:span text:style-name="OrgSrcFontLockTypeFace">int</text:span>)<text:s/>mt.value.an_int);</text:p>
      <text:p text:style-name="OrgSrcBlock"><text:s/><text:s/><text:s/><text:s/>}<text:s/><text:span text:style-name="OrgSrcFontLockKeywordFace">else</text:span><text:s/><text:span text:style-name="OrgSrcFontLockKeywordFace">if</text:span><text:s/>(mt.which<text:s/>==<text:s/>A_FLOAT)<text:s/>{</text:p>
      <text:p text:style-name="OrgSrcBlock"><text:s/><text:s/><text:s/><text:s/><text:s/><text:s/><text:s/><text:s/>printf(<text:span text:style-name="OrgSrcFontLockStringFace">"%e"</text:span>,<text:s/>mt.value.a_float);</text:p>
      <text:p text:style-name="OrgSrcBlock"><text:s/><text:s/><text:s/><text:s/>}<text:s/><text:span text:style-name="OrgSrcFontLockKeywordFace">else</text:span><text:s/>{</text:p>
      <text:p text:style-name="OrgSrcBlock"><text:s/><text:s/><text:s/><text:s/><text:s/><text:s/><text:s/><text:s/>abort();</text:p>
      <text:p text:style-name="OrgSrcBlock"><text:s/><text:s/><text:s/><text:s/>}</text:p>
      <text:p text:style-name="OrgSrcBlock">}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print_mt_array</text:span>(<text:span text:style-name="OrgSrcFontLockTypeFace">MultiType</text:span><text:s/>*<text:span text:style-name="OrgSrcFontLockVariableNameFace">mt_array</text:span>,<text:s/><text:span text:style-name="OrgSrcFontLockTypeFace">size_t</text:span><text:s/><text:span text:style-name="OrgSrcFontLockVariableNameFace">length</text:span>)<text:s/>{</text:p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idx</text:span><text:s/>=<text:s/>0;<text:s/>idx<text:s/>&lt;<text:s/>length;<text:s/>idx++)<text:s/>{</text:p>
      <text:p text:style-name="OrgSrcBlock"><text:s/><text:s/><text:s/><text:s/><text:s/><text:s/><text:s/><text:s/>print_mt(mt_array[idx]);</text:p>
      <text:p text:style-name="OrgSrcBlock"><text:s/><text:s/><text:s/><text:s/><text:s/><text:s/><text:s/><text:s/>printf(<text:span text:style-name="OrgSrcFontLockStringFace">"<text:s/>"</text:span>);</text:p>
      <text:p text:style-name="OrgSrcBlock"><text:s/><text:s/><text:s/><text:s/>}</text:p>
      <text:p text:style-name="OrgSrcBlock"><text:s/><text:s/><text:s/><text:s/>printf(<text:span text:style-name="OrgSrcFontLockStringFace">"\n"</text:span>);</text:p>
      <text:p text:style-name="OrgSrcBlock">}</text:p>
      <text:p text:style-name="OrgSrcBlock"><text:span text:style-name="OrgSrcFontLockPreprocessorFace">#</text:span><text:span text:style-name="OrgSrcFontLockPreprocessorFace">define</text:span><text:s/><text:span text:style-name="OrgSrcFontLockVariableNameFace">EXAMPLES</text:span><text:s/>7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MultiTyp</text:span><text:span text:style-name="OrgSrcFontLockTypeFace">e</text:span><text:s/><text:span text:style-name="OrgSrcFontLockVariableNameFace">mt_array</text:span>[EXAMPLES]<text:s/>=<text:s/>{</text:p>
      <text:p text:style-name="OrgSrcBlock"><text:s/><text:s/><text:s/><text:s/><text:s/><text:s/><text:s/><text:s/>{<text:s/>NOTHING<text:s/>},</text:p>
      <text:p text:style-name="OrgSrcBlock"><text:s/><text:s/><text:s/><text:s/><text:s/><text:s/><text:s/><text:s/>{<text:s/>AN_INT,<text:s/>{<text:s/>.an_int=10<text:s/>}<text:s/>},</text:p>
      <text:p text:style-name="OrgSrcBlock"><text:s/><text:s/><text:s/><text:s/><text:s/><text:s/><text:s/><text:s/>{<text:s/>A_FLOAT,<text:s/>{<text:s/>.a_float=0.1<text:s/>}<text:s/>},</text:p>
      <text:p text:style-name="OrgSrcBlock"><text:s/><text:s/><text:s/><text:s/><text:s/><text:s/><text:s/><text:s/>{<text:s/>NOTHING<text:s/>},</text:p>
      <text:p text:style-name="OrgSrcBlock"><text:s/><text:s/><text:s/><text:s/><text:s/><text:s/><text:s/><text:s/>{<text:s/>A_FLOAT,<text:s/>{<text:s/>.a_float=99.9<text:s/>}<text:s/>},</text:p>
      <text:p text:style-name="OrgSrcBlock"><text:s/><text:s/><text:s/><text:s/><text:s/><text:s/><text:s/><text:s/>{<text:s/>AN_INT,<text:s/>{<text:s/>.an_int=99.9<text:s/>}<text:s/>},</text:p>
      <text:p text:style-name="OrgSrcBlock"><text:s/><text:s/><text:s/><text:s/><text:s/><text:s/><text:s/><text:s/>{<text:s/>AN_INT,<text:s/>{<text:s/>.a_float=-99.9<text:s/>}<text:s/>},</text:p>
      <text:p text:style-name="OrgSrcBlock"><text:s/><text:s/><text:s/><text:s/>};</text:p>
      <text:p text:style-name="OrgSrcBlock"><text:s/><text:s/><text:s/><text:s/>printf(<text:span text:style-name="OrgSrcFontLockStringFace">"\n"</text:span>);</text:p>
      <text:p text:style-name="OrgSrcBlock"><text:s/><text:s/><text:s/><text:s/>printf(<text:span text:style-name="OrgSrcFontLockStringFace">"sizeof(mt_array)<text:s/><text:s/><text:s/><text:s/>==<text:s/>%lu\n"</text:span>,<text:span text:style-name="OrgSrcFontLockKeywordFace">sizeof</text:span>(mt_array));</text:p>
      <text:p text:style-name="OrgSrcBlock"><text:s/><text:s/><text:s/><text:s/>printf(<text:span text:style-name="OrgSrcFontLockStringFace">"sizeof(mt_array[0])<text:s/>==<text:s/>%lu\n"</text:span>,<text:span text:style-name="OrgSrcFontLockKeywordFace">sizeof</text:span>(mt_array[0]));</text:p>
      <text:p text:style-name="OrgSrcBlock"><text:s/><text:s/><text:s/><text:s/>printf(<text:span text:style-name="OrgSrcFontLockStringFace">"sizeof(mt_array[1])<text:s/>==<text:s/>%lu\n"</text:span>,<text:span text:style-name="OrgSrcFontLockKeywordFace">sizeof</text:span>(mt_array[1]));</text:p>
      <text:p text:style-name="OrgSrcBlock"><text:s/><text:s/><text:s/><text:s/>printf(<text:span text:style-name="OrgSrcFontLockStringFace">"sizeof(mt_array[2])<text:s/>==<text:s/>%lu\n"</text:span>,<text:span text:style-name="OrgSrcFontLockKeywordFace">sizeof</text:span>(mt_array[2]));</text:p>
      <text:p text:style-name="OrgSrcBlock"><text:s/><text:s/><text:s/><text:s/>print_mt_array(mt_array,<text:s/>EXAMPLES);</text:p>
      <text:p text:style-name="OrgSrcBlockLastLine">}</text:p>
      <text:p text:style-name="OrgFixedWidthBlock">sizeof(mt_array) <text:s text:c="3"/>== 56</text:p>
      <text:p text:style-name="OrgFixedWidthBlock">sizeof(mt_array[0]) == 8</text:p>
      <text:p text:style-name="OrgFixedWidthBlock">sizeof(mt_array[1]) == 8</text:p>
      <text:p text:style-name="OrgFixedWidthBlock">sizeof(mt_array[2]) == 8</text:p>
      <text:p text:style-name="OrgFixedWidthBlockLastLine">nothing 10 1.000000e-01 nothing 9.990000e+01 99 -1027093299</text:p>
      <text:p text:style-name="OrgFixedWidthBlockLastLine"/>
      <text:h text:style-name="Heading_20_2" text:outline-level="2" text:is-list-header="false">
<text:bookmark-start text:name="OrgXref.org75406bb"/>
<text:bookmark text:name="org75406bb"/>Malloc! The Heap!
<text:bookmark-end text:name="OrgXref.org75406bb"/></text:h>
      <text:p text:style-name="Text_20_body">Memory!
</text:p>
      <text:p text:style-name="Text_20_body">Your programs use the following kinds of memory:
</text:p>
      <text:list text:style-name="OrgBulletedList" text:continue-numbering="false">
        <text:list-item>
          <text:p text:style-name="Text_20_body">Code: this is for constants and compiled code for the CPU to run
</text:p>
        </text:list-item>
        <text:list-item>
          <text:p text:style-name="Text_20_body">Data: this is for strings, literals, and other values you predefine
in your program.
</text:p>
        </text:list-item>
        <text:list-item>
          <text:p text:style-name="Text_20_body">Stack: this is where the data for your function locals goes
</text:p>
        </text:list-item>
        <text:list-item>
          <text:p text:style-name="Text_20_body">Heap: this is where dynamically allocated memory goes. It is the largest pool.
</text:p>
        </text:list-item>
      </text:list>
      <text:p text:style-name="Text_20_body">What memory does our program use? (OS and compiler specific)
</text:p>
      <text:list text:style-name="OrgBulletedList" text:continue-numbering="false">
        <text:list-item>
          <text:p text:style-name="Text_20_body">Globals? Data.
</text:p>
        </text:list-item>
        <text:list-item>
          <text:p text:style-name="Text_20_body">Static variables? Data.
</text:p>
        </text:list-item>
        <text:list-item>
          <text:p text:style-name="Text_20_body">Constants? Code and or Data
</text:p>
        </text:list-item>
        <text:list-item>
          <text:p text:style-name="Text_20_body">Local variables? stack
</text:p>
        </text:list-item>
        <text:list-item>
          <text:p text:style-name="Text_20_body">Dynamic allocation? heap
</text:p>
        </text:list-item>
      </text:list>
      <text:h text:style-name="Heading_20_3" text:outline-level="3" text:is-list-header="false">
<text:bookmark-start text:name="OrgXref.org69442d5"/>
<text:bookmark text:name="org69442d5"/>On my computer
<text:bookmark-end text:name="OrgXref.org69442d5"/></text:h>
      <text:p text:style-name="Text_20_body">Here's what emacs is using
</text:p>
      <text:p text:style-name="OrgFixedWidthBlock">root@st-francis:/proc/27627# cat maps</text:p>
      <text:p text:style-name="OrgFixedWidthBlock">00400000-00641000 r-xp 00000000 09:00 116130283 <text:s text:c="25"/>/usr/bin/emacs25-x</text:p>
      <text:p text:style-name="OrgFixedWidthBlock">00841000-00848000 r--p 00241000 09:00 116130283 <text:s text:c="25"/>/usr/bin/emacs25-x</text:p>
      <text:p text:style-name="OrgFixedWidthBlock">00848000-01615000 rw-p 00248000 09:00 116130283 <text:s text:c="25"/>/usr/bin/emacs25-x</text:p>
      <text:p text:style-name="OrgFixedWidthBlock">03155000-0d208000 rw-p 00000000 00:00 0 <text:s text:c="33"/>[heap]</text:p>
      <text:p text:style-name="OrgFixedWidthBlock">7f16739f4000-7f1673a74000 rw-s 00000000 00:05 935100458 <text:s text:c="17"/>/SYSV00000000 (deleted)</text:p>
      <text:p text:style-name="OrgFixedWidthBlock">7f1673a74000-7f1673a79000 r-xp 00000000 09:00 394799 <text:s text:c="20"/>/usr/lib/x86_64-linux-gnu/gdk-pixbuf-2.0/2.10.0/loaders/libpixbufloader-png.so</text:p>
      <text:p text:style-name="OrgFixedWidthBlock">7f1673a79000-7f1673c78000 ---p 00005000 09:00 394799 <text:s text:c="20"/>/usr/lib/x86_64-linux-gnu/gdk-pixbuf-2.0/2.10.0/loaders/libpixbufloader-png.so</text:p>
      <text:p text:style-name="OrgFixedWidthBlock">7f1673c78000-7f1673c79000 r--p 00004000 09:00 394799 <text:s text:c="20"/>/usr/lib/x86_64-linux-gnu/gdk-pixbuf-2.0/2.10.0/loaders/libpixbufloader-png.so</text:p>
      <text:p text:style-name="OrgFixedWidthBlock">...</text:p>
      <text:p text:style-name="OrgFixedWidthBlock">7f168942a000-7f168942b000 r--p 00027000 09:00 103024636 <text:s text:c="17"/>/lib/x86_64-linux-gnu/ld-2.27.so</text:p>
      <text:p text:style-name="OrgFixedWidthBlock">7f168942b000-7f168942c000 rw-p 00028000 09:00 103024636 <text:s text:c="17"/>/lib/x86_64-linux-gnu/ld-2.27.so</text:p>
      <text:p text:style-name="OrgFixedWidthBlock">7f168942c000-7f168942d000 rw-p 00000000 00:00 0 </text:p>
      <text:p text:style-name="OrgFixedWidthBlock">7fffcf9ad000-7fffcfa6d000 rw-p 00000000 00:00 0 <text:s text:c="25"/>[stack]</text:p>
      <text:p text:style-name="OrgFixedWidthBlock">7fffcfb29000-7fffcfb2c000 r--p 00000000 00:00 0 <text:s text:c="25"/>[vvar]</text:p>
      <text:p text:style-name="OrgFixedWidthBlock">7fffcfb2c000-7fffcfb2e000 r-xp 00000000 00:00 0 <text:s text:c="25"/>[vdso]</text:p>
      <text:p text:style-name="OrgFixedWidthBlockLastLine">ffffffffff600000-ffffffffff601000 r-xp 00000000 00:00 0 <text:s text:c="17"/>[vsyscall]</text:p>
      <text:p text:style-name="Text_20_body">Here's the important lines
</text:p>
      <text:p text:style-name="OrgFixedWidthBlock">code <text:s text:c="7"/>00400000-00641000 r-xp 00000000 09:00 116130283 <text:s text:c="25"/>/usr/bin/emacs25-x</text:p>
      <text:p text:style-name="OrgFixedWidthBlock">data? <text:s text:c="6"/>00841000-00848000 r--p 00241000 09:00 116130283 <text:s text:c="25"/>/usr/bin/emacs25-x</text:p>
      <text:p text:style-name="OrgFixedWidthBlock">data? <text:s text:c="6"/>00848000-01615000 rw-p 00248000 09:00 116130283 <text:s text:c="25"/>/usr/bin/emacs25-x</text:p>
      <text:p text:style-name="OrgFixedWidthBlock">heap <text:s text:c="7"/>03155000-0d208000 rw-p 00000000 00:00 0 <text:s text:c="33"/>[heap]</text:p>
      <text:p text:style-name="OrgFixedWidthBlockLastLine">stack <text:s text:c="6"/>7fffcf9ad000-7fffcfa6d000 rw-p 00000000 00:00 0 <text:s text:c="25"/>[stack]</text:p>
      <text:p text:style-name="Text_20_body">So stack is limited
</text:p>
      <text:p text:style-name="OrgFixedWidthBlock">hindle1@st-francis:~$ ulimit -a</text:p>
      <text:p text:style-name="OrgFixedWidthBlock">core file size <text:s text:c="9"/>(blocks, -c) 0</text:p>
      <text:p text:style-name="OrgFixedWidthBlock">data seg size <text:s text:c="10"/>(kbytes, -d) unlimited</text:p>
      <text:p text:style-name="OrgFixedWidthBlock">scheduling priority <text:s text:c="12"/>(-e) 0</text:p>
      <text:p text:style-name="OrgFixedWidthBlock">file size <text:s text:c="14"/>(blocks, -f) unlimited</text:p>
      <text:p text:style-name="OrgFixedWidthBlock">pending signals <text:s text:c="16"/>(-i) 273535</text:p>
      <text:p text:style-name="OrgFixedWidthBlock">max locked memory <text:s text:c="6"/>(kbytes, -l) 16384</text:p>
      <text:p text:style-name="OrgFixedWidthBlock">max memory size <text:s text:c="8"/>(kbytes, -m) unlimited</text:p>
      <text:p text:style-name="OrgFixedWidthBlock">open files <text:s text:c="21"/>(-n) 1024</text:p>
      <text:p text:style-name="OrgFixedWidthBlock">pipe size <text:s text:c="11"/>(512 bytes, -p) 8</text:p>
      <text:p text:style-name="OrgFixedWidthBlock">POSIX message queues <text:s text:c="4"/>(bytes, -q) 819200</text:p>
      <text:p text:style-name="OrgFixedWidthBlock">real-time priority <text:s text:c="13"/>(-r) 0</text:p>
      <text:p text:style-name="OrgFixedWidthBlock">stack size <text:s text:c="13"/>(kbytes, -s) 8192</text:p>
      <text:p text:style-name="OrgFixedWidthBlock">cpu time <text:s text:c="14"/>(seconds, -t) unlimited</text:p>
      <text:p text:style-name="OrgFixedWidthBlock">max user processes <text:s text:c="13"/>(-u) 273535</text:p>
      <text:p text:style-name="OrgFixedWidthBlock">virtual memory <text:s text:c="9"/>(kbytes, -v) unlimited</text:p>
      <text:p text:style-name="OrgFixedWidthBlockLastLine">file locks <text:s text:c="21"/>(-x) unlimited</text:p>
      <text:p text:style-name="OrgFixedWidthBlockLastLine">stack size <text:s text:c="13"/>(kbytes, -s) 8192</text:p>
      <text:p text:style-name="Text_20_body">8megs of stack.
</text:p>
      <text:p text:style-name="Text_20_body">What if I want a big array?
</text:p>
      <text:p text:style-name="Text_20_body">I can tell bash to give me more, but sometimes you are limited.
</text:p>
      <text:p text:style-name="Text_20_body">How do programs using more than 8mb of memory?
</text:p>
      <text:p text:style-name="Text_20_body">THE HEAP!!
</text:p>
      <text:p text:style-name="Text_20_body">How do I get heap memory?
</text:p>
      <text:p text:style-name="Text_20_body">malloc!
</text:p>
      <text:p text:style-name="Text_20_body">Can I get it any time.
</text:p>
      <text:p text:style-name="Text_20_body">Sure.
</text:p>
      <text:h text:style-name="Heading_20_3" text:outline-level="3" text:is-list-header="false">
<text:bookmark-start text:name="OrgXref.org3fb9bb1"/>
<text:bookmark text:name="org3fb9bb1"/>Malloc
<text:bookmark-end text:name="OrgXref.org3fb9bb1"/></text:h>
      <text:p text:style-name="Text_20_body">Just stack allocation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asser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ring.h</text:span><text:span text:style-name="OrgSrcFontLockStringFace">&gt;</text:span></text:p>
      <text:p text:style-name="OrgSrcBlock"/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allocAndGo</text:span>(<text:span text:style-name="OrgSrcFontLockKeywordFace">const</text:span><text:s/><text:span text:style-name="OrgSrcFontLockTypeFace">int</text:span><text:s/><text:span text:style-name="OrgSrcFontLockVariableNameFace">len</text:span>)<text:s/>{</text:p>
      <text:p text:style-name="OrgSrcBlock"><text:s/><text:s/><text:s/><text:s/><text:s/><text:s/><text:s/><text:s/><text:span text:style-name="OrgSrcFontLockTypeFace">in</text:span><text:span text:style-name="OrgSrcFontLockTypeFace">t</text:span><text:s/><text:span text:style-name="OrgSrcFontLockVariableNameFace">bigArray</text:span>[len];</text:p>
      <text:p text:style-name="OrgSrcBlock"><text:s/><text:s/><text:s/><text:s/><text:s/><text:s/><text:s/><text:s/><text:span text:style-name="OrgSrcFontLockKeywordFace">for</text:span>(<text:span text:style-name="OrgSrcFontLockTypeFace">in</text:span><text:span text:style-name="OrgSrcFontLockTypeFace">t</text:span><text:s/><text:span text:style-name="OrgSrcFontLockVariableNameFace">idx</text:span>=0;<text:s/>idx<text:s/>&lt;<text:s/>len;<text:s/>idx++)<text:s/>{</text:p>
      <text:p text:style-name="OrgSrcBlock"><text:s/><text:s/><text:s/><text:s/><text:s/><text:s/><text:s/><text:s/><text:s/><text:s/><text:s/><text:s/>bigArray[idx]<text:s/>=<text:s/>idx;</text:p>
      <text:p text:style-name="OrgSrcBlock"><text:s/><text:s/><text:s/><text:s/><text:s/><text:s/><text:s/><text:s/>}</text:p>
      <text:p text:style-name="OrgSrcBlock"><text:s/><text:s/><text:s/><text:s/><text:s/><text:s/><text:s/><text:s/>printf(<text:span text:style-name="OrgSrcFontLockStringFace">"%u<text:s/>ints<text:s/>allocated!\n"</text:span>,1+bigArray[len-1]);</text:p>
      <text:p text:style-name="OrgSrcBlock"><text:s/><text:s/><text:s/><text:s/><text:s/><text:s/><text:s/><text:s/>printf(<text:span text:style-name="OrgSrcFontLockStringFace">"%lu<text:s/>bytes!\n"</text:span>,<text:s/><text:span text:style-name="OrgSrcFontLockKeywordFace">sizeof</text:span>(<text:span text:style-name="OrgSrcFontLockTypeFace">int</text:span>)*len);</text:p>
      <text:p text:style-name="OrgSrcBlock">}</text:p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let's<text:s/>find<text:s/>the<text:s/>max<text:s/>of<text:s/>the<text:s/>stack.</text:span></text:p>
      <text:p text:style-name="OrgSrcBlock"><text:s/><text:s/><text:s/><text:s/><text:span text:style-name="OrgSrcFontLockKeywordFace">f</text:span><text:span text:style-name="OrgSrcFontLockKeywordFace">or</text:span><text:s/>(<text:span text:style-name="OrgSrcFontLockTypeFace">in</text:span><text:span text:style-name="OrgSrcFontLockTypeFace">t</text:span><text:s/><text:span text:style-name="OrgSrcFontLockVariableNameFace">i</text:span><text:s/>=<text:s/>1;<text:s/>i<text:s/>&lt;<text:s/>900000;<text:s/>i+=256*1024)<text:s/>{</text:p>
      <text:p text:style-name="OrgSrcBlock"><text:s/><text:s/><text:s/><text:s/><text:s/><text:s/><text:s/><text:s/>allocAndGo(i);</text:p>
      <text:p text:style-name="OrgSrcBlock"><text:s/><text:s/><text:s/><text:s/>}</text:p>
      <text:p text:style-name="OrgSrcBlockLastLine">}</text:p>
      <text:p text:style-name="OrgFixedWidthBlock">1 ints allocated!</text:p>
      <text:p text:style-name="OrgFixedWidthBlock">4 bytes!</text:p>
      <text:p text:style-name="OrgFixedWidthBlock">262145 ints allocated!</text:p>
      <text:p text:style-name="OrgFixedWidthBlock">1048580 bytes!</text:p>
      <text:p text:style-name="OrgFixedWidthBlock">524289 ints allocated!</text:p>
      <text:p text:style-name="OrgFixedWidthBlock">2097156 bytes!</text:p>
      <text:p text:style-name="OrgFixedWidthBlock">786433 ints allocated!</text:p>
      <text:p text:style-name="OrgFixedWidthBlockLastLine">3145732 bytes!</text:p>
      <text:p text:style-name="OrgFixedWidthBlockLastLine"/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asser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ring.h</text:span><text:span text:style-name="OrgSrcFontLockStringFace">&gt;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FunctionNameFace">testAllocArray</text:span>(<text:span text:style-name="OrgSrcFontLockTypeFace">int</text:span><text:s/><text:span text:style-name="OrgSrcFontLockVariableNameFace">arrLen</text:span>)<text:s/>{</text:p>
      <text:p text:style-name="OrgSrcBlock"><text:s/><text:s/><text:span text:style-name="OrgSrcFontLockTypeFace">size_</text:span><text:span text:style-name="OrgSrcFontLockTypeFace">t</text:span><text:s/><text:span text:style-name="OrgSrcFontLockVariableNameFace">size</text:span><text:s/>=<text:s/>arrLen<text:s/>*<text:s/><text:span text:style-name="OrgSrcFontLockKeywordFace">sizeof</text:span>(<text:span text:style-name="OrgSrcFontLockTypeFace">int</text:span>);</text:p>
      <text:p text:style-name="OrgSrcBlock"><text:s/><text:s/><text:span text:style-name="OrgSrcFontLockTypeFace">in</text:span><text:span text:style-name="OrgSrcFontLockTypeFace">t</text:span>*<text:s/><text:span text:style-name="OrgSrcFontLockVariableNameFace">array</text:span><text:s/>=<text:s/>malloc(<text:s/>size<text:s/>);</text:p>
      <text:p text:style-name="OrgSrcBlock"><text:s/><text:s/>assert(array!=<text:span text:style-name="OrgSrcFontLockConstantFace">NULL</text:span>);</text:p>
      <text:p text:style-name="OrgSrcBlock"><text:s/><text:s/>memset((<text:span text:style-name="OrgSrcFontLockTypeFace">void</text:span>*)array,<text:s/>0,<text:s/>size);</text:p>
      <text:p text:style-name="OrgSrcBlock"><text:s/><text:s/><text:span text:style-name="OrgSrcFontLockKeywordFace">for</text:span>(<text:span text:style-name="OrgSrcFontLockTypeFace">in</text:span><text:span text:style-name="OrgSrcFontLockTypeFace">t</text:span><text:s/><text:span text:style-name="OrgSrcFontLockVariableNameFace">idx</text:span>=0;<text:s/>idx&lt;arrLen;<text:s/>idx++)<text:s/>{</text:p>
      <text:p text:style-name="OrgSrcBlock"><text:s/><text:s/><text:s/><text:s/>array[idx]<text:s/>=<text:s/>idx;</text:p>
      <text:p text:style-name="OrgSrcBlock"><text:s/><text:s/>}</text:p>
      <text:p text:style-name="OrgSrcBlock"><text:s/><text:s/><text:span text:style-name="OrgSrcFontLockKeywordFace">return</text:span><text:s/>array;</text:p>
      <text:p text:style-name="OrgSrcBlock">}</text:p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i<text:s/>&lt;<text:s/>90000000;<text:s/>i+=5*1024*1024)<text:s/>{</text:p>
      <text:p text:style-name="OrgSrcBlock"><text:s/><text:s/><text:s/><text:s/><text:s/><text:s/><text:s/><text:s/><text:span text:style-name="OrgSrcFontLockTypeFace">in</text:span><text:span text:style-name="OrgSrcFontLockTypeFace">t</text:span><text:s/>*<text:s/><text:span text:style-name="OrgSrcFontLockVariableNameFace">bigArray</text:span><text:s/>=<text:s/>testAllocArray(<text:s/>i<text:s/>);</text:p>
      <text:p text:style-name="OrgSrcBlock"><text:s/><text:s/><text:s/><text:s/><text:s/><text:s/><text:s/><text:s/>printf(<text:span text:style-name="OrgSrcFontLockStringFace">"%u<text:s/>ints<text:s/>allocated!\n"</text:span>,1+bigArray[i-1]);</text:p>
      <text:p text:style-name="OrgSrcBlock"><text:s/><text:s/><text:s/><text:s/><text:s/><text:s/><text:s/><text:s/>printf(<text:span text:style-name="OrgSrcFontLockStringFace">"%lu<text:s/>bytes!\n"</text:span>,<text:s/><text:span text:style-name="OrgSrcFontLockKeywordFace">sizeof</text:span>(<text:span text:style-name="OrgSrcFontLockTypeFace">int</text:span>)*i);</text:p>
      <text:p text:style-name="OrgSrcBlock"><text:s/><text:s/><text:s/><text:s/><text:s/><text:s/><text:s/><text:s/>free(bigArray);<text:s/><text:span text:style-name="OrgSrcFontLockCommentDelimiterFace">//<text:s/></text:span><text:span text:style-name="OrgSrcFontLockCommentFace">remember<text:s/>to<text:s/>free<text:s/>it<text:s/>when<text:s/>done!</text:span></text:p>
      <text:p text:style-name="OrgSrcBlock"><text:s/><text:s/><text:s/><text:s/>}</text:p>
      <text:p text:style-name="OrgSrcBlockLastLine">}</text:p>
      <text:p text:style-name="OrgFixedWidthBlock">1 ints allocated!</text:p>
      <text:p text:style-name="OrgFixedWidthBlock">4 bytes!</text:p>
      <text:p text:style-name="OrgFixedWidthBlock">5242881 ints allocated!</text:p>
      <text:p text:style-name="OrgFixedWidthBlock">20971524 bytes!</text:p>
      <text:p text:style-name="OrgFixedWidthBlock">10485761 ints allocated!</text:p>
      <text:p text:style-name="OrgFixedWidthBlock">41943044 bytes!</text:p>
      <text:p text:style-name="OrgFixedWidthBlock">15728641 ints allocated!</text:p>
      <text:p text:style-name="OrgFixedWidthBlock">62914564 bytes!</text:p>
      <text:p text:style-name="OrgFixedWidthBlock">20971521 ints allocated!</text:p>
      <text:p text:style-name="OrgFixedWidthBlock">83886084 bytes!</text:p>
      <text:p text:style-name="OrgFixedWidthBlock">26214401 ints allocated!</text:p>
      <text:p text:style-name="OrgFixedWidthBlock">104857604 bytes!</text:p>
      <text:p text:style-name="OrgFixedWidthBlock">31457281 ints allocated!</text:p>
      <text:p text:style-name="OrgFixedWidthBlock">125829124 bytes!</text:p>
      <text:p text:style-name="OrgFixedWidthBlock">36700161 ints allocated!</text:p>
      <text:p text:style-name="OrgFixedWidthBlock">146800644 bytes!</text:p>
      <text:p text:style-name="OrgFixedWidthBlock">41943041 ints allocated!</text:p>
      <text:p text:style-name="OrgFixedWidthBlock">167772164 bytes!</text:p>
      <text:p text:style-name="OrgFixedWidthBlock">47185921 ints allocated!</text:p>
      <text:p text:style-name="OrgFixedWidthBlock">188743684 bytes!</text:p>
      <text:p text:style-name="OrgFixedWidthBlock">52428801 ints allocated!</text:p>
      <text:p text:style-name="OrgFixedWidthBlock">209715204 bytes!</text:p>
      <text:p text:style-name="OrgFixedWidthBlock">57671681 ints allocated!</text:p>
      <text:p text:style-name="OrgFixedWidthBlock">230686724 bytes!</text:p>
      <text:p text:style-name="OrgFixedWidthBlock">62914561 ints allocated!</text:p>
      <text:p text:style-name="OrgFixedWidthBlock">251658244 bytes!</text:p>
      <text:p text:style-name="OrgFixedWidthBlock">68157441 ints allocated!</text:p>
      <text:p text:style-name="OrgFixedWidthBlock">272629764 bytes!</text:p>
      <text:p text:style-name="OrgFixedWidthBlock">73400321 ints allocated!</text:p>
      <text:p text:style-name="OrgFixedWidthBlock">293601284 bytes!</text:p>
      <text:p text:style-name="OrgFixedWidthBlock">78643201 ints allocated!</text:p>
      <text:p text:style-name="OrgFixedWidthBlock">314572804 bytes!</text:p>
      <text:p text:style-name="OrgFixedWidthBlock">83886081 ints allocated!</text:p>
      <text:p text:style-name="OrgFixedWidthBlock">335544324 bytes!</text:p>
      <text:p text:style-name="OrgFixedWidthBlock">89128961 ints allocated!</text:p>
      <text:p text:style-name="OrgFixedWidthBlockLastLine">356515844 bytes!</text:p>
      <text:h text:style-name="Heading_20_3" text:outline-level="3" text:is-list-header="false">
<text:bookmark-start text:name="OrgXref.org7d9f1ad"/>
<text:bookmark text:name="org7d9f1ad"/>Malloc2
<text:bookmark-end text:name="OrgXref.org7d9f1ad"/></text:h>
      <text:p text:style-name="Text_20_body">Big allocation!
</text:p>
      <text:p text:style-name="OrgSrcBlock">gcc<text:s/>-std=c99<text:s/>-Wall<text:s/>-pedantic<text:s/>-Werror<text:s/>-o<text:s/>board<text:s/>./board.c</text:p>
      <text:p text:style-name="OrgSrcBlockLastLine">./board<text:s/>|<text:s/>wc</text:p>
      <text:p text:style-name="OrgFixedWidthBlockLastLine"> <text:s text:c="2"/>8192 <text:s text:c="3"/>8192 67117056</text:p>
      <text:p text:style-name="OrgFixedWidthBlockLastLine"/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n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text:s/><text:span text:style-name="OrgSrcFontLockCommentDelimiterFace">//<text:s/></text:span><text:span text:style-name="OrgSrcFontLockCommentFace">&lt;--<text:s/>malloc<text:s/>is<text:s/>in<text:s/>stdlib.h</text:span>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KIBI</text:span><text:s/>1024L</text:p>
      <text:p text:style-name="OrgSrcBlock"><text:span text:style-name="OrgSrcFontLockPreprocessorFace">#</text:span><text:span text:style-name="OrgSrcFontLockPreprocessorFace">define</text:span><text:s/><text:span text:style-name="OrgSrcFontLockVariableNameFace">MEGA</text:span><text:s/>(KIBI*KIBI)</text:p>
      <text:p text:style-name="OrgSrcBlock"><text:span text:style-name="OrgSrcFontLockPreprocessorFace">#</text:span><text:span text:style-name="OrgSrcFontLockPreprocessorFace">define</text:span><text:s/><text:span text:style-name="OrgSrcFontLockVariableNameFace">SIZE</text:span><text:s/>1024*8</text:p>
      <text:p text:style-name="OrgSrcBlock"/>
      <text:p text:style-name="OrgSrcBlock"><text:span text:style-name="OrgSrcFontLockCommentDelimiterFace">/</text:span><text:span text:style-name="OrgSrcFontLockCommentDelimiterFace">*</text:span></text:p>
      <text:p text:style-name="OrgSrcBlock"><text:span text:style-name="OrgSrcFontLockCommentFace"><text:s/>*<text:s/>malloc:<text:s/>Memory<text:s/>ALLOCate,<text:s/>in<text:s/>number<text:s/>of<text:s/>bytes</text:span></text:p>
      <text:p text:style-name="OrgSrcBlock"><text:span text:style-name="OrgSrcFontLockCommentFace"><text:s/>*<text:s/>free:<text:s/>deallocate<text:s/>the<text:s/>memory</text:span></text:p>
      <text:p text:style-name="OrgSrcBlock"><text:span text:style-name="OrgSrcFontLockCommentFace"><text:s/>*<text:s/><text:s/>takes<text:s/>the<text:s/>pointer<text:s/>returned<text:s/>by<text:s/>malloc</text:span></text:p>
      <text:p text:style-name="OrgSrcBlock"><text:span text:style-name="OrgSrcFontLockCommentFace"><text:s/>*<text:s/></text:span></text:p>
      <text:p text:style-name="OrgSrcBlock"><text:span text:style-name="OrgSrcFontLockCommentFace"><text:s/>*<text:s/>Memory<text:s/>still<text:s/>needs<text:s/>to<text:s/>be<text:s/>initialized!</text:span></text:p>
      <text:p text:style-name="OrgSrcBlock"><text:span text:style-name="OrgSrcFontLockCommentFace"><text:s/></text:span><text:span text:style-name="OrgSrcFontLockCommentDelimiterFace">*/</text:span></text:p>
      <text:p text:style-name="OrgSrcBlock"/>
      <text:p text:style-name="OrgSrcBlock"><text:span text:style-name="OrgSrcFontLockTypeFace">u</text:span><text:span text:style-name="OrgSrcFontLockTypeFace">int8_</text:span><text:span text:style-name="OrgSrcFontLockTypeFace">t</text:span><text:s/>*<text:s/><text:span text:style-name="OrgSrcFontLockFunctionNameFace">get_board</text:span>()<text:s/>{</text:p>
      <text:p text:style-name="OrgSrcBlock"><text:s/><text:s/><text:s/><text:s/><text:span text:style-name="OrgSrcFontLockTypeFace">voi</text:span><text:span text:style-name="OrgSrcFontLockTypeFace">d</text:span><text:s/>*<text:s/><text:span text:style-name="OrgSrcFontLockVariableNameFace">allocated</text:span><text:s/>=<text:s/>malloc(<text:span text:style-name="OrgSrcFontLockKeywordFace">sizeof</text:span>(uint8_t)<text:s/>*<text:s/>SIZE<text:s/>*<text:s/>SIZE);</text:p>
      <text:p text:style-name="OrgSrcBlock"><text:s/><text:s/><text:s/><text:s/><text:span text:style-name="OrgSrcFontLockKeywordFace">if</text:span><text:s/>(allocated<text:s/>==<text:s/><text:span text:style-name="OrgSrcFontLockConstantFace">NULL</text:span>)<text:s/>{</text:p>
      <text:p text:style-name="OrgSrcBlock"><text:s/><text:s/><text:s/><text:s/><text:s/><text:s/><text:s/><text:s/>printf(<text:span text:style-name="OrgSrcFontLockStringFace">"Error:<text:s/>Out<text:s/>of<text:s/>memory!\n"</text:span>);</text:p>
      <text:p text:style-name="OrgSrcBlock"><text:s/><text:s/><text:s/><text:s/><text:s/><text:s/><text:s/><text:s/>abort();</text:p>
      <text:p text:style-name="OrgSrcBlock"><text:s/><text:s/><text:s/><text:s/>}</text:p>
      <text:p text:style-name="OrgSrcBlock"><text:s/><text:s/><text:s/><text:s/><text:span text:style-name="OrgSrcFontLockKeywordFace">return</text:span><text:s/>allocated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uint8_</text:span><text:span text:style-name="OrgSrcFontLockTypeFace">t</text:span><text:s/>(*<text:span text:style-name="OrgSrcFontLockVariableNameFace">board</text:span>)[SIZE]<text:s/>=<text:s/><text:span text:style-name="OrgSrcFontLockConstantFace">NULL</text:span>;</text:p>
      <text:p text:style-name="OrgSrcBlock"><text:s/><text:s/><text:s/><text:s/><text:span text:style-name="OrgSrcFontLockTypeFace">size_</text:span><text:span text:style-name="OrgSrcFontLockTypeFace">t</text:span><text:s/><text:span text:style-name="OrgSrcFontLockVariableNameFace">total_size</text:span><text:s/>=<text:s/><text:span text:style-name="OrgSrcFontLockKeywordFace">sizeof</text:span>(uint8_t)<text:s/>*<text:s/>SIZE<text:s/>*<text:s/>SIZE;</text:p>
      <text:p text:style-name="OrgSrcBlock"><text:s/><text:s/><text:s/><text:s/>board<text:s/>=<text:s/>(<text:span text:style-name="OrgSrcFontLockTypeFace">uint8_t</text:span><text:s/>(*)[SIZE])get_board()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board<text:s/>=<text:s/>malloc(total_size);</text:span></text:p>
      <text:p text:style-name="OrgSrcBlock"><text:s/><text:s/><text:s/><text:s/><text:span text:style-name="OrgSrcFontLockKeywordFace">f</text:span><text:span text:style-name="OrgSrcFontLockKeywordFace">or</text:span><text:s/>(<text:span text:style-name="OrgSrcFontLockTypeFace">size_</text:span><text:span text:style-name="OrgSrcFontLockTypeFace">t</text:span><text:s/><text:span text:style-name="OrgSrcFontLockVariableNameFace">row</text:span><text:s/>=<text:s/>0;<text:s/>row<text:s/>&lt;<text:s/>SIZE;<text:s/>row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col</text:span><text:s/>=<text:s/>0;<text:s/>col<text:s/>&lt;<text:s/>SIZE;<text:s/>col++)<text:s/>{</text:p>
      <text:p text:style-name="OrgSrcBlock"><text:s/><text:s/><text:s/><text:s/><text:s/><text:s/><text:s/><text:s/><text:s/><text:s/><text:s/><text:s/>board[row][col]<text:s/>=<text:s/>rand()<text:s/>%<text:s/>26<text:s/>+<text:s/><text:span text:style-name="OrgSrcFontLockStringFace">'A'</text:span>;</text:p>
      <text:p text:style-name="OrgSrcBlock"><text:s/><text:s/><text:s/><text:s/><text:s/><text:s/><text:s/><text:s/>}</text:p>
      <text:p text:style-name="OrgSrcBlock"><text:s/><text:s/><text:s/><text:s/>}</text:p>
      <text:p text:style-name="OrgSrcBlock"/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row</text:span><text:s/>=<text:s/>0;<text:s/>row<text:s/>&lt;<text:s/>SIZE;<text:s/>row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col</text:span><text:s/>=<text:s/>0;<text:s/>col<text:s/>&lt;<text:s/>SIZE;<text:s/>col++)<text:s/>{</text:p>
      <text:p text:style-name="OrgSrcBlock"><text:s/><text:s/><text:s/><text:s/><text:s/><text:s/><text:s/><text:s/><text:s/><text:s/><text:s/><text:s/>printf(<text:span text:style-name="OrgSrcFontLockStringFace">"%c"</text:span>,<text:s/>(<text:span text:style-name="OrgSrcFontLockTypeFace">char</text:span>)<text:s/>board[row][col]);</text:p>
      <text:p text:style-name="OrgSrcBlock"><text:s/><text:s/><text:s/><text:s/><text:s/><text:s/><text:s/><text:s/>}</text:p>
      <text:p text:style-name="OrgSrcBlock"><text:s/><text:s/><text:s/><text:s/><text:s/><text:s/><text:s/><text:s/>printf(<text:span text:style-name="OrgSrcFontLockStringFace">"\n"</text:span>);</text:p>
      <text:p text:style-name="OrgSrcBlock"><text:s/><text:s/><text:s/><text:s/>}</text:p>
      <text:p text:style-name="OrgSrcBlock"><text:s/><text:s/><text:s/><text:s/>printf(<text:span text:style-name="OrgSrcFontLockStringFace">"board<text:s/>is<text:s/>%zu<text:s/>mebibytes!\n"</text:span>,<text:s/>total_size/MEGA);</text:p>
      <text:p text:style-name="OrgSrcBlock"><text:s/><text:s/><text:s/><text:s/>free(board);</text:p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row</text:span><text:s/>=<text:s/>0;<text:s/>row<text:s/>&lt;<text:s/>SIZE;<text:s/>row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col</text:span><text:s/>=<text:s/>0;<text:s/>col<text:s/>&lt;<text:s/>SIZE;<text:s/>col++)<text:s/>{</text:p>
      <text:p text:style-name="OrgSrcBlock"><text:s/><text:s/><text:s/><text:s/><text:s/><text:s/><text:s/><text:s/><text:s/><text:s/><text:s/><text:s/>printf(<text:span text:style-name="OrgSrcFontLockStringFace">"%c"</text:span>,<text:s/>(<text:span text:style-name="OrgSrcFontLockTypeFace">char</text:span>)<text:s/>board[row][col]);</text:p>
      <text:p text:style-name="OrgSrcBlock"><text:s/><text:s/><text:s/><text:s/><text:s/><text:s/><text:s/><text:s/>}</text:p>
      <text:p text:style-name="OrgSrcBlock"><text:s/><text:s/><text:s/><text:s/><text:s/><text:s/><text:s/><text:s/>printf(<text:span text:style-name="OrgSrcFontLockStringFace">"\n"</text:span>);</text:p>
      <text:p text:style-name="OrgSrcBlock"><text:s/><text:s/><text:s/><text:s/>}</text:p>
      <text:p text:style-name="OrgSrcBlockLastLine">}</text:p>
      <text:h text:style-name="Heading_20_3" text:outline-level="3" text:is-list-header="false">
<text:bookmark-start text:name="OrgXref.orgd07a363"/>
<text:bookmark text:name="orgd07a363"/>Calloc
<text:bookmark-end text:name="OrgXref.orgd07a363"/></text:h>
      <text:p text:style-name="Text_20_body">Calloc is like malloc except it will initialize the memory for you!
Just to 0 though. Which is good enough.
</text:p>
      <text:p text:style-name="Text_20_body">Calloc looks different 
</text:p>
      <text:p text:style-name="Text_20_body">man calloc says
</text:p>
      <text:p text:style-name="Text_20_body">void *calloc(size<text:span text:style-name="OrgSubscript">t</text:span> nmemb, size<text:span text:style-name="OrgSubscript">t</text:span> size);
</text:p>
      <text:p text:style-name="Text_20_body">It's not void, it's void * so you have to cast.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asser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ring.h</text:span><text:span text:style-name="OrgSrcFontLockStringFace">&gt;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FunctionNameFace">testAllocArray</text:span>(<text:span text:style-name="OrgSrcFontLockTypeFace">int</text:span><text:s/><text:span text:style-name="OrgSrcFontLockVariableNameFace">arrLen</text:span>)<text:s/>{</text:p>
      <text:p text:style-name="OrgSrcBlock"><text:s/><text:s/><text:span text:style-name="OrgSrcFontLockTypeFace">in</text:span><text:span text:style-name="OrgSrcFontLockTypeFace">t</text:span>*<text:s/><text:span text:style-name="OrgSrcFontLockVariableNameFace">array</text:span><text:s/>=<text:s/>calloc(<text:s/><text:span text:style-name="OrgSrcFontLockKeywordFace">sizeof</text:span>(<text:span text:style-name="OrgSrcFontLockTypeFace">int</text:span>),<text:s/>arrLen<text:s/>);</text:p>
      <text:p text:style-name="OrgSrcBlock"><text:s/><text:s/>assert(array!=<text:span text:style-name="OrgSrcFontLockConstantFace">NULL</text:span>);</text:p>
      <text:p text:style-name="OrgSrcBlock"><text:s/><text:s/><text:span text:style-name="OrgSrcFontLockKeywordFace">for</text:span>(<text:span text:style-name="OrgSrcFontLockTypeFace">in</text:span><text:span text:style-name="OrgSrcFontLockTypeFace">t</text:span><text:s/><text:span text:style-name="OrgSrcFontLockVariableNameFace">idx</text:span>=0;<text:s/>idx&lt;arrLen;<text:s/>idx++)<text:s/>{</text:p>
      <text:p text:style-name="OrgSrcBlock"><text:s/><text:s/><text:s/><text:s/>array[idx]<text:s/>=<text:s/>idx;</text:p>
      <text:p text:style-name="OrgSrcBlock"><text:s/><text:s/>}</text:p>
      <text:p text:style-name="OrgSrcBlock"><text:s/><text:s/><text:span text:style-name="OrgSrcFontLockKeywordFace">return</text:span><text:s/>array;</text:p>
      <text:p text:style-name="OrgSrcBlock">}</text:p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i<text:s/>&lt;<text:s/>90000000;<text:s/>i+=5*1024*1024)<text:s/>{</text:p>
      <text:p text:style-name="OrgSrcBlock"><text:s/><text:s/><text:s/><text:s/><text:s/><text:s/><text:s/><text:s/><text:span text:style-name="OrgSrcFontLockTypeFace">in</text:span><text:span text:style-name="OrgSrcFontLockTypeFace">t</text:span><text:s/>*<text:s/><text:span text:style-name="OrgSrcFontLockVariableNameFace">bigArray</text:span><text:s/>=<text:s/>testAllocArray(<text:s/>i<text:s/>);</text:p>
      <text:p text:style-name="OrgSrcBlock"><text:s/><text:s/><text:s/><text:s/><text:s/><text:s/><text:s/><text:s/>printf(<text:span text:style-name="OrgSrcFontLockStringFace">"%u<text:s/>ints<text:s/>allocated!\n"</text:span>,1+bigArray[i-1]);</text:p>
      <text:p text:style-name="OrgSrcBlock"><text:s/><text:s/><text:s/><text:s/><text:s/><text:s/><text:s/><text:s/>printf(<text:span text:style-name="OrgSrcFontLockStringFace">"%lu<text:s/>bytes!\n"</text:span>,<text:s/><text:span text:style-name="OrgSrcFontLockKeywordFace">sizeof</text:span>(<text:span text:style-name="OrgSrcFontLockTypeFace">int</text:span>)*i);</text:p>
      <text:p text:style-name="OrgSrcBlock"><text:s/><text:s/><text:s/><text:s/><text:s/><text:s/><text:s/><text:s/>free(bigArray);<text:s/><text:span text:style-name="OrgSrcFontLockCommentDelimiterFace">//<text:s/></text:span><text:span text:style-name="OrgSrcFontLockCommentFace">remember<text:s/>to<text:s/>free<text:s/>it<text:s/>when<text:s/>done!</text:span></text:p>
      <text:p text:style-name="OrgSrcBlock"><text:s/><text:s/><text:s/><text:s/>}</text:p>
      <text:p text:style-name="OrgSrcBlockLastLine">}</text:p>
      <text:p text:style-name="OrgFixedWidthBlock">1 ints allocated!</text:p>
      <text:p text:style-name="OrgFixedWidthBlock">4 bytes!</text:p>
      <text:p text:style-name="OrgFixedWidthBlock">5242881 ints allocated!</text:p>
      <text:p text:style-name="OrgFixedWidthBlock">20971524 bytes!</text:p>
      <text:p text:style-name="OrgFixedWidthBlock">10485761 ints allocated!</text:p>
      <text:p text:style-name="OrgFixedWidthBlock">41943044 bytes!</text:p>
      <text:p text:style-name="OrgFixedWidthBlock">15728641 ints allocated!</text:p>
      <text:p text:style-name="OrgFixedWidthBlock">62914564 bytes!</text:p>
      <text:p text:style-name="OrgFixedWidthBlock">20971521 ints allocated!</text:p>
      <text:p text:style-name="OrgFixedWidthBlock">83886084 bytes!</text:p>
      <text:p text:style-name="OrgFixedWidthBlock">26214401 ints allocated!</text:p>
      <text:p text:style-name="OrgFixedWidthBlock">104857604 bytes!</text:p>
      <text:p text:style-name="OrgFixedWidthBlock">31457281 ints allocated!</text:p>
      <text:p text:style-name="OrgFixedWidthBlock">125829124 bytes!</text:p>
      <text:p text:style-name="OrgFixedWidthBlock">36700161 ints allocated!</text:p>
      <text:p text:style-name="OrgFixedWidthBlock">146800644 bytes!</text:p>
      <text:p text:style-name="OrgFixedWidthBlock">41943041 ints allocated!</text:p>
      <text:p text:style-name="OrgFixedWidthBlock">167772164 bytes!</text:p>
      <text:p text:style-name="OrgFixedWidthBlock">47185921 ints allocated!</text:p>
      <text:p text:style-name="OrgFixedWidthBlock">188743684 bytes!</text:p>
      <text:p text:style-name="OrgFixedWidthBlock">52428801 ints allocated!</text:p>
      <text:p text:style-name="OrgFixedWidthBlock">209715204 bytes!</text:p>
      <text:p text:style-name="OrgFixedWidthBlock">57671681 ints allocated!</text:p>
      <text:p text:style-name="OrgFixedWidthBlock">230686724 bytes!</text:p>
      <text:p text:style-name="OrgFixedWidthBlock">62914561 ints allocated!</text:p>
      <text:p text:style-name="OrgFixedWidthBlock">251658244 bytes!</text:p>
      <text:p text:style-name="OrgFixedWidthBlock">68157441 ints allocated!</text:p>
      <text:p text:style-name="OrgFixedWidthBlock">272629764 bytes!</text:p>
      <text:p text:style-name="OrgFixedWidthBlock">73400321 ints allocated!</text:p>
      <text:p text:style-name="OrgFixedWidthBlock">293601284 bytes!</text:p>
      <text:p text:style-name="OrgFixedWidthBlock">78643201 ints allocated!</text:p>
      <text:p text:style-name="OrgFixedWidthBlock">314572804 bytes!</text:p>
      <text:p text:style-name="OrgFixedWidthBlock">83886081 ints allocated!</text:p>
      <text:p text:style-name="OrgFixedWidthBlock">335544324 bytes!</text:p>
      <text:p text:style-name="OrgFixedWidthBlock">89128961 ints allocated!</text:p>
      <text:p text:style-name="OrgFixedWidthBlockLastLine">356515844 bytes!</text:p>
      <text:h text:style-name="Heading_20_3" text:outline-level="3" text:is-list-header="false">
<text:bookmark-start text:name="OrgXref.orgec7df93"/>
<text:bookmark text:name="orgec7df93"/>strdup
<text:bookmark-end text:name="OrgXref.orgec7df93"/></text:h>
      <text:p text:style-name="Text_20_body">strdup duplicates a string into newly malloc'd memory.
</text:p>
      <text:p text:style-name="Text_20_body">Very handy.
</text:p>
      <text:p text:style-name="Text_20_body">Very dangerous.
</text:p>
      <text:p text:style-name="OrgSrcBlock"><text:span text:style-name="OrgSrcFontLockPreprocessorFace">#</text:span><text:span text:style-name="OrgSrcFontLockPreprocessorFace">define</text:span><text:s/><text:span text:style-name="OrgSrcFontLockVariableNameFace">_POSIX_C_SOURCE</text:span><text:s/>200809L<text:s/><text:span text:style-name="OrgSrcFontLockCommentDelimiterFace">//<text:s/></text:span><text:span text:style-name="OrgSrcFontLockCommentFace">&lt;--<text:s/>needed<text:s/>for<text:s/>strdup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n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ring.h</text:span><text:span text:style-name="OrgSrcFontLockStringFace">&gt;</text:span><text:s/><text:span text:style-name="OrgSrcFontLockCommentDelimiterFace">//<text:s/></text:span><text:span text:style-name="OrgSrcFontLockCommentFace">&lt;--<text:s/>strdup<text:s/>is<text:s/>in<text:s/>string.h</text:span></text:p>
      <text:p text:style-name="OrgSrcBlock"/>
      <text:p text:style-name="OrgSrcBlock"><text:span text:style-name="OrgSrcFontLockCommentDelimiterFace">/</text:span><text:span text:style-name="OrgSrcFontLockCommentDelimiterFace">*</text:span></text:p>
      <text:p text:style-name="OrgSrcBlock"><text:span text:style-name="OrgSrcFontLockCommentFace"><text:s/>*<text:s/>strdup<text:s/>=<text:s/>malloc<text:s/>+<text:s/>strcpy</text:span></text:p>
      <text:p text:style-name="OrgSrcBlock"><text:span text:style-name="OrgSrcFontLockCommentFace"><text:s/></text:span><text:span text:style-name="OrgSrcFontLockCommentDelimiterFace">*/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KeywordFace">const</text:span><text:s/><text:span text:style-name="OrgSrcFontLockTypeFace">cha</text:span><text:span text:style-name="OrgSrcFontLockTypeFace">r</text:span><text:s/>*<text:s/><text:span text:style-name="OrgSrcFontLockVariableNameFace">message</text:span><text:s/>=<text:s/><text:span text:style-name="OrgSrcFontLockStringFace">"hello,<text:s/>world!"</text:span>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char<text:s/>buffer[14];</text:span></text:p>
      <text:p text:style-name="OrgSrcBlock"><text:s/><text:s/><text:s/><text:s/><text:span text:style-name="OrgSrcFontLockCommentDelimiterFace">//<text:s/></text:span><text:span text:style-name="OrgSrcFontLockCommentFace">strncpy(buffer,<text:s/>message,<text:s/>14);<text:s/><text:s/><text:s/><text:s/></text:span></text:p>
      <text:p text:style-name="OrgSrcBlock"><text:s/><text:s/><text:s/><text:s/>printf(<text:span text:style-name="OrgSrcFontLockStringFace">"%p<text:s/>%s\n"</text:span>,<text:s/>(<text:span text:style-name="OrgSrcFontLockTypeFace">void</text:span>*)message,<text:s/>message);<text:s/><text:s/><text:s/><text:s/>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hi<text:s/>this<text:s/>code<text:s/>is<text:s/>basically<text:s/>strdup</text:span></text:p>
      <text:p text:style-name="OrgSrcBlock"><text:s/><text:s/><text:s/><text:s/><text:span text:style-name="OrgSrcFontLockTypeFace">c</text:span><text:span text:style-name="OrgSrcFontLockTypeFace">ha</text:span><text:span text:style-name="OrgSrcFontLockTypeFace">r</text:span><text:s/>*<text:s/><text:span text:style-name="OrgSrcFontLockVariableNameFace">copyMalloc</text:span><text:s/>=<text:s/>malloc((strlen(message)<text:s/>+<text:s/>1)<text:s/>*<text:s/><text:span text:style-name="OrgSrcFontLockKeywordFace">sizeof</text:span>(<text:span text:style-name="OrgSrcFontLockTypeFace">char</text:span>));</text:p>
      <text:p text:style-name="OrgSrcBlock"><text:s/><text:s/><text:s/><text:s/>strcpy(copyMalloc,<text:s/>message)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^^^^<text:s/>that<text:s/>was<text:s/>basically<text:s/>strdup</text:span></text:p>
      <text:p text:style-name="OrgSrcBlock"><text:s/><text:s/><text:s/><text:s/>printf(<text:span text:style-name="OrgSrcFontLockStringFace">"%p<text:s/>%s\n"</text:span>,<text:s/>(<text:span text:style-name="OrgSrcFontLockTypeFace">void</text:span>*)copyMalloc,<text:s/>copyMalloc);<text:s/><text:s/><text:s/><text:s/></text:p>
      <text:p text:style-name="OrgSrcBlock"><text:s/><text:s/><text:s/><text:s/><text:span text:style-name="OrgSrcFontLockTypeFace">cha</text:span><text:span text:style-name="OrgSrcFontLockTypeFace">r</text:span><text:s/>*<text:s/><text:span text:style-name="OrgSrcFontLockVariableNameFace">copyDup</text:span><text:s/>=<text:s/>strdup(message);</text:p>
      <text:p text:style-name="OrgSrcBlock"><text:s/><text:s/><text:s/><text:s/>printf(<text:span text:style-name="OrgSrcFontLockStringFace">"%p<text:s/>%s\n"</text:span>,<text:s/>(<text:span text:style-name="OrgSrcFontLockTypeFace">void</text:span>*)copyDup,<text:s/>copyDup)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&gt;<text:s/>.c:30:16:<text:s/>error:<text:s/>assignment<text:s/>of<text:s/>read-only<text:s/>location<text:s/>‘*message’</text:span></text:p>
      <text:p text:style-name="OrgSrcBlock"><text:s/><text:s/><text:s/><text:s/><text:span text:style-name="OrgSrcFontLockCommentDelimiterFace">//<text:s/></text:span><text:span text:style-name="OrgSrcFontLockCommentFace">&gt;<text:s/><text:s/><text:s/><text:s/>message[0]<text:s/>=<text:s/>'H';</text:span></text:p>
      <text:p text:style-name="OrgSrcBlock"><text:s/><text:s/><text:s/><text:s/><text:span text:style-name="OrgSrcFontLockCommentDelimiterFace">//<text:s/></text:span><text:span text:style-name="OrgSrcFontLockCommentFace">message[0]<text:s/>=<text:s/>'H';</text:span></text:p>
      <text:p text:style-name="OrgSrcBlock"><text:s/><text:s/><text:s/><text:s/>copyDup[0]<text:s/>=<text:s/><text:span text:style-name="OrgSrcFontLockStringFace">'J'</text:span>;</text:p>
      <text:p text:style-name="OrgSrcBlock"><text:s/><text:s/><text:s/><text:s/>copyMalloc[0]<text:s/>=<text:s/><text:span text:style-name="OrgSrcFontLockStringFace">'M'</text:span>;</text:p>
      <text:p text:style-name="OrgSrcBlock"><text:s/><text:s/><text:s/><text:s/>printf(<text:span text:style-name="OrgSrcFontLockStringFace">"%s\n"</text:span>,<text:s/>message);<text:s/><text:s/><text:s/><text:s/></text:p>
      <text:p text:style-name="OrgSrcBlock"><text:s/><text:s/><text:s/><text:s/>printf(<text:span text:style-name="OrgSrcFontLockStringFace">"%s\n"</text:span>,<text:s/>copyMalloc);<text:s/><text:s/><text:s/><text:s/></text:p>
      <text:p text:style-name="OrgSrcBlock"><text:s/><text:s/><text:s/><text:s/>printf(<text:span text:style-name="OrgSrcFontLockStringFace">"%s\n"</text:span>,<text:s/>copyDup);</text:p>
      <text:p text:style-name="OrgSrcBlock"><text:s/><text:s/><text:s/><text:s/>free(copyDup);</text:p>
      <text:p text:style-name="OrgSrcBlock"><text:s/><text:s/><text:s/><text:s/>free(copyMalloc);</text:p>
      <text:p text:style-name="OrgSrcBlockLastLine">}</text:p>
      <text:p text:style-name="OrgFixedWidthBlock">0x55fcc406f984 hello, world!</text:p>
      <text:p text:style-name="OrgFixedWidthBlock">0x55fcc45df270 hello, world!</text:p>
      <text:p text:style-name="OrgFixedWidthBlock">0x55fcc45df290 hello, world!</text:p>
      <text:p text:style-name="OrgFixedWidthBlock">hello, world!</text:p>
      <text:p text:style-name="OrgFixedWidthBlock">Mello, world!</text:p>
      <text:p text:style-name="OrgFixedWidthBlockLastLine">Jello, world!</text:p>
      <text:p text:style-name="OrgFixedWidthBlockLastLine"/>
      <text:h text:style-name="Heading_20_3" text:outline-level="3" text:is-list-header="false">
<text:bookmark-start text:name="OrgXref.orgae10f83"/>
<text:bookmark text:name="orgae10f83"/>free
<text:bookmark-end text:name="OrgXref.orgae10f83"/></text:h>
      <text:p text:style-name="Text_20_body">What happens if we don't free?
</text:p>
      <text:p text:style-name="Text_20_body">Our program can get bigger!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asser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ring.h</text:span><text:span text:style-name="OrgSrcFontLockStringFace">&gt;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FunctionNameFace">testAllocArray</text:span>(<text:span text:style-name="OrgSrcFontLockTypeFace">int</text:span><text:s/><text:span text:style-name="OrgSrcFontLockVariableNameFace">arrLen</text:span>)<text:s/>{</text:p>
      <text:p text:style-name="OrgSrcBlock"><text:s/><text:s/><text:span text:style-name="OrgSrcFontLockTypeFace">in</text:span><text:span text:style-name="OrgSrcFontLockTypeFace">t</text:span>*<text:s/><text:span text:style-name="OrgSrcFontLockVariableNameFace">array</text:span><text:s/>=<text:s/>calloc(<text:s/><text:span text:style-name="OrgSrcFontLockKeywordFace">sizeof</text:span>(<text:span text:style-name="OrgSrcFontLockTypeFace">int</text:span>),<text:s/>arrLen<text:s/>);</text:p>
      <text:p text:style-name="OrgSrcBlock"><text:s/><text:s/>assert(array!=<text:span text:style-name="OrgSrcFontLockConstantFace">NULL</text:span>);</text:p>
      <text:p text:style-name="OrgSrcBlock"><text:s/><text:s/><text:span text:style-name="OrgSrcFontLockKeywordFace">for</text:span>(<text:span text:style-name="OrgSrcFontLockTypeFace">in</text:span><text:span text:style-name="OrgSrcFontLockTypeFace">t</text:span><text:s/><text:span text:style-name="OrgSrcFontLockVariableNameFace">idx</text:span>=0;<text:s/>idx&lt;arrLen;<text:s/>idx++)<text:s/>{</text:p>
      <text:p text:style-name="OrgSrcBlock"><text:s/><text:s/><text:s/><text:s/>array[idx]<text:s/>=<text:s/>idx;</text:p>
      <text:p text:style-name="OrgSrcBlock"><text:s/><text:s/>}</text:p>
      <text:p text:style-name="OrgSrcBlock"><text:s/><text:s/><text:span text:style-name="OrgSrcFontLockKeywordFace">return</text:span><text:s/>array;</text:p>
      <text:p text:style-name="OrgSrcBlock">}</text:p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i<text:s/>&lt;<text:s/>10000000;<text:s/>i+=1*1024*1024)<text:s/>{</text:p>
      <text:p text:style-name="OrgSrcBlock"><text:s/><text:s/><text:s/><text:s/><text:s/><text:s/><text:s/><text:s/><text:span text:style-name="OrgSrcFontLockTypeFace">in</text:span><text:span text:style-name="OrgSrcFontLockTypeFace">t</text:span><text:s/>*<text:s/><text:span text:style-name="OrgSrcFontLockVariableNameFace">bigArray</text:span><text:s/>=<text:s/>testAllocArray(<text:s/>i<text:s/>);</text:p>
      <text:p text:style-name="OrgSrcBlock"><text:s/><text:s/><text:s/><text:s/><text:s/><text:s/><text:s/><text:s/>printf(<text:span text:style-name="OrgSrcFontLockStringFace">"%u<text:s/>ints<text:s/>allocated!\n"</text:span>,1+bigArray[i-1]);</text:p>
      <text:p text:style-name="OrgSrcBlock"><text:s/><text:s/><text:s/><text:s/><text:s/><text:s/><text:s/><text:s/>printf(<text:span text:style-name="OrgSrcFontLockStringFace">"%lu<text:s/>bytes!\n"</text:span>,<text:s/><text:span text:style-name="OrgSrcFontLockKeywordFace">sizeof</text:span>(<text:span text:style-name="OrgSrcFontLockTypeFace">int</text:span>)*i);</text:p>
      <text:p text:style-name="OrgSrcBlock"><text:s/><text:s/><text:s/><text:s/><text:s/><text:s/><text:s/><text:s/><text:span text:style-name="OrgSrcFontLockCommentDelimiterFace">//<text:s/></text:span><text:span text:style-name="OrgSrcFontLockCommentFace">free(bigArray);<text:s/>//<text:s/>remember<text:s/>to<text:s/>free<text:s/>it<text:s/>when<text:s/>done!</text:span></text:p>
      <text:p text:style-name="OrgSrcBlock"><text:s/><text:s/><text:s/><text:s/>}</text:p>
      <text:p text:style-name="OrgSrcBlockLastLine">}</text:p>
      <text:p text:style-name="OrgFixedWidthBlock">1 ints allocated!</text:p>
      <text:p text:style-name="OrgFixedWidthBlock">4 bytes!</text:p>
      <text:p text:style-name="OrgFixedWidthBlock">1048577 ints allocated!</text:p>
      <text:p text:style-name="OrgFixedWidthBlock">4194308 bytes!</text:p>
      <text:p text:style-name="OrgFixedWidthBlock">2097153 ints allocated!</text:p>
      <text:p text:style-name="OrgFixedWidthBlock">8388612 bytes!</text:p>
      <text:p text:style-name="OrgFixedWidthBlock">3145729 ints allocated!</text:p>
      <text:p text:style-name="OrgFixedWidthBlock">12582916 bytes!</text:p>
      <text:p text:style-name="OrgFixedWidthBlock">4194305 ints allocated!</text:p>
      <text:p text:style-name="OrgFixedWidthBlock">16777220 bytes!</text:p>
      <text:p text:style-name="OrgFixedWidthBlock">5242881 ints allocated!</text:p>
      <text:p text:style-name="OrgFixedWidthBlock">20971524 bytes!</text:p>
      <text:p text:style-name="OrgFixedWidthBlock">6291457 ints allocated!</text:p>
      <text:p text:style-name="OrgFixedWidthBlock">25165828 bytes!</text:p>
      <text:p text:style-name="OrgFixedWidthBlock">7340033 ints allocated!</text:p>
      <text:p text:style-name="OrgFixedWidthBlock">29360132 bytes!</text:p>
      <text:p text:style-name="OrgFixedWidthBlock">8388609 ints allocated!</text:p>
      <text:p text:style-name="OrgFixedWidthBlock">33554436 bytes!</text:p>
      <text:p text:style-name="OrgFixedWidthBlock">9437185 ints allocated!</text:p>
      <text:p text:style-name="OrgFixedWidthBlockLastLine">37748740 bytes!</text:p>
      <text:p text:style-name="Text_20_body">Valgrind is a memory leak detector. It analyzes memory allocations and
warns us about mistakes.
</text:p>
      <text:p text:style-name="Text_20_body">Valgrind will show us that we're leaking memory (losing track of it
and not freeing it).
</text:p>
      <text:p text:style-name="OrgSrcBlock">gcc<text:s/>-std=c99<text:s/>-Wall<text:s/>-pedantic<text:s/>-Werror<text:s/>-o<text:s/>nofree<text:s/>./nofree.c</text:p>
      <text:p text:style-name="OrgSrcBlock">valgrind<text:s/>./nofree<text:s/>2&gt;&amp;1</text:p>
      <text:p text:style-name="OrgSrcBlock"><text:span text:style-name="OrgSrcFontLockBuiltinFace">echo</text:span><text:s/>now<text:s/>let<text:span text:style-name="OrgSrcFontLockStringFace">\'</text:span>s<text:s/>leak<text:s/>check</text:p>
      <text:p text:style-name="OrgSrcBlockLastLine">valgrind<text:s/>--leak-check=full<text:s/>./nofree<text:s/>2&gt;&amp;1</text:p>
      <text:p text:style-name="OrgFixedWidthBlock">==32315== Memcheck, a memory error detector</text:p>
      <text:p text:style-name="OrgFixedWidthBlock">==32315== Copyright (C) 2002-2017, and GNU GPL'd, by Julian Seward et al.</text:p>
      <text:p text:style-name="OrgFixedWidthBlock">==32315== Using Valgrind-3.13.0 and LibVEX; rerun with -h for copyright info</text:p>
      <text:p text:style-name="OrgFixedWidthBlock">==32315== Command: ./nofree</text:p>
      <text:p text:style-name="OrgFixedWidthBlock">==32315== </text:p>
      <text:p text:style-name="OrgFixedWidthBlock">1 ints allocated!</text:p>
      <text:p text:style-name="OrgFixedWidthBlock">4 bytes!</text:p>
      <text:p text:style-name="OrgFixedWidthBlock">1048577 ints allocated!</text:p>
      <text:p text:style-name="OrgFixedWidthBlock">4194308 bytes!</text:p>
      <text:p text:style-name="OrgFixedWidthBlock">2097153 ints allocated!</text:p>
      <text:p text:style-name="OrgFixedWidthBlock">8388612 bytes!</text:p>
      <text:p text:style-name="OrgFixedWidthBlock">3145729 ints allocated!</text:p>
      <text:p text:style-name="OrgFixedWidthBlock">12582916 bytes!</text:p>
      <text:p text:style-name="OrgFixedWidthBlock">4194305 ints allocated!</text:p>
      <text:p text:style-name="OrgFixedWidthBlock">16777220 bytes!</text:p>
      <text:p text:style-name="OrgFixedWidthBlock">5242881 ints allocated!</text:p>
      <text:p text:style-name="OrgFixedWidthBlock">20971524 bytes!</text:p>
      <text:p text:style-name="OrgFixedWidthBlock">6291457 ints allocated!</text:p>
      <text:p text:style-name="OrgFixedWidthBlock">25165828 bytes!</text:p>
      <text:p text:style-name="OrgFixedWidthBlock">7340033 ints allocated!</text:p>
      <text:p text:style-name="OrgFixedWidthBlock">29360132 bytes!</text:p>
      <text:p text:style-name="OrgFixedWidthBlock">8388609 ints allocated!</text:p>
      <text:p text:style-name="OrgFixedWidthBlock">33554436 bytes!</text:p>
      <text:p text:style-name="OrgFixedWidthBlock">9437185 ints allocated!</text:p>
      <text:p text:style-name="OrgFixedWidthBlock">37748740 bytes!</text:p>
      <text:p text:style-name="OrgFixedWidthBlock">==32315== </text:p>
      <text:p text:style-name="OrgFixedWidthBlock">==32315== HEAP SUMMARY:</text:p>
      <text:p text:style-name="OrgFixedWidthBlock">==32315== <text:s text:c="4"/>in use at exit: 188,743,720 bytes in 10 blocks</text:p>
      <text:p text:style-name="OrgFixedWidthBlock">==32315== <text:s text:c="2"/>total heap usage: 11 allocs, 1 frees, 188,747,816 bytes allocated</text:p>
      <text:p text:style-name="OrgFixedWidthBlock">==32315== </text:p>
      <text:p text:style-name="OrgFixedWidthBlock">==32315== LEAK SUMMARY:</text:p>
      <text:p text:style-name="OrgFixedWidthBlock">==32315== <text:s text:c="3"/>definitely lost: 100,663,320 bytes in 6 blocks</text:p>
      <text:p text:style-name="OrgFixedWidthBlock">==32315== <text:s text:c="3"/>indirectly lost: 0 bytes in 0 blocks</text:p>
      <text:p text:style-name="OrgFixedWidthBlock">==32315== <text:s text:c="5"/>possibly lost: 88,080,400 bytes in 4 blocks</text:p>
      <text:p text:style-name="OrgFixedWidthBlock">==32315== <text:s text:c="3"/>still reachable: 0 bytes in 0 blocks</text:p>
      <text:p text:style-name="OrgFixedWidthBlock">==32315== <text:s text:c="8"/>suppressed: 0 bytes in 0 blocks</text:p>
      <text:p text:style-name="OrgFixedWidthBlock">==32315== Rerun with --leak-check=full to see details of leaked memory</text:p>
      <text:p text:style-name="OrgFixedWidthBlock">==32315== </text:p>
      <text:p text:style-name="OrgFixedWidthBlock">==32315== For counts of detected and suppressed errors, rerun with: -v</text:p>
      <text:p text:style-name="OrgFixedWidthBlock">==32315== ERROR SUMMARY: 0 errors from 0 contexts (suppressed: 0 from 0)</text:p>
      <text:p text:style-name="OrgFixedWidthBlock">now let's leak check</text:p>
      <text:p text:style-name="OrgFixedWidthBlock">==32318== Memcheck, a memory error detector</text:p>
      <text:p text:style-name="OrgFixedWidthBlock">==32318== Copyright (C) 2002-2017, and GNU GPL'd, by Julian Seward et al.</text:p>
      <text:p text:style-name="OrgFixedWidthBlock">==32318== Using Valgrind-3.13.0 and LibVEX; rerun with -h for copyright info</text:p>
      <text:p text:style-name="OrgFixedWidthBlock">==32318== Command: ./nofree</text:p>
      <text:p text:style-name="OrgFixedWidthBlock">==32318== </text:p>
      <text:p text:style-name="OrgFixedWidthBlock">1 ints allocated!</text:p>
      <text:p text:style-name="OrgFixedWidthBlock">4 bytes!</text:p>
      <text:p text:style-name="OrgFixedWidthBlock">1048577 ints allocated!</text:p>
      <text:p text:style-name="OrgFixedWidthBlock">4194308 bytes!</text:p>
      <text:p text:style-name="OrgFixedWidthBlock">2097153 ints allocated!</text:p>
      <text:p text:style-name="OrgFixedWidthBlock">8388612 bytes!</text:p>
      <text:p text:style-name="OrgFixedWidthBlock">3145729 ints allocated!</text:p>
      <text:p text:style-name="OrgFixedWidthBlock">12582916 bytes!</text:p>
      <text:p text:style-name="OrgFixedWidthBlock">4194305 ints allocated!</text:p>
      <text:p text:style-name="OrgFixedWidthBlock">16777220 bytes!</text:p>
      <text:p text:style-name="OrgFixedWidthBlock">5242881 ints allocated!</text:p>
      <text:p text:style-name="OrgFixedWidthBlock">20971524 bytes!</text:p>
      <text:p text:style-name="OrgFixedWidthBlock">6291457 ints allocated!</text:p>
      <text:p text:style-name="OrgFixedWidthBlock">25165828 bytes!</text:p>
      <text:p text:style-name="OrgFixedWidthBlock">7340033 ints allocated!</text:p>
      <text:p text:style-name="OrgFixedWidthBlock">29360132 bytes!</text:p>
      <text:p text:style-name="OrgFixedWidthBlock">8388609 ints allocated!</text:p>
      <text:p text:style-name="OrgFixedWidthBlock">33554436 bytes!</text:p>
      <text:p text:style-name="OrgFixedWidthBlock">9437185 ints allocated!</text:p>
      <text:p text:style-name="OrgFixedWidthBlock">37748740 bytes!</text:p>
      <text:p text:style-name="OrgFixedWidthBlock">==32318== </text:p>
      <text:p text:style-name="OrgFixedWidthBlock">==32318== HEAP SUMMARY:</text:p>
      <text:p text:style-name="OrgFixedWidthBlock">==32318== <text:s text:c="4"/>in use at exit: 188,743,720 bytes in 10 blocks</text:p>
      <text:p text:style-name="OrgFixedWidthBlock">==32318== <text:s text:c="2"/>total heap usage: 11 allocs, 1 frees, 188,747,816 bytes allocated</text:p>
      <text:p text:style-name="OrgFixedWidthBlock">==32318== </text:p>
      <text:p text:style-name="OrgFixedWidthBlock">==32318== 88,080,400 bytes in 4 blocks are possibly lost in loss record 1 of 2</text:p>
      <text:p text:style-name="OrgFixedWidthBlock">==32318== <text:s text:c="3"/>at 0x4C31B25: calloc (in /usr/lib/valgrind/vgpreload_memcheck-amd64-linux.so)</text:p>
      <text:p text:style-name="OrgFixedWidthBlock">==32318== <text:s text:c="3"/>by 0x1086F6: testAllocArray (in /home/hindle1/projects/CMPUT201W20/2020-01/CMPUT201W20B2-public/week07/nofree)</text:p>
      <text:p text:style-name="OrgFixedWidthBlock">==32318== <text:s text:c="3"/>by 0x10876F: main (in /home/hindle1/projects/CMPUT201W20/2020-01/CMPUT201W20B2-public/week07/nofree)</text:p>
      <text:p text:style-name="OrgFixedWidthBlock">==32318== </text:p>
      <text:p text:style-name="OrgFixedWidthBlock">==32318== 100,663,320 bytes in 6 blocks are definitely lost in loss record 2 of 2</text:p>
      <text:p text:style-name="OrgFixedWidthBlock">==32318== <text:s text:c="3"/>at 0x4C31B25: calloc (in /usr/lib/valgrind/vgpreload_memcheck-amd64-linux.so)</text:p>
      <text:p text:style-name="OrgFixedWidthBlock">==32318== <text:s text:c="3"/>by 0x1086F6: testAllocArray (in /home/hindle1/projects/CMPUT201W20/2020-01/CMPUT201W20B2-public/week07/nofree)</text:p>
      <text:p text:style-name="OrgFixedWidthBlock">==32318== <text:s text:c="3"/>by 0x10876F: main (in /home/hindle1/projects/CMPUT201W20/2020-01/CMPUT201W20B2-public/week07/nofree)</text:p>
      <text:p text:style-name="OrgFixedWidthBlock">==32318== </text:p>
      <text:p text:style-name="OrgFixedWidthBlock">==32318== LEAK SUMMARY:</text:p>
      <text:p text:style-name="OrgFixedWidthBlock">==32318== <text:s text:c="3"/>definitely lost: 100,663,320 bytes in 6 blocks</text:p>
      <text:p text:style-name="OrgFixedWidthBlock">==32318== <text:s text:c="3"/>indirectly lost: 0 bytes in 0 blocks</text:p>
      <text:p text:style-name="OrgFixedWidthBlock">==32318== <text:s text:c="5"/>possibly lost: 88,080,400 bytes in 4 blocks</text:p>
      <text:p text:style-name="OrgFixedWidthBlock">==32318== <text:s text:c="3"/>still reachable: 0 bytes in 0 blocks</text:p>
      <text:p text:style-name="OrgFixedWidthBlock">==32318== <text:s text:c="8"/>suppressed: 0 bytes in 0 blocks</text:p>
      <text:p text:style-name="OrgFixedWidthBlock">==32318== </text:p>
      <text:p text:style-name="OrgFixedWidthBlock">==32318== For counts of detected and suppressed errors, rerun with: -v</text:p>
      <text:p text:style-name="OrgFixedWidthBlockLastLine">==32318== ERROR SUMMARY: 2 errors from 2 contexts (suppressed: 0 from 0)</text:p>
      <text:h text:style-name="Heading_20_3" text:outline-level="3" text:is-list-header="false">
<text:bookmark-start text:name="OrgXref.org1ce84b7"/>
<text:bookmark text:name="org1ce84b7"/>realloc!
<text:bookmark-end text:name="OrgXref.org1ce84b7"/></text:h>
      <text:p text:style-name="Text_20_body">realloc does a lot of work for you!
</text:p>
      <text:p text:style-name="Text_20_body">It will use the information that malloc uses to see if it can just
leave the pointer in place and safely give it more space.
</text:p>
      <text:p text:style-name="Text_20_body">If there's not enough space it will allocate a new region of memory
and return that new pointer. It will free the old pointer if that was
the case.
</text:p>
      <text:p text:style-name="Text_20_body">There's no guarantee that you pointer stays in the same spot!
</text:p>
      <text:list text:style-name="OrgBulletedList" text:continue-numbering="false">
        <text:list-item>
          <text:p text:style-name="Text_20_body">With realloc, you must replace the old pointer with the new one!
</text:p>
        </text:list-item>
        <text:list-item>
          <text:p text:style-name="Text_20_body">With realloc you must check if there was enough memory to do it!
</text:p>
          <text:list text:style-name="OrgBulletedList" text:continue-numbering="true">
            <text:list-item>
              <text:p text:style-name="Text_20_body">check return value!
</text:p>
            </text:list-item>
          </text:list>
        </text:list-item>
      </text:list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assert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ring.h</text:span><text:span text:style-name="OrgSrcFontLockString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We're<text:s/>going<text:s/>to<text:s/>malloc<text:s/>3<text:s/>regions<text:s/>and<text:s/>keep<text:s/>growing<text:s/>it</text:span></text:p>
      <text:p text:style-name="OrgSrcBlock"><text:span text:style-name="OrgSrcFontLockCommentDelimiterFace">//<text:s/></text:span><text:span text:style-name="OrgSrcFontLockCommentFace">by<text:s/>5<text:s/>characters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()<text:s/>{</text:p>
      <text:p text:style-name="OrgSrcBlock"><text:s/><text:s/><text:s/><text:s/><text:span text:style-name="OrgSrcFontLockTypeFace">cha</text:span><text:span text:style-name="OrgSrcFontLockTypeFace">r</text:span><text:s/>*<text:s/><text:span text:style-name="OrgSrcFontLockVariableNameFace">array1</text:span><text:s/>=<text:s/>(<text:span text:style-name="OrgSrcFontLockTypeFace">char</text:span>*)malloc(10);</text:p>
      <text:p text:style-name="OrgSrcBlock"><text:s/><text:s/><text:s/><text:s/><text:span text:style-name="OrgSrcFontLockTypeFace">cha</text:span><text:span text:style-name="OrgSrcFontLockTypeFace">r</text:span><text:s/>*<text:s/><text:span text:style-name="OrgSrcFontLockVariableNameFace">array2</text:span><text:s/>=<text:s/>(<text:span text:style-name="OrgSrcFontLockTypeFace">char</text:span>*)malloc(20);</text:p>
      <text:p text:style-name="OrgSrcBlock"><text:s/><text:s/><text:s/><text:s/><text:span text:style-name="OrgSrcFontLockTypeFace">cha</text:span><text:span text:style-name="OrgSrcFontLockTypeFace">r</text:span><text:s/>*<text:s/><text:span text:style-name="OrgSrcFontLockVariableNameFace">array3</text:span><text:s/>=<text:s/>(<text:span text:style-name="OrgSrcFontLockTypeFace">char</text:span>*)malloc(30)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30;<text:s/>i<text:s/>&lt;<text:s/>500;<text:s/>i+=5)<text:s/>{</text:p>
      <text:p text:style-name="OrgSrcBlock"><text:s/><text:s/><text:s/><text:s/><text:s/><text:s/><text:s/><text:s/><text:span text:style-name="OrgSrcFontLockTypeFace">cha</text:span><text:span text:style-name="OrgSrcFontLockTypeFace">r</text:span><text:s/>*<text:s/><text:span text:style-name="OrgSrcFontLockVariableNameFace">newArray1</text:span><text:s/>=<text:s/>realloc(array1,<text:s/><text:span text:style-name="OrgSrcFontLockTypeFace">i</text:span><text:s/>*<text:s/><text:span text:style-name="OrgSrcFontLockKeywordFace">sizeof</text:span>(<text:span text:style-name="OrgSrcFontLockTypeFace">char</text:span>));</text:p>
      <text:p text:style-name="OrgSrcBlock"><text:s/><text:s/><text:s/><text:s/><text:s/><text:s/><text:s/><text:s/><text:span text:style-name="OrgSrcFontLockTypeFace">cha</text:span><text:span text:style-name="OrgSrcFontLockTypeFace">r</text:span><text:s/>*<text:s/><text:span text:style-name="OrgSrcFontLockVariableNameFace">newArray2</text:span><text:s/>=<text:s/>realloc(array2,<text:s/><text:span text:style-name="OrgSrcFontLockTypeFace">i</text:span><text:s/>*<text:s/><text:span text:style-name="OrgSrcFontLockKeywordFace">sizeof</text:span>(<text:span text:style-name="OrgSrcFontLockTypeFace">char</text:span>));</text:p>
      <text:p text:style-name="OrgSrcBlock"><text:s/><text:s/><text:s/><text:s/><text:s/><text:s/><text:s/><text:s/><text:span text:style-name="OrgSrcFontLockTypeFace">cha</text:span><text:span text:style-name="OrgSrcFontLockTypeFace">r</text:span><text:s/>*<text:s/><text:span text:style-name="OrgSrcFontLockVariableNameFace">newArray3</text:span><text:s/>=<text:s/>realloc(array3,<text:s/><text:span text:style-name="OrgSrcFontLockTypeFace">i</text:span><text:s/>*<text:s/><text:span text:style-name="OrgSrcFontLockKeywordFace">sizeof</text:span>(<text:span text:style-name="OrgSrcFontLockTypeFace">char</text:span>));</text:p>
      <text:p text:style-name="OrgSrcBlock"><text:s/><text:s/><text:s/><text:s/><text:s/><text:s/><text:s/><text:s/>assert(newArray1<text:s/>!=<text:s/><text:span text:style-name="OrgSrcFontLockConstantFace">NULL</text:span><text:s/>||<text:s/>newArray2<text:s/>!=<text:s/><text:span text:style-name="OrgSrcFontLockConstantFace">NULL</text:span><text:s/>||<text:s/>newArray3<text:s/>!=<text:s/><text:span text:style-name="OrgSrcFontLockConstantFace">NULL</text:span>);</text:p>
      <text:p text:style-name="OrgSrcBlock"><text:s/><text:s/><text:s/><text:s/><text:s/><text:s/><text:s/><text:s/><text:span text:style-name="OrgSrcFontLockKeywordFace">if</text:span><text:s/>(<text:s/>array1<text:s/>!=<text:s/>newArray1<text:s/>)<text:s/><text:s/>{</text:p>
      <text:p text:style-name="OrgSrcBlock"><text:s/><text:s/><text:s/><text:s/><text:s/><text:s/><text:s/><text:s/><text:s/><text:s/><text:s/><text:s/>printf(<text:span text:style-name="OrgSrcFontLockStringFace">"size:<text:s/>%05d<text:s/>array1:<text:s/>old:<text:s/>%p<text:s/>new:<text:s/>%p\n"</text:span>,<text:s/>i,<text:s/>array1,<text:s/>newArray1);</text:p>
      <text:p text:style-name="OrgSrcBlock"><text:s/><text:s/><text:s/><text:s/><text:s/><text:s/><text:s/><text:s/>}</text:p>
      <text:p text:style-name="OrgSrcBlock"><text:s/><text:s/><text:s/><text:s/><text:s/><text:s/><text:s/><text:s/><text:span text:style-name="OrgSrcFontLockCommentDelimiterFace">/</text:span><text:span text:style-name="OrgSrcFontLockCommentDelimiterFace">*</text:span></text:p>
      <text:p text:style-name="OrgSrcBlock"><text:span text:style-name="OrgSrcFontLockCommentFace"><text:s/><text:s/><text:s/><text:s/><text:s/><text:s/><text:s/><text:s/>if<text:s/>(<text:s/>array2<text:s/>!=<text:s/>newArray2<text:s/>)<text:s/><text:s/>{</text:span></text:p>
      <text:p text:style-name="OrgSrcBlock"><text:span text:style-name="OrgSrcFontLockCommentFace"><text:s/><text:s/><text:s/><text:s/><text:s/><text:s/><text:s/><text:s/><text:s/><text:s/><text:s/><text:s/>printf("size:<text:s/>%05d<text:s/>array2:<text:s/>old:<text:s/>%p<text:s/>new:<text:s/>%p\n",<text:s/>i,<text:s/>array2,<text:s/>newArray2);</text:span></text:p>
      <text:p text:style-name="OrgSrcBlock"><text:span text:style-name="OrgSrcFontLockCommentFace"><text:s/><text:s/><text:s/><text:s/><text:s/><text:s/><text:s/><text:s/>}</text:span></text:p>
      <text:p text:style-name="OrgSrcBlock"><text:span text:style-name="OrgSrcFontLockCommentFace"><text:s/><text:s/><text:s/><text:s/><text:s/><text:s/><text:s/><text:s/>if<text:s/>(<text:s/>array3<text:s/>!=<text:s/>newArray3<text:s/>)<text:s/><text:s/>{</text:span></text:p>
      <text:p text:style-name="OrgSrcBlock"><text:span text:style-name="OrgSrcFontLockCommentFace"><text:s/><text:s/><text:s/><text:s/><text:s/><text:s/><text:s/><text:s/><text:s/><text:s/><text:s/><text:s/>printf("size:<text:s/>%05d<text:s/>array3:<text:s/>old:<text:s/>%p<text:s/>new:<text:s/>%p\n",<text:s/>i,<text:s/>array3,<text:s/>newArray3);</text:span></text:p>
      <text:p text:style-name="OrgSrcBlock"><text:span text:style-name="OrgSrcFontLockCommentFace"><text:s/><text:s/><text:s/><text:s/><text:s/><text:s/><text:s/><text:s/>}</text:span></text:p>
      <text:p text:style-name="OrgSrcBlock"><text:span text:style-name="OrgSrcFontLockCommentFace"><text:s/><text:s/><text:s/><text:s/><text:s/><text:s/><text:s/><text:s/></text:span><text:span text:style-name="OrgSrcFontLockCommentDelimiterFace">*/</text:span></text:p>
      <text:p text:style-name="OrgSrcBlock"><text:s/><text:s/><text:s/><text:s/><text:s/><text:s/><text:s/><text:s/><text:span text:style-name="OrgSrcFontLockCommentDelimiterFace">//<text:s/></text:span><text:span text:style-name="OrgSrcFontLockCommentFace">YOU<text:s/>MUST<text:s/>REPLACE<text:s/>THE<text:s/>OLD<text:s/>VALUE,<text:s/>IT<text:s/>IS<text:s/>DANGEROUS!</text:span></text:p>
      <text:p text:style-name="OrgSrcBlock"><text:s/><text:s/><text:s/><text:s/><text:s/><text:s/><text:s/><text:s/>array1<text:s/>=<text:s/>newArray1;</text:p>
      <text:p text:style-name="OrgSrcBlock"><text:s/><text:s/><text:s/><text:s/><text:s/><text:s/><text:s/><text:s/>array2<text:s/>=<text:s/>newArray2;</text:p>
      <text:p text:style-name="OrgSrcBlock"><text:s/><text:s/><text:s/><text:s/><text:s/><text:s/><text:s/><text:s/>array3<text:s/>=<text:s/>newArray3;</text:p>
      <text:p text:style-name="OrgSrcBlock"><text:s/><text:s/><text:s/><text:s/>}</text:p>
      <text:p text:style-name="OrgSrcBlock"><text:s/><text:s/><text:s/><text:s/>free(array1);</text:p>
      <text:p text:style-name="OrgSrcBlock"><text:s/><text:s/><text:s/><text:s/>free(array2);</text:p>
      <text:p text:style-name="OrgSrcBlock"><text:s/><text:s/><text:s/><text:s/>free(array3);</text:p>
      <text:p text:style-name="OrgSrcBlockLastLine">}</text:p>
      <text:p text:style-name="OrgFixedWidthBlock">size: 00030 array1: old: 0x55a0a1982260 new: 0x55a0a19822d0</text:p>
      <text:p text:style-name="OrgFixedWidthBlock">size: 00045 array1: old: 0x55a0a19822d0 new: 0x55a0a1983340</text:p>
      <text:p text:style-name="OrgFixedWidthBlock">size: 00060 array1: old: 0x55a0a1983340 new: 0x55a0a1983400</text:p>
      <text:p text:style-name="OrgFixedWidthBlock">size: 00075 array1: old: 0x55a0a1983400 new: 0x55a0a19834f0</text:p>
      <text:p text:style-name="OrgFixedWidthBlock">size: 00090 array1: old: 0x55a0a19834f0 new: 0x55a0a1983610</text:p>
      <text:p text:style-name="OrgFixedWidthBlock">size: 00105 array1: old: 0x55a0a1983610 new: 0x55a0a1983760</text:p>
      <text:p text:style-name="OrgFixedWidthBlock">size: 00125 array1: old: 0x55a0a1983760 new: 0x55a0a19838e0</text:p>
      <text:p text:style-name="OrgFixedWidthBlock">size: 00140 array1: old: 0x55a0a19838e0 new: 0x55a0a1983a90</text:p>
      <text:p text:style-name="OrgFixedWidthBlock">size: 00155 array1: old: 0x55a0a1983a90 new: 0x55a0a1983c70</text:p>
      <text:p text:style-name="OrgFixedWidthBlock">size: 00170 array1: old: 0x55a0a1983c70 new: 0x55a0a1983e80</text:p>
      <text:p text:style-name="OrgFixedWidthBlock">size: 00185 array1: old: 0x55a0a1983e80 new: 0x55a0a19840c0</text:p>
      <text:p text:style-name="OrgFixedWidthBlock">size: 00205 array1: old: 0x55a0a19840c0 new: 0x55a0a1984330</text:p>
      <text:p text:style-name="OrgFixedWidthBlock">size: 00220 array1: old: 0x55a0a1984330 new: 0x55a0a19845d0</text:p>
      <text:p text:style-name="OrgFixedWidthBlock">size: 00235 array1: old: 0x55a0a19845d0 new: 0x55a0a19848a0</text:p>
      <text:p text:style-name="OrgFixedWidthBlock">size: 00250 array1: old: 0x55a0a19848a0 new: 0x55a0a1984ba0</text:p>
      <text:p text:style-name="OrgFixedWidthBlock">size: 00265 array1: old: 0x55a0a1984ba0 new: 0x55a0a1984ed0</text:p>
      <text:p text:style-name="OrgFixedWidthBlock">size: 00285 array1: old: 0x55a0a1984ed0 new: 0x55a0a1985230</text:p>
      <text:p text:style-name="OrgFixedWidthBlock">size: 00300 array1: old: 0x55a0a1985230 new: 0x55a0a19855c0</text:p>
      <text:p text:style-name="OrgFixedWidthBlock">size: 00315 array1: old: 0x55a0a19855c0 new: 0x55a0a1985980</text:p>
      <text:p text:style-name="OrgFixedWidthBlock">size: 00330 array1: old: 0x55a0a1985980 new: 0x55a0a1985d70</text:p>
      <text:p text:style-name="OrgFixedWidthBlock">size: 00345 array1: old: 0x55a0a1985d70 new: 0x55a0a1986190</text:p>
      <text:p text:style-name="OrgFixedWidthBlock">size: 00365 array1: old: 0x55a0a1986190 new: 0x55a0a19865e0</text:p>
      <text:p text:style-name="OrgFixedWidthBlock">size: 00380 array1: old: 0x55a0a19865e0 new: 0x55a0a1986a60</text:p>
      <text:p text:style-name="OrgFixedWidthBlock">size: 00395 array1: old: 0x55a0a1986a60 new: 0x55a0a1986f10</text:p>
      <text:p text:style-name="OrgFixedWidthBlock">size: 00410 array1: old: 0x55a0a1986f10 new: 0x55a0a19873f0</text:p>
      <text:p text:style-name="OrgFixedWidthBlock">size: 00425 array1: old: 0x55a0a19873f0 new: 0x55a0a1987900</text:p>
      <text:p text:style-name="OrgFixedWidthBlock">size: 00445 array1: old: 0x55a0a1987900 new: 0x55a0a1987e40</text:p>
      <text:p text:style-name="OrgFixedWidthBlock">size: 00460 array1: old: 0x55a0a1987e40 new: 0x55a0a19883b0</text:p>
      <text:p text:style-name="OrgFixedWidthBlock">size: 00475 array1: old: 0x55a0a19883b0 new: 0x55a0a1988950</text:p>
      <text:p text:style-name="OrgFixedWidthBlockLastLine">size: 00490 array1: old: 0x55a0a1988950 new: 0x55a0a1988f20</text:p>
      <text:h text:style-name="Heading_20_3" text:outline-level="3" text:is-list-header="false">
<text:bookmark-start text:name="OrgXref.org38b2ca4"/>
<text:bookmark text:name="org38b2ca4"/>Malloc and structs
<text:bookmark-end text:name="OrgXref.org38b2ca4"/></text:h>
      <text:p text:style-name="Text_20_body">Mallocs are often used with arrays of structs. You need to get the
sizeof the struct.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bool.h</text:span><text:span text:style-name="OrgSrcFontLockString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time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card_face</text:span><text:s/>{</text:p>
      <text:p text:style-name="OrgSrcBlock"><text:s/><text:s/><text:s/><text:s/><text:span text:style-name="OrgSrcFontLockVariableNameFace">ACE</text:span><text:s/>=<text:s/>1,</text:p>
      <text:p text:style-name="OrgSrcBlock"><text:s/><text:s/><text:s/><text:s/><text:span text:style-name="OrgSrcFontLockVariableNameFace">FACE2</text:span>,</text:p>
      <text:p text:style-name="OrgSrcBlock"><text:s/><text:s/><text:s/><text:s/><text:span text:style-name="OrgSrcFontLockVariableNameFace">FACE3</text:span>,</text:p>
      <text:p text:style-name="OrgSrcBlock"><text:s/><text:s/><text:s/><text:s/><text:span text:style-name="OrgSrcFontLockVariableNameFace">FACE4</text:span>,</text:p>
      <text:p text:style-name="OrgSrcBlock"><text:s/><text:s/><text:s/><text:s/><text:span text:style-name="OrgSrcFontLockVariableNameFace">FACE5</text:span>,</text:p>
      <text:p text:style-name="OrgSrcBlock"><text:s/><text:s/><text:s/><text:s/><text:span text:style-name="OrgSrcFontLockVariableNameFace">FACE6</text:span>,</text:p>
      <text:p text:style-name="OrgSrcBlock"><text:s/><text:s/><text:s/><text:s/><text:span text:style-name="OrgSrcFontLockVariableNameFace">FACE7</text:span>,</text:p>
      <text:p text:style-name="OrgSrcBlock"><text:s/><text:s/><text:s/><text:s/><text:span text:style-name="OrgSrcFontLockVariableNameFace">FACE8</text:span>,</text:p>
      <text:p text:style-name="OrgSrcBlock"><text:s/><text:s/><text:s/><text:s/><text:span text:style-name="OrgSrcFontLockVariableNameFace">FACE9</text:span>,</text:p>
      <text:p text:style-name="OrgSrcBlock"><text:s/><text:s/><text:s/><text:s/><text:span text:style-name="OrgSrcFontLockVariableNameFace">FACE10</text:span>,</text:p>
      <text:p text:style-name="OrgSrcBlock"><text:s/><text:s/><text:s/><text:s/><text:span text:style-name="OrgSrcFontLockVariableNameFace">JACK</text:span>,</text:p>
      <text:p text:style-name="OrgSrcBlock"><text:s/><text:s/><text:s/><text:s/><text:span text:style-name="OrgSrcFontLockVariableNameFace">QUEEN</text:span>,</text:p>
      <text:p text:style-name="OrgSrcBlock"><text:s/><text:s/><text:s/><text:s/><text:span text:style-name="OrgSrcFontLockVariableNameFace">KING</text:span>,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fac</text:span><text:span text:style-name="OrgSrcFontLockTypeFace">e</text:span><text:s/><text:span text:style-name="OrgSrcFontLockTypeFace">CardFace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FACES</text:span><text:s/>13</text:p>
      <text:p text:style-name="OrgSrcBlock"><text:span text:style-name="OrgSrcFontLockPreprocessorFace">#</text:span><text:span text:style-name="OrgSrcFontLockPreprocessorFace">define</text:span><text:s/><text:span text:style-name="OrgSrcFontLockVariableNameFace">NFACEOFF</text:span><text:s/>1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card_suit</text:span><text:s/>{</text:p>
      <text:p text:style-name="OrgSrcBlock"><text:s/><text:s/><text:s/><text:s/><text:span text:style-name="OrgSrcFontLockVariableNameFace">CLUBS</text:span>,</text:p>
      <text:p text:style-name="OrgSrcBlock"><text:s/><text:s/><text:s/><text:s/><text:span text:style-name="OrgSrcFontLockVariableNameFace">HEARTS</text:span>,</text:p>
      <text:p text:style-name="OrgSrcBlock"><text:s/><text:s/><text:s/><text:s/><text:span text:style-name="OrgSrcFontLockVariableNameFace">DIAMONDS</text:span>,</text:p>
      <text:p text:style-name="OrgSrcBlock"><text:s/><text:s/><text:s/><text:s/><text:span text:style-name="OrgSrcFontLockVariableNameFace">SPADES</text:span>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sui</text:span><text:span text:style-name="OrgSrcFontLockTypeFace">t</text:span><text:s/><text:span text:style-name="OrgSrcFontLockTypeFace">CardSuit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SUIT</text:span><text:s/>4</text:p>
      <text:p text:style-name="OrgSrcBlock"/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playing_card</text:span><text:s/>{</text:p>
      <text:p text:style-name="OrgSrcBlock"><text:s/><text:s/><text:s/><text:s/><text:span text:style-name="OrgSrcFontLockTypeFace">CardFac</text:span><text:span text:style-name="OrgSrcFontLockTypeFace">e</text:span><text:s/><text:span text:style-name="OrgSrcFontLockVariableNameFace">face</text:span>;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;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struct</text:span><text:s/><text:span text:style-name="OrgSrcFontLockTypeFace">playing_car</text:span><text:span text:style-name="OrgSrcFontLockTypeFace">d</text:span><text:s/><text:span text:style-name="OrgSrcFontLockTypeFace">PlayingCard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HANDSIZE</text:span><text:s/>5</text:p>
      <text:p text:style-name="OrgSrcBlock"/>
      <text:p text:style-name="OrgSrcBlock"><text:span text:style-name="OrgSrcFontLockTypeFace">b</text:span><text:span text:style-name="OrgSrcFontLockTypeFace">oo</text:span><text:span text:style-name="OrgSrcFontLockTypeFace">l</text:span><text:s/><text:span text:style-name="OrgSrcFontLockFunctionNameFace">isFlush</text:span>(<text:span text:style-name="OrgSrcFontLockTypeFace">PlayingCard</text:span><text:s/><text:span text:style-name="OrgSrcFontLockVariableNameFace">hand</text:span>[HANDSIZE])<text:s/>{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<text:s/>=<text:s/>hand[0].suit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<text:s/>i<text:s/>&lt;<text:s/>HANDSIZE;<text:s/>i++<text:s/>)<text:s/>{</text:p>
      <text:p text:style-name="OrgSrcBlock"><text:s/><text:s/><text:s/><text:s/><text:s/><text:s/><text:s/><text:s/><text:span text:style-name="OrgSrcFontLockKeywordFace">if</text:span><text:s/>(suit<text:s/>!=<text:s/>hand[i].suit)<text:s/>{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ConstantFace">false</text:span>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<text:span text:style-name="OrgSrcFontLockKeywordFace">return</text:span><text:s/><text:span text:style-name="OrgSrcFontLockConstantFace">true</text:span>;</text:p>
      <text:p text:style-name="OrgSrcBlock">}</text:p>
      <text:p text:style-name="OrgSrcBlock"/>
      <text:p text:style-name="OrgSrcBlock"><text:span text:style-name="OrgSrcFontLockTypeFace">PlayingCar</text:span><text:span text:style-name="OrgSrcFontLockTypeFace">d</text:span><text:s/><text:span text:style-name="OrgSrcFontLockFunctionNameFace">randomCard</text:span>()<text:s/>{</text:p>
      <text:p text:style-name="OrgSrcBlock"><text:s/><text:s/><text:s/><text:s/><text:span text:style-name="OrgSrcFontLockTypeFace">PlayingCar</text:span><text:span text:style-name="OrgSrcFontLockTypeFace">d</text:span><text:s/><text:span text:style-name="OrgSrcFontLockVariableNameFace">card</text:span><text:s/>=<text:s/>{ACE,<text:s/>CLUBS};</text:p>
      <text:p text:style-name="OrgSrcBlock"><text:s/><text:s/><text:s/><text:s/>card.face<text:s/>=<text:s/>NFACEOFF<text:s/>+<text:s/>(<text:s/>rand()<text:s/>%<text:s/>NFACES<text:s/>);</text:p>
      <text:p text:style-name="OrgSrcBlock"><text:s/><text:s/><text:s/><text:s/>card.suit<text:s/>=<text:s/><text:s/>rand()<text:s/>%<text:s/>NSUIT;</text:p>
      <text:p text:style-name="OrgSrcBlock"><text:s/><text:s/><text:s/><text:s/><text:span text:style-name="OrgSrcFontLockKeywordFace">return</text:span><text:s/>card;</text:p>
      <text:p text:style-name="OrgSrcBlock">}</text:p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srand(time(<text:span text:style-name="OrgSrcFontLockConstantFace">NULL</text:span>));</text:p>
      <text:p text:style-name="OrgSrcBlock"><text:s/><text:s/><text:s/><text:s/><text:span text:style-name="OrgSrcFontLockKeywordFace">const</text:span><text:s/><text:span text:style-name="OrgSrcFontLockTypeFace">in</text:span><text:span text:style-name="OrgSrcFontLockTypeFace">t</text:span><text:s/><text:span text:style-name="OrgSrcFontLockVariableNameFace">N</text:span><text:s/>=<text:s/>1000000;</text:p>
      <text:p text:style-name="OrgSrcBlock"><text:s/><text:s/><text:s/><text:s/><text:span text:style-name="OrgSrcFontLockTypeFace">PlayingCar</text:span><text:span text:style-name="OrgSrcFontLockTypeFace">d</text:span><text:s/>*<text:s/><text:span text:style-name="OrgSrcFontLockVariableNameFace">bigHand</text:span><text:s/>=<text:s/>malloc(<text:span text:style-name="OrgSrcFontLockKeywordFace">sizeof</text:span>(PlayingCard)*N)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bigHand[i]<text:s/>=<text:s/>randomCard();</text:p>
      <text:p text:style-name="OrgSrcBlock"><text:s/><text:s/><text:s/><text:s/>}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flushes</text:span><text:s/>=<text:s/>0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N<text:s/>-<text:s/>HANDSIZE;<text:s/>i+=HANDSIZE)<text:s/>{</text:p>
      <text:p text:style-name="OrgSrcBlock"><text:s/><text:s/><text:s/><text:s/><text:s/><text:s/><text:s/><text:s/><text:span text:style-name="OrgSrcFontLockKeywordFace">if</text:span><text:s/>(isFlush(bigHand<text:s/>+<text:s/>i))<text:s/>{</text:p>
      <text:p text:style-name="OrgSrcBlock"><text:s/><text:s/><text:s/><text:s/><text:s/><text:s/><text:s/><text:s/><text:s/><text:s/><text:s/><text:s/><text:span text:style-name="OrgSrcFontLockKeywordFace">if</text:span><text:s/>(flushes<text:s/>&lt;<text:s/>10)<text:s/>{<text:s/><text:span text:style-name="OrgSrcFontLockCommentDelimiterFace">/</text:span><text:span text:style-name="OrgSrcFontLockCommentDelimiterFace">/<text:s/></text:span><text:span text:style-name="OrgSrcFontLockCommentFace">reduce<text:s/>printing</text:span></text:p>
      <text:p text:style-name="OrgSrcBlock"><text:s/><text:s/><text:s/><text:s/><text:s/><text:s/><text:s/><text:s/><text:s/><text:s/><text:s/><text:s/><text:s/><text:s/><text:s/><text:s/>printf(<text:span text:style-name="OrgSrcFontLockStringFace">"Flush<text:s/>found<text:s/>at<text:s/>card<text:s/>%d\n"</text:span>,<text:s/>i);</text:p>
      <text:p text:style-name="OrgSrcBlock"><text:s/><text:s/><text:s/><text:s/><text:s/><text:s/><text:s/><text:s/><text:s/><text:s/><text:s/><text:s/><text:s/><text:s/><text:s/><text:s/>printf(<text:span text:style-name="OrgSrcFontLockStringFace">"Suit<text:s/>%d\n"</text:span>,<text:s/>bigHand[i].suit);</text:p>
      <text:p text:style-name="OrgSrcBlock"><text:s/><text:s/><text:s/><text:s/><text:s/><text:s/><text:s/><text:s/><text:s/><text:s/><text:s/><text:s/>}</text:p>
      <text:p text:style-name="OrgSrcBlock"><text:s/><text:s/><text:s/><text:s/><text:s/><text:s/><text:s/><text:s/><text:s/><text:s/><text:s/><text:s/>flushes++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printf(<text:span text:style-name="OrgSrcFontLockStringFace">"We<text:s/>found<text:s/>%d<text:s/>flushes<text:s/>out<text:s/>of<text:s/>%d<text:s/>hands:<text:s/>%f\n"</text:span>,<text:s/>flushes,<text:s/>N/HANDSIZE,<text:s/>flushes/(<text:span text:style-name="OrgSrcFontLockTypeFace">float</text:span>)(N/HANDSIZE));</text:p>
      <text:p text:style-name="OrgSrcBlock">}</text:p>
      <text:p text:style-name="OrgSrcBlockLastLine"/>
      <text:p text:style-name="OrgSrcBlockLastLine"/>
      <text:p text:style-name="OrgFixedWidthBlock">Flush found at card 275</text:p>
      <text:p text:style-name="OrgFixedWidthBlock">Suit 3</text:p>
      <text:p text:style-name="OrgFixedWidthBlock">Flush found at card 2005</text:p>
      <text:p text:style-name="OrgFixedWidthBlock">Suit 2</text:p>
      <text:p text:style-name="OrgFixedWidthBlock">Flush found at card 3935</text:p>
      <text:p text:style-name="OrgFixedWidthBlock">Suit 1</text:p>
      <text:p text:style-name="OrgFixedWidthBlock">Flush found at card 5065</text:p>
      <text:p text:style-name="OrgFixedWidthBlock">Suit 1</text:p>
      <text:p text:style-name="OrgFixedWidthBlock">Flush found at card 5250</text:p>
      <text:p text:style-name="OrgFixedWidthBlock">Suit 0</text:p>
      <text:p text:style-name="OrgFixedWidthBlock">Flush found at card 10875</text:p>
      <text:p text:style-name="OrgFixedWidthBlock">Suit 2</text:p>
      <text:p text:style-name="OrgFixedWidthBlock">Flush found at card 11095</text:p>
      <text:p text:style-name="OrgFixedWidthBlock">Suit 3</text:p>
      <text:p text:style-name="OrgFixedWidthBlock">Flush found at card 12225</text:p>
      <text:p text:style-name="OrgFixedWidthBlock">Suit 3</text:p>
      <text:p text:style-name="OrgFixedWidthBlock">Flush found at card 13350</text:p>
      <text:p text:style-name="OrgFixedWidthBlock">Suit 3</text:p>
      <text:p text:style-name="OrgFixedWidthBlock">Flush found at card 15250</text:p>
      <text:p text:style-name="OrgFixedWidthBlock">Suit 0</text:p>
      <text:p text:style-name="OrgFixedWidthBlockLastLine">We found 774 flushes out of 200000 hands: 0.003870</text:p>
      <text:h text:style-name="Heading_20_3" text:outline-level="3" text:is-list-header="false">
<text:bookmark-start text:name="OrgXref.orgb92b2f8"/>
<text:bookmark text:name="orgb92b2f8"/>Malloc 2D arrays
<text:bookmark-end text:name="OrgXref.orgb92b2f8"/></text:h>
      <text:p text:style-name="Text_20_body">How does Malloc work with 2D arrays? Well 2D arrays are tightly packed
so it is pretty easy to determine their size in memory.
</text:p>
      <text:p text:style-name="OrgSrcBlock"><text:span text:style-name="OrgSrcFontLockCommentDelimiterFace">/</text:span><text:span text:style-name="OrgSrcFontLockCommentDelimiterFace">/<text:s/></text:span><text:span text:style-name="OrgSrcFontLockCommentFace">READ<text:s/>man<text:s/>3<text:s/>malloc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ring.h</text:span><text:span text:style-name="OrgSrcFontLockString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Option<text:s/>3:</text:span></text:p>
      <text:p text:style-name="OrgSrcBlock"><text:span text:style-name="OrgSrcFontLockCommentDelimiterFace">//<text:s/></text:span><text:span text:style-name="OrgSrcFontLockCommentFace">In<text:s/>functions...<text:s/>just<text:s/>a<text:s/>2-D<text:s/>array<text:s/>as<text:s/>normal...</text:span></text:p>
      <text:p text:style-name="OrgSrcBlock"><text:span text:style-name="OrgSrcFontLockCommentDelimiterFace">//<text:s/></text:span><text:span text:style-name="OrgSrcFontLockCommentFace">...we<text:s/>could<text:s/>use<text:s/>either<text:s/>int<text:s/>a[n][n]<text:s/>OR</text:span></text:p>
      <text:p text:style-name="OrgSrcBlock"><text:span text:style-name="OrgSrcFontLockCommentDelimiterFace">//<text:s/></text:span><text:span text:style-name="OrgSrcFontLockCommentFace">int<text:s/>a[][n],<text:s/>but<text:s/>NOT<text:s/>a[][]!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print_2d</text:span>(<text:span text:style-name="OrgSrcFontLockTypeFace">size_t</text:span><text:s/><text:span text:style-name="OrgSrcFontLockVariableNameFace">n</text:span>,<text:s/><text:span text:style-name="OrgSrcFontLockTypeFace">int</text:span><text:s/><text:span text:style-name="OrgSrcFontLockVariableNameFace">a</text:span>[][n])<text:s/>{</text:p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j</text:span><text:s/>=<text:s/>0;<text:s/>j<text:s/>&lt;<text:s/>n;<text:s/>j++)<text:s/>{</text:p>
      <text:p text:style-name="OrgSrcBlock"><text:s/><text:s/><text:s/><text:s/><text:s/><text:s/><text:s/><text:s/><text:s/><text:s/><text:s/><text:s/>printf(<text:span text:style-name="OrgSrcFontLockStringFace">"%2d<text:s/>"</text:span>,<text:s/>a[i][j]);</text:p>
      <text:p text:style-name="OrgSrcBlock"><text:s/><text:s/><text:s/><text:s/><text:s/><text:s/><text:s/><text:s/>}</text:p>
      <text:p text:style-name="OrgSrcBlock"><text:s/><text:s/><text:s/><text:s/><text:s/><text:s/><text:s/><text:s/>printf(<text:span text:style-name="OrgSrcFontLockStringFace">"\n"</text:span>);</text:p>
      <text:p text:style-name="OrgSrcBlock"><text:s/><text:s/><text:s/><text:s/>}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<text:span text:style-name="OrgSrcFontLockTypeFace">int</text:span><text:s/><text:span text:style-name="OrgSrcFontLockVariableNameFace">argc</text:span>,<text:s/><text:span text:style-name="OrgSrcFontLockTypeFace">char</text:span><text:s/>**<text:span text:style-name="OrgSrcFontLockVariableNameFace">argv</text:span>)<text:s/>{</text:p>
      <text:p text:style-name="OrgSrcBlock"><text:s/><text:s/><text:s/><text:s/><text:span text:style-name="OrgSrcFontLockTypeFace">size_</text:span><text:span text:style-name="OrgSrcFontLockTypeFace">t</text:span><text:s/><text:span text:style-name="OrgSrcFontLockVariableNameFace">n</text:span><text:s/>=<text:s/>10;</text:p>
      <text:p text:style-name="OrgSrcBlock"><text:s/><text:s/><text:s/><text:s/><text:span text:style-name="OrgSrcFontLockTypeFace">in</text:span><text:span text:style-name="OrgSrcFontLockTypeFace">t</text:span><text:s/>*<text:s/><text:span text:style-name="OrgSrcFontLockVariableNameFace">array</text:span><text:s/>=<text:s/>(<text:span text:style-name="OrgSrcFontLockTypeFace">int</text:span><text:s/>*)<text:s/><text:span text:style-name="OrgSrcFontLockCommentDelimiterFace">/</text:span><text:span text:style-name="OrgSrcFontLockCommentDelimiterFace">/<text:s/></text:span><text:span text:style-name="OrgSrcFontLockCommentFace">cast<text:s/>result<text:s/>of<text:s/>malloc<text:s/>to<text:s/>"ptr<text:s/>to<text:s/>an<text:s/>int"</text:span></text:p>
      <text:p text:style-name="OrgSrcBlock"><text:s/><text:s/><text:s/><text:s/><text:s/><text:s/><text:s/><text:s/>malloc(n<text:s/>*<text:s/>n<text:s/>*<text:s/><text:span text:style-name="OrgSrcFontLockKeywordFace">sizeof</text:span>(<text:span text:style-name="OrgSrcFontLockTypeFace">int</text:span>));</text:p>
      <text:p text:style-name="OrgSrcBlock"><text:s/><text:s/><text:s/><text:s/><text:span text:style-name="OrgSrcFontLockTypeFace">in</text:span><text:span text:style-name="OrgSrcFontLockTypeFace">t</text:span><text:s/>(*<text:span text:style-name="OrgSrcFontLockVariableNameFace">array2d</text:span>)[n]<text:s/>=<text:s/>(<text:span text:style-name="OrgSrcFontLockTypeFace">int</text:span><text:s/>(*)[n])<text:s/>array;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k</text:span><text:s/>=<text:s/>0;</text:p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j</text:span><text:s/>=<text:s/>0;<text:s/>j<text:s/>&lt;<text:s/>n;<text:s/>j++)<text:s/>{</text:p>
      <text:p text:style-name="OrgSrcBlock"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Option<text:s/>1:</text:span></text:p>
      <text:p text:style-name="OrgSrcBlock"><text:s/><text:s/><text:s/><text:s/><text:s/><text:s/><text:s/><text:s/><text:s/><text:s/><text:s/><text:s/><text:span text:style-name="OrgSrcFontLockCommentDelimiterFace">//<text:s/></text:span><text:span text:style-name="OrgSrcFontLockCommentFace">Use<text:s/>a<text:s/>1-D<text:s/>array<text:s/>and<text:s/>arithmetic</text:span></text:p>
      <text:p text:style-name="OrgSrcBlock"><text:s/><text:s/><text:s/><text:s/><text:s/><text:s/><text:s/><text:s/><text:s/><text:s/><text:s/><text:s/>array[i<text:s/>*<text:s/>n<text:s/>+<text:s/>j]<text:s/>=<text:s/>k++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printf(<text:span text:style-name="OrgSrcFontLockStringFace">"Printing<text:s/>Option2\n\n"</text:span>);</text:p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j</text:span><text:s/>=<text:s/>0;<text:s/>j<text:s/>&lt;<text:s/>n;<text:s/>j++)<text:s/>{</text:p>
      <text:p text:style-name="OrgSrcBlock"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Option<text:s/>2:</text:span></text:p>
      <text:p text:style-name="OrgSrcBlock"><text:s/><text:s/><text:s/><text:s/><text:s/><text:s/><text:s/><text:s/><text:s/><text:s/><text:s/><text:s/><text:span text:style-name="OrgSrcFontLockCommentDelimiterFace">//<text:s/></text:span><text:span text:style-name="OrgSrcFontLockCommentFace">Use<text:s/>2-D<text:s/>array</text:span></text:p>
      <text:p text:style-name="OrgSrcBlock"><text:s/><text:s/><text:s/><text:s/><text:s/><text:s/><text:s/><text:s/><text:s/><text:s/><text:s/><text:s/>printf(<text:span text:style-name="OrgSrcFontLockStringFace">"%2d<text:s/>"</text:span>,<text:s/>array2d[i][j]);</text:p>
      <text:p text:style-name="OrgSrcBlock"><text:s/><text:s/><text:s/><text:s/><text:s/><text:s/><text:s/><text:s/>}</text:p>
      <text:p text:style-name="OrgSrcBlock"><text:s/><text:s/><text:s/><text:s/><text:s/><text:s/><text:s/><text:s/>printf(<text:span text:style-name="OrgSrcFontLockStringFace">"\n"</text:span>);</text:p>
      <text:p text:style-name="OrgSrcBlock"><text:s/><text:s/><text:s/><text:s/>}</text:p>
      <text:p text:style-name="OrgSrcBlock"><text:s/><text:s/><text:s/><text:s/>printf(<text:span text:style-name="OrgSrcFontLockStringFace">"\nPrinting<text:s/>Option3\n\n"</text:span>);</text:p>
      <text:p text:style-name="OrgSrcBlock"><text:s/><text:s/><text:s/><text:s/>print_2d(n,<text:s/>(<text:span text:style-name="OrgSrcFontLockTypeFace">int</text:span>(*)[n])<text:s/>array);</text:p>
      <text:p text:style-name="OrgSrcBlock"><text:s/><text:s/><text:s/><text:s/>free(array);<text:s/><text:span text:style-name="OrgSrcFontLockCommentDelimiterFace">//<text:s/></text:span><text:span text:style-name="OrgSrcFontLockCommentFace">deallocates<text:s/>or<text:s/>"frees"<text:s/>the<text:s/>memory<text:s/>we<text:s/>were<text:s/>using<text:s/>for<text:s/>array</text:span></text:p>
      <text:p text:style-name="OrgSrcBlock"><text:s/><text:s/><text:s/><text:s/><text:span text:style-name="OrgSrcFontLockCommentDelimiterFace">//<text:s/></text:span><text:span text:style-name="OrgSrcFontLockCommentFace">Now<text:s/>ALL<text:s/>pointers<text:s/>to<text:s/>or<text:s/>into<text:s/>the<text:s/>array<text:s/>are<text:s/>invalid!</text:span></text:p>
      <text:p text:style-name="OrgSrcBlockLastLine">}</text:p>
      <text:p text:style-name="OrgFixedWidthBlock">Printing Option2</text:p>
      <text:p text:style-name="OrgFixedWidthBlock"/>
      <text:p text:style-name="OrgFixedWidthBlock"> 0 <text:s text:c="1"/>1 <text:s text:c="1"/>2 <text:s text:c="1"/>3 <text:s text:c="1"/>4 <text:s text:c="1"/>5 <text:s text:c="1"/>6 <text:s text:c="1"/>7 <text:s text:c="1"/>8 <text:s text:c="1"/>9 </text:p>
      <text:p text:style-name="OrgFixedWidthBlock">10 11 12 13 14 15 16 17 18 19 </text:p>
      <text:p text:style-name="OrgFixedWidthBlock">20 21 22 23 24 25 26 27 28 29 </text:p>
      <text:p text:style-name="OrgFixedWidthBlock">30 31 32 33 34 35 36 37 38 39 </text:p>
      <text:p text:style-name="OrgFixedWidthBlock">40 41 42 43 44 45 46 47 48 49 </text:p>
      <text:p text:style-name="OrgFixedWidthBlock">50 51 52 53 54 55 56 57 58 59 </text:p>
      <text:p text:style-name="OrgFixedWidthBlock">60 61 62 63 64 65 66 67 68 69 </text:p>
      <text:p text:style-name="OrgFixedWidthBlock">70 71 72 73 74 75 76 77 78 79 </text:p>
      <text:p text:style-name="OrgFixedWidthBlock">80 81 82 83 84 85 86 87 88 89 </text:p>
      <text:p text:style-name="OrgFixedWidthBlock">90 91 92 93 94 95 96 97 98 99 </text:p>
      <text:p text:style-name="OrgFixedWidthBlock"/>
      <text:p text:style-name="OrgFixedWidthBlock">Printing Option3</text:p>
      <text:p text:style-name="OrgFixedWidthBlock"/>
      <text:p text:style-name="OrgFixedWidthBlock"> 0 <text:s text:c="1"/>1 <text:s text:c="1"/>2 <text:s text:c="1"/>3 <text:s text:c="1"/>4 <text:s text:c="1"/>5 <text:s text:c="1"/>6 <text:s text:c="1"/>7 <text:s text:c="1"/>8 <text:s text:c="1"/>9 </text:p>
      <text:p text:style-name="OrgFixedWidthBlock">10 11 12 13 14 15 16 17 18 19 </text:p>
      <text:p text:style-name="OrgFixedWidthBlock">20 21 22 23 24 25 26 27 28 29 </text:p>
      <text:p text:style-name="OrgFixedWidthBlock">30 31 32 33 34 35 36 37 38 39 </text:p>
      <text:p text:style-name="OrgFixedWidthBlock">40 41 42 43 44 45 46 47 48 49 </text:p>
      <text:p text:style-name="OrgFixedWidthBlock">50 51 52 53 54 55 56 57 58 59 </text:p>
      <text:p text:style-name="OrgFixedWidthBlock">60 61 62 63 64 65 66 67 68 69 </text:p>
      <text:p text:style-name="OrgFixedWidthBlock">70 71 72 73 74 75 76 77 78 79 </text:p>
      <text:p text:style-name="OrgFixedWidthBlock">80 81 82 83 84 85 86 87 88 89 </text:p>
      <text:p text:style-name="OrgFixedWidthBlockLastLine">90 91 92 93 94 95 96 97 98 99</text:p>
      <text:h text:style-name="Heading_20_3" text:outline-level="3" text:is-list-header="false">
<text:bookmark-start text:name="OrgXref.org1a1cd60"/>
<text:bookmark text:name="org1a1cd60"/>Malloc Array of Array versus 2D
<text:bookmark-end text:name="OrgXref.org1a1cd60"/></text:h>
      <text:p text:style-name="Text_20_body">So instead of allocating a big block and carving a 2D array out of it
we could just allocate each row and make an array of arrays.
</text:p>
      <text:p text:style-name="Text_20_body">Try playing with the order of allocation of rows. Does it affect the result?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This<text:s/>example<text:s/>compares<text:s/>using<text:s/>malloc<text:s/>to<text:s/>get<text:s/>space<text:s/>for<text:s/>a<text:s/>2-D<text:s/>array<text:s/>vs<text:s/>using<text:s/>malloc<text:s/>to<text:s/>make<text:s/>space<text:s/>for<text:s/>a<text:s/>array<text:s/>of<text:s/>arrays.</text:span></text:p>
      <text:p text:style-name="OrgSrcBlock"/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FunctionNameFace">alloc2d</text:span>(<text:span text:style-name="OrgSrcFontLockTypeFace">size_t</text:span><text:s/><text:span text:style-name="OrgSrcFontLockVariableNameFace">n</text:span>)<text:s/>{</text:p>
      <text:p text:style-name="OrgSrcBlock"><text:s/><text:s/><text:s/><text:s/><text:span text:style-name="OrgSrcFontLockCommentDelimiterFace">//<text:s/></text:span><text:span text:style-name="OrgSrcFontLockCommentFace">we<text:s/>can<text:s/>just<text:s/>do<text:s/>1<text:s/>malloc()</text:span></text:p>
      <text:p text:style-name="OrgSrcBlock"><text:s/><text:s/><text:s/><text:s/><text:span text:style-name="OrgSrcFontLockKeywordFace">return</text:span><text:s/>(<text:span text:style-name="OrgSrcFontLockTypeFace">int</text:span><text:s/>*)<text:s/>malloc(n<text:s/>*<text:s/>n<text:s/>*<text:s/><text:span text:style-name="OrgSrcFontLockKeywordFace">sizeof</text:span>(<text:span text:style-name="OrgSrcFontLockTypeFace">int</text:span>))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**<text:s/><text:span text:style-name="OrgSrcFontLockFunctionNameFace">alloc_aoa</text:span>(<text:span text:style-name="OrgSrcFontLockTypeFace">size_t</text:span><text:s/><text:span text:style-name="OrgSrcFontLockVariableNameFace">n</text:span>)<text:s/>{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we<text:s/>have<text:s/>to<text:s/>do<text:s/>1<text:s/>+<text:s/>n<text:s/>malloc()s</text:span></text:p>
      <text:p text:style-name="OrgSrcBlock"><text:s/><text:s/><text:s/><text:s/><text:span text:style-name="OrgSrcFontLockTypeFace">i</text:span><text:span text:style-name="OrgSrcFontLockTypeFace">n</text:span><text:span text:style-name="OrgSrcFontLockTypeFace">t</text:span><text:s/>**<text:s/><text:span text:style-name="OrgSrcFontLockVariableNameFace">p</text:span><text:s/>=<text:s/>malloc(<text:span text:style-name="OrgSrcFontLockTypeFace">n</text:span><text:s/>*<text:s/><text:span text:style-name="OrgSrcFontLockKeywordFace">sizeof</text:span>(<text:span text:style-name="OrgSrcFontLockTypeFace">int</text:span><text:s/>*))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we<text:s/>don't<text:s/>need<text:s/>to<text:s/>do<text:s/>them<text:s/>in<text:s/>order...</text:span></text:p>
      <text:p text:style-name="OrgSrcBlock"><text:s/><text:s/><text:s/><text:s/><text:span text:style-name="OrgSrcFontLockKeywordFace">f</text:span><text:span text:style-name="OrgSrcFontLockKeywordFace">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p[i]<text:s/>=<text:s/>malloc(<text:span text:style-name="OrgSrcFontLockTypeFace">n</text:span><text:s/>*<text:s/><text:span text:style-name="OrgSrcFontLockKeywordFace">sizeof</text:span>(<text:span text:style-name="OrgSrcFontLockTypeFace">int</text:span>));</text:p>
      <text:p text:style-name="OrgSrcBlock"><text:s/><text:s/><text:s/><text:s/>}</text:p>
      <text:p text:style-name="OrgSrcBlock"><text:s/><text:s/><text:s/><text:s/><text:span text:style-name="OrgSrcFontLockKeywordFace">return</text:span><text:s/>p;</text:p>
      <text:p text:style-name="OrgSrcBlock">}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free2d</text:span>(<text:span text:style-name="OrgSrcFontLockTypeFace">int</text:span><text:s/>*<text:s/><text:span text:style-name="OrgSrcFontLockVariableNameFace">p</text:span>)<text:s/>{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we<text:s/>can<text:s/>just<text:s/>do<text:s/>1<text:s/>free()</text:span></text:p>
      <text:p text:style-name="OrgSrcBlock"><text:s/><text:s/><text:s/><text:s/>free(p);</text:p>
      <text:p text:style-name="OrgSrcBlock">}</text:p>
      <text:p text:style-name="OrgSrcBlock"/>
      <text:p text:style-name="OrgSrcBlock"><text:span text:style-name="OrgSrcFontLockTypeFace">voi</text:span><text:span text:style-name="OrgSrcFontLockTypeFace">d</text:span><text:s/><text:span text:style-name="OrgSrcFontLockFunctionNameFace">free_aoa</text:span>(<text:span text:style-name="OrgSrcFontLockTypeFace">size_t</text:span><text:s/><text:span text:style-name="OrgSrcFontLockVariableNameFace">n</text:span>,<text:s/><text:span text:style-name="OrgSrcFontLockTypeFace">int</text:span><text:s/>**<text:s/><text:span text:style-name="OrgSrcFontLockVariableNameFace">p</text:span>)<text:s/>{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we<text:s/>have<text:s/>to<text:s/>do<text:s/>n<text:s/>+<text:s/>1<text:s/>free()s</text:span></text:p>
      <text:p text:style-name="OrgSrcBlock"><text:s/><text:s/><text:s/><text:s/><text:span text:style-name="OrgSrcFontLockKeywordFace">f</text:span><text:span text:style-name="OrgSrcFontLockKeywordFace">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free(p[i]);</text:p>
      <text:p text:style-name="OrgSrcBlock"><text:s/><text:s/><text:s/><text:s/>}</text:p>
      <text:p text:style-name="OrgSrcBlock"><text:s/><text:s/><text:s/><text:s/>free(p)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get2d</text:span>(<text:span text:style-name="OrgSrcFontLockTypeFace">size_t</text:span><text:s/><text:span text:style-name="OrgSrcFontLockVariableNameFace">n</text:span>,<text:s/><text:span text:style-name="OrgSrcFontLockTypeFace">int</text:span><text:s/>*<text:s/><text:span text:style-name="OrgSrcFontLockVariableNameFace">p</text:span>,<text:s/><text:span text:style-name="OrgSrcFontLockTypeFace">size_t</text:span><text:s/><text:span text:style-name="OrgSrcFontLockVariableNameFace">i</text:span>,<text:s/><text:span text:style-name="OrgSrcFontLockTypeFace">size_t</text:span><text:s/><text:span text:style-name="OrgSrcFontLockVariableNameFace">j</text:span>)<text:s/>{</text:p>
      <text:p text:style-name="OrgSrcBlock"><text:s/><text:s/><text:s/><text:s/><text:span text:style-name="OrgSrcFontLockKeywordFace">return</text:span><text:s/>p[i<text:s/>*<text:s/>n<text:s/>+<text:s/>j]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get_aoa</text:span>(<text:span text:style-name="OrgSrcFontLockTypeFace">int</text:span><text:s/>**<text:span text:style-name="OrgSrcFontLockVariableNameFace">p</text:span>,<text:s/><text:span text:style-name="OrgSrcFontLockTypeFace">size_t</text:span><text:s/><text:span text:style-name="OrgSrcFontLockVariableNameFace">i</text:span>,<text:s/><text:span text:style-name="OrgSrcFontLockTypeFace">size_t</text:span><text:s/><text:span text:style-name="OrgSrcFontLockVariableNameFace">j</text:span>)<text:s/>{</text:p>
      <text:p text:style-name="OrgSrcBlock"><text:s/><text:s/><text:s/><text:s/><text:span text:style-name="OrgSrcFontLockKeywordFace">return</text:span><text:s/>p[i][j]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set2d</text:span>(<text:span text:style-name="OrgSrcFontLockTypeFace">size_t</text:span><text:s/><text:span text:style-name="OrgSrcFontLockVariableNameFace">n</text:span>,<text:s/><text:span text:style-name="OrgSrcFontLockTypeFace">int</text:span><text:s/>*<text:s/><text:span text:style-name="OrgSrcFontLockVariableNameFace">p</text:span>,<text:s/><text:span text:style-name="OrgSrcFontLockTypeFace">size_t</text:span><text:s/><text:span text:style-name="OrgSrcFontLockVariableNameFace">i</text:span>,<text:s/><text:span text:style-name="OrgSrcFontLockTypeFace">size_t</text:span><text:s/><text:span text:style-name="OrgSrcFontLockVariableNameFace">j</text:span>,<text:s/><text:span text:style-name="OrgSrcFontLockTypeFace">int</text:span><text:s/><text:span text:style-name="OrgSrcFontLockVariableNameFace">v</text:span>)<text:s/>{</text:p>
      <text:p text:style-name="OrgSrcBlock"><text:s/><text:s/><text:s/><text:s/><text:span text:style-name="OrgSrcFontLockKeywordFace">return</text:span><text:s/>p[i<text:s/>*<text:s/>n<text:s/>+<text:s/>j]<text:s/>=<text:s/>v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set_aoa</text:span>(<text:span text:style-name="OrgSrcFontLockTypeFace">int</text:span><text:s/>**<text:span text:style-name="OrgSrcFontLockVariableNameFace">p</text:span>,<text:s/><text:span text:style-name="OrgSrcFontLockTypeFace">size_t</text:span><text:s/><text:span text:style-name="OrgSrcFontLockVariableNameFace">i</text:span>,<text:s/><text:span text:style-name="OrgSrcFontLockTypeFace">size_t</text:span><text:s/><text:span text:style-name="OrgSrcFontLockVariableNameFace">j</text:span>,<text:s/><text:span text:style-name="OrgSrcFontLockTypeFace">int</text:span><text:s/><text:span text:style-name="OrgSrcFontLockVariableNameFace">v</text:span>)<text:s/>{</text:p>
      <text:p text:style-name="OrgSrcBlock"><text:s/><text:s/><text:s/><text:s/><text:span text:style-name="OrgSrcFontLockKeywordFace">return</text:span><text:s/>p[i][j]<text:s/>=<text:s/>v;</text:p>
      <text:p text:style-name="OrgSrcBlock">}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<text:span text:style-name="OrgSrcFontLockTypeFace">int</text:span><text:s/><text:span text:style-name="OrgSrcFontLockVariableNameFace">argc</text:span>,<text:s/><text:span text:style-name="OrgSrcFontLockTypeFace">char</text:span><text:s/>**<text:span text:style-name="OrgSrcFontLockVariableNameFace">argv</text:span>)<text:s/>{</text:p>
      <text:p text:style-name="OrgSrcBlock"><text:s/><text:s/><text:s/><text:s/>srand(1);</text:p>
      <text:p text:style-name="OrgSrcBlock"><text:s/><text:s/><text:s/><text:s/>printf(<text:span text:style-name="OrgSrcFontLockStringFace">"I'm<text:s/>going<text:s/>to<text:s/>make<text:s/>space<text:s/>for<text:s/>a<text:s/>big,<text:s/>square<text:s/>table<text:s/>in<text:s/>memory.\n"</text:span>);</text:p>
      <text:p text:style-name="OrgSrcBlock"><text:s/><text:s/><text:s/><text:s/>printf(<text:span text:style-name="OrgSrcFontLockStringFace">"How<text:s/>many<text:s/>rows<text:s/>and<text:s/>columns<text:s/>would<text:s/>you<text:s/>like<text:s/>to<text:s/>make<text:s/>space<text:s/>for?<text:s/>"</text:span>);</text:p>
      <text:p text:style-name="OrgSrcBlock"><text:s/><text:s/><text:s/><text:s/><text:span text:style-name="OrgSrcFontLockTypeFace">size_</text:span><text:span text:style-name="OrgSrcFontLockTypeFace">t</text:span><text:s/><text:span text:style-name="OrgSrcFontLockVariableNameFace">n</text:span>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int<text:s/>r<text:s/>=<text:s/>scanf("%zu",<text:s/>&amp;n);</text:span></text:p>
      <text:p text:style-name="OrgSrcBlock"><text:s/><text:s/><text:s/><text:s/>n<text:s/>=<text:s/>30;</text:p>
      <text:p text:style-name="OrgSrcBlock"><text:s/><text:s/><text:s/><text:s/><text:span text:style-name="OrgSrcFontLockKeywordFace">if</text:span><text:s/>(n<text:s/>!=<text:s/>1)<text:s/>{</text:p>
      <text:p text:style-name="OrgSrcBlock"><text:s/><text:s/><text:s/><text:s/><text:s/><text:s/><text:s/><text:s/>printf(<text:span text:style-name="OrgSrcFontLockStringFace">"Sorry,<text:s/>I<text:s/>couldn't<text:s/>understand<text:s/>that<text:s/>:(\n"</text:span>);</text:p>
      <text:p text:style-name="OrgSrcBlock"><text:s/><text:s/><text:s/><text:s/>}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allocate<text:s/>them</text:span></text:p>
      <text:p text:style-name="OrgSrcBlock"><text:s/><text:s/><text:s/><text:s/><text:span text:style-name="OrgSrcFontLockTypeFace">i</text:span><text:span text:style-name="OrgSrcFontLockTypeFace">n</text:span><text:span text:style-name="OrgSrcFontLockTypeFace">t</text:span><text:s/>*<text:span text:style-name="OrgSrcFontLockVariableNameFace">p2d</text:span><text:s/>=<text:s/>alloc2d(n);</text:p>
      <text:p text:style-name="OrgSrcBlock"><text:s/><text:s/><text:s/><text:s/><text:span text:style-name="OrgSrcFontLockTypeFace">in</text:span><text:span text:style-name="OrgSrcFontLockTypeFace">t</text:span><text:s/>**<text:span text:style-name="OrgSrcFontLockVariableNameFace">aoa</text:span><text:s/>=<text:s/>alloc_aoa(n)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initialize<text:s/>them</text:span></text:p>
      <text:p text:style-name="OrgSrcBlock"><text:s/><text:s/><text:s/><text:s/><text:span text:style-name="OrgSrcFontLockKeywordFace">f</text:span><text:span text:style-name="OrgSrcFontLockKeywordFace">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j</text:span><text:s/>=<text:s/>0;<text:s/>j<text:s/>&lt;<text:s/>n;<text:s/>j++)<text:s/>{</text:p>
      <text:p text:style-name="OrgSrcBlock"><text:s/><text:s/><text:s/><text:s/><text:s/><text:s/><text:s/><text:s/><text:s/><text:s/><text:s/><text:s/>set2d(n,<text:s/>p2d,<text:s/>i,<text:s/>j,<text:s/>rand()<text:s/>%<text:s/>10);</text:p>
      <text:p text:style-name="OrgSrcBlock"><text:s/><text:s/><text:s/><text:s/><text:s/><text:s/><text:s/><text:s/><text:s/><text:s/><text:s/><text:s/>set_aoa(aoa,<text:s/>i,<text:s/>j,<text:s/>rand()<text:s/>%<text:s/>10)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print<text:s/>them<text:s/>out</text:span></text:p>
      <text:p text:style-name="OrgSrcBlock"><text:s/><text:s/><text:s/><text:s/>printf(<text:span text:style-name="OrgSrcFontLockStringFace">"2d:\n"</text:span>);</text:p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j</text:span><text:s/>=<text:s/>0;<text:s/>j<text:s/>&lt;<text:s/>n;<text:s/>j++)<text:s/>{</text:p>
      <text:p text:style-name="OrgSrcBlock"><text:s/><text:s/><text:s/><text:s/><text:s/><text:s/><text:s/><text:s/><text:s/><text:s/><text:s/><text:s/><text:span text:style-name="OrgSrcFontLockTypeFace">in</text:span><text:span text:style-name="OrgSrcFontLockTypeFace">t</text:span><text:s/><text:span text:style-name="OrgSrcFontLockVariableNameFace">x</text:span><text:s/>=<text:s/>get2d(n,<text:s/>p2d,<text:s/>i,<text:s/>j);</text:p>
      <text:p text:style-name="OrgSrcBlock"><text:s/><text:s/><text:s/><text:s/><text:s/><text:s/><text:s/><text:s/><text:s/><text:s/><text:s/><text:s/>printf(<text:span text:style-name="OrgSrcFontLockStringFace">"%d<text:s/>"</text:span>,<text:s/>x);</text:p>
      <text:p text:style-name="OrgSrcBlock"><text:s/><text:s/><text:s/><text:s/><text:s/><text:s/><text:s/><text:s/>}</text:p>
      <text:p text:style-name="OrgSrcBlock"><text:s/><text:s/><text:s/><text:s/><text:s/><text:s/><text:s/><text:s/>printf(<text:span text:style-name="OrgSrcFontLockStringFace">"\n"</text:span>);</text:p>
      <text:p text:style-name="OrgSrcBlock"><text:s/><text:s/><text:s/><text:s/>}</text:p>
      <text:p text:style-name="OrgSrcBlock"><text:s/><text:s/><text:s/><text:s/>printf(<text:span text:style-name="OrgSrcFontLockStringFace">"aoa:\n"</text:span>);</text:p>
      <text:p text:style-name="OrgSrcBlock"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i</text:span><text:s/>=<text:s/>0;<text:s/>i<text:s/>&lt;<text:s/>n;<text:s/>i++)<text:s/>{</text:p>
      <text:p text:style-name="OrgSrcBlock"><text:s/><text:s/><text:s/><text:s/><text:s/><text:s/><text:s/><text:s/><text:span text:style-name="OrgSrcFontLockKeywordFace">for</text:span><text:s/>(<text:span text:style-name="OrgSrcFontLockTypeFace">size_</text:span><text:span text:style-name="OrgSrcFontLockTypeFace">t</text:span><text:s/><text:span text:style-name="OrgSrcFontLockVariableNameFace">j</text:span><text:s/>=<text:s/>0;<text:s/>j<text:s/>&lt;<text:s/>n;<text:s/>j++)<text:s/>{</text:p>
      <text:p text:style-name="OrgSrcBlock"><text:s/><text:s/><text:s/><text:s/><text:s/><text:s/><text:s/><text:s/><text:s/><text:s/><text:s/><text:s/><text:span text:style-name="OrgSrcFontLockTypeFace">in</text:span><text:span text:style-name="OrgSrcFontLockTypeFace">t</text:span><text:s/><text:span text:style-name="OrgSrcFontLockVariableNameFace">x</text:span><text:s/>=<text:s/>get_aoa(aoa,<text:s/>i,<text:s/>j);</text:p>
      <text:p text:style-name="OrgSrcBlock"><text:s/><text:s/><text:s/><text:s/><text:s/><text:s/><text:s/><text:s/><text:s/><text:s/><text:s/><text:s/>printf(<text:span text:style-name="OrgSrcFontLockStringFace">"%d<text:s/>"</text:span>,<text:s/>x);</text:p>
      <text:p text:style-name="OrgSrcBlock"><text:s/><text:s/><text:s/><text:s/><text:s/><text:s/><text:s/><text:s/>}</text:p>
      <text:p text:style-name="OrgSrcBlock"><text:s/><text:s/><text:s/><text:s/><text:s/><text:s/><text:s/><text:s/>printf(<text:span text:style-name="OrgSrcFontLockStringFace">"\n"</text:span>);</text:p>
      <text:p text:style-name="OrgSrcBlock"><text:s/><text:s/><text:s/><text:s/>}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free<text:s/>them</text:span></text:p>
      <text:p text:style-name="OrgSrcBlock"><text:s/><text:s/><text:s/><text:s/>free2d(p2d);</text:p>
      <text:p text:style-name="OrgSrcBlock"><text:s/><text:s/><text:s/><text:s/>free_aoa(n,<text:s/>aoa);</text:p>
      <text:p text:style-name="OrgSrcBlockLastLine">}</text:p>
      <text:p text:style-name="OrgFixedWidthBlock">I'm going to make space for a big, square table in memory.</text:p>
      <text:p text:style-name="OrgFixedWidthBlock">How many rows and columns would you like to make space for? Sorry, I couldn't understand that :(</text:p>
      <text:p text:style-name="OrgFixedWidthBlock">2d:</text:p>
      <text:p text:style-name="OrgFixedWidthBlock">3 7 3 6 9 2 0 3 0 2 1 7 2 2 7 9 2 9 3 1 9 1 4 8 5 3 1 6 2 6 </text:p>
      <text:p text:style-name="OrgFixedWidthBlock">5 4 6 6 3 4 2 4 4 3 7 6 8 3 4 2 6 9 6 4 5 4 7 7 7 2 1 6 5 4 </text:p>
      <text:p text:style-name="OrgFixedWidthBlock">0 1 7 1 9 7 7 6 6 9 8 2 3 0 8 0 6 8 6 1 9 4 1 3 4 4 7 3 7 9 </text:p>
      <text:p text:style-name="OrgFixedWidthBlock">2 7 5 4 8 9 5 8 3 8 6 3 3 6 4 8 9 7 4 0 0 2 4 5 4 9 2 7 5 8 </text:p>
      <text:p text:style-name="OrgFixedWidthBlock">2 9 6 0 1 5 1 8 0 4 2 8 2 4 2 0 2 9 8 3 1 3 0 9 9 9 3 0 6 4 </text:p>
      <text:p text:style-name="OrgFixedWidthBlock">0 6 6 5 9 7 8 9 6 2 6 3 1 9 1 9 0 5 7 4 0 2 6 0 2 2 5 2 0 8 </text:p>
      <text:p text:style-name="OrgFixedWidthBlock">8 4 9 9 2 4 9 3 0 0 9 3 1 4 1 6 4 2 4 2 8 2 8 6 3 3 3 0 7 8 </text:p>
      <text:p text:style-name="OrgFixedWidthBlock">0 8 9 3 3 3 6 2 5 7 6 4 0 8 0 6 4 9 9 8 0 7 9 5 9 5 4 9 5 3 </text:p>
      <text:p text:style-name="OrgFixedWidthBlock">7 8 9 7 2 3 9 2 1 6 1 0 3 1 0 6 7 0 4 4 5 2 0 6 6 8 6 7 1 1 </text:p>
      <text:p text:style-name="OrgFixedWidthBlock">7 2 4 2 2 0 9 5 0 7 8 0 6 6 9 5 7 5 3 3 9 7 7 1 0 8 5 4 7 3 </text:p>
      <text:p text:style-name="OrgFixedWidthBlock">0 7 9 2 3 1 2 2 7 1 4 7 1 7 4 8 1 6 1 6 8 8 0 2 7 6 6 7 7 9 </text:p>
      <text:p text:style-name="OrgFixedWidthBlock">7 6 8 3 4 5 1 5 9 3 5 2 7 3 6 6 3 4 9 2 8 0 4 6 7 3 3 5 0 7 </text:p>
      <text:p text:style-name="OrgFixedWidthBlock">3 0 0 1 3 9 4 5 8 5 5 9 7 3 6 5 6 0 1 2 9 0 2 4 3 8 3 0 3 9 </text:p>
      <text:p text:style-name="OrgFixedWidthBlock">7 2 2 4 8 0 9 2 1 3 2 4 1 5 1 9 1 3 7 8 7 4 4 1 8 2 9 6 6 9 </text:p>
      <text:p text:style-name="OrgFixedWidthBlock">0 9 1 8 6 7 7 2 1 0 0 0 3 4 1 0 2 7 6 4 2 7 4 6 7 5 2 3 4 9 </text:p>
      <text:p text:style-name="OrgFixedWidthBlock">2 1 3 2 5 5 0 4 6 2 8 5 6 8 7 2 0 8 5 7 8 3 7 7 9 1 0 9 8 3 </text:p>
      <text:p text:style-name="OrgFixedWidthBlock">0 9 1 7 7 2 1 8 4 6 6 4 8 8 5 4 0 7 2 2 3 9 1 5 4 2 1 2 2 9 </text:p>
      <text:p text:style-name="OrgFixedWidthBlock">4 5 1 0 1 7 9 1 7 0 0 5 9 1 1 0 8 4 2 4 9 2 9 0 4 9 5 6 3 9 </text:p>
      <text:p text:style-name="OrgFixedWidthBlock">2 3 9 1 4 8 7 3 9 5 8 0 3 1 7 5 1 3 0 5 2 9 9 9 1 3 3 4 1 6 </text:p>
      <text:p text:style-name="OrgFixedWidthBlock">7 2 2 1 4 8 3 7 3 2 3 6 1 6 0 5 5 9 8 2 9 1 0 6 9 8 8 3 0 5 </text:p>
      <text:p text:style-name="OrgFixedWidthBlock">3 8 1 9 0 5 4 4 9 9 3 3 7 4 9 9 2 6 9 6 1 3 2 3 9 4 4 9 8 2 </text:p>
      <text:p text:style-name="OrgFixedWidthBlock">5 3 4 5 7 9 7 7 9 5 4 7 3 2 2 3 1 8 0 2 9 9 3 8 6 7 7 1 0 4 </text:p>
      <text:p text:style-name="OrgFixedWidthBlock">3 3 7 1 9 6 9 5 1 9 1 2 0 3 1 7 8 0 4 3 9 4 5 2 7 8 9 3 8 4 </text:p>
      <text:p text:style-name="OrgFixedWidthBlock">6 8 5 1 6 8 6 5 6 1 3 5 6 4 6 7 3 9 0 2 9 3 5 7 7 6 4 3 2 6 </text:p>
      <text:p text:style-name="OrgFixedWidthBlock">9 5 3 4 1 1 9 5 2 9 7 4 1 1 8 4 3 3 7 3 8 0 8 8 3 5 5 2 8 2 </text:p>
      <text:p text:style-name="OrgFixedWidthBlock">3 7 7 6 2 7 3 2 5 7 9 1 4 5 8 3 5 1 5 0 8 9 9 6 5 5 0 2 9 2 </text:p>
      <text:p text:style-name="OrgFixedWidthBlock">6 5 8 7 6 2 9 0 7 5 4 0 8 4 4 8 2 6 2 7 4 6 4 4 5 6 3 7 2 0 </text:p>
      <text:p text:style-name="OrgFixedWidthBlock">9 1 4 5 2 0 3 1 5 4 0 3 9 4 3 2 5 8 1 1 8 3 9 5 4 6 2 0 3 7 </text:p>
      <text:p text:style-name="OrgFixedWidthBlock">3 1 4 1 6 3 7 0 4 3 7 9 3 2 9 5 0 3 9 5 3 2 7 7 0 6 5 8 9 7 </text:p>
      <text:p text:style-name="OrgFixedWidthBlock">0 1 3 7 2 1 3 8 8 8 8 9 3 4 7 3 6 2 2 5 4 4 1 3 8 3 9 4 1 0 </text:p>
      <text:p text:style-name="OrgFixedWidthBlock">aoa:</text:p>
      <text:p text:style-name="OrgFixedWidthBlock">6 5 5 2 1 7 9 6 6 6 8 9 0 3 5 2 8 7 6 2 3 9 7 4 0 6 0 3 0 1 </text:p>
      <text:p text:style-name="OrgFixedWidthBlock">5 7 5 9 7 5 5 7 4 0 8 8 4 1 9 0 8 2 6 9 0 8 1 2 2 6 0 1 9 9 </text:p>
      <text:p text:style-name="OrgFixedWidthBlock">9 7 1 5 7 6 3 5 3 4 1 9 9 8 5 9 3 5 1 5 8 8 0 0 4 4 6 1 5 6 </text:p>
      <text:p text:style-name="OrgFixedWidthBlock">1 8 7 1 5 7 3 8 1 9 4 3 8 0 8 8 7 6 3 3 9 5 0 9 6 2 4 7 4 1 </text:p>
      <text:p text:style-name="OrgFixedWidthBlock">8 3 8 2 0 1 0 5 6 6 5 6 8 7 4 6 9 0 1 1 0 4 3 1 6 3 8 5 6 0 </text:p>
      <text:p text:style-name="OrgFixedWidthBlock">4 2 7 6 8 2 2 9 0 7 1 2 5 9 4 1 7 8 0 8 4 9 1 4 2 0 5 9 2 3 </text:p>
      <text:p text:style-name="OrgFixedWidthBlock">0 0 1 6 5 4 9 6 5 2 4 5 7 3 4 9 2 6 1 8 9 8 8 8 8 3 8 4 6 9 </text:p>
      <text:p text:style-name="OrgFixedWidthBlock">6 7 0 3 7 2 5 6 8 9 0 1 4 7 8 2 7 3 2 3 1 8 1 4 2 7 9 4 9 5 </text:p>
      <text:p text:style-name="OrgFixedWidthBlock">0 1 9 8 5 4 0 0 9 2 2 7 1 9 5 7 4 6 7 8 8 6 6 4 2 9 0 0 0 3 </text:p>
      <text:p text:style-name="OrgFixedWidthBlock">7 6 5 0 9 9 4 1 3 8 6 4 7 0 7 9 8 3 8 7 3 8 4 9 9 8 8 3 1 8 </text:p>
      <text:p text:style-name="OrgFixedWidthBlock">9 9 3 4 7 2 0 1 5 7 1 1 1 0 0 5 6 2 9 4 0 1 2 9 5 4 3 9 4 1 </text:p>
      <text:p text:style-name="OrgFixedWidthBlock">0 0 5 9 1 4 5 4 8 8 2 2 0 4 3 3 4 3 7 5 9 2 7 5 1 3 8 1 8 6 </text:p>
      <text:p text:style-name="OrgFixedWidthBlock">5 8 4 1 5 3 1 0 3 6 9 0 6 7 1 0 5 8 2 6 1 4 7 0 2 0 7 0 4 2 </text:p>
      <text:p text:style-name="OrgFixedWidthBlock">4 5 4 3 6 8 2 3 8 4 2 5 7 7 6 8 3 3 9 6 0 8 8 6 5 1 9 0 4 9 </text:p>
      <text:p text:style-name="OrgFixedWidthBlock">8 3 4 9 7 3 1 2 5 9 4 1 7 1 3 3 1 5 5 2 1 2 1 5 8 9 7 6 7 7 </text:p>
      <text:p text:style-name="OrgFixedWidthBlock">2 6 0 1 6 0 3 6 0 5 9 0 0 3 8 1 5 5 0 3 2 0 7 6 1 9 8 8 0 7 </text:p>
      <text:p text:style-name="OrgFixedWidthBlock">6 2 7 9 6 7 5 8 5 5 8 8 3 7 2 5 5 3 7 1 4 4 9 7 1 2 6 0 2 7 </text:p>
      <text:p text:style-name="OrgFixedWidthBlock">3 6 4 3 2 7 8 0 6 1 2 1 7 3 2 6 7 9 4 5 1 8 6 6 0 4 4 6 9 5 </text:p>
      <text:p text:style-name="OrgFixedWidthBlock">1 0 9 3 5 5 3 8 5 3 6 3 6 8 0 1 0 0 4 4 4 9 4 8 6 9 3 6 5 1 </text:p>
      <text:p text:style-name="OrgFixedWidthBlock">2 9 8 2 7 6 7 2 7 5 7 8 3 4 3 8 0 9 0 4 0 2 0 3 0 3 7 1 0 0 </text:p>
      <text:p text:style-name="OrgFixedWidthBlock">1 0 7 1 3 9 8 6 2 0 0 3 9 9 1 4 0 5 5 1 4 7 7 3 2 4 9 3 3 9 </text:p>
      <text:p text:style-name="OrgFixedWidthBlock">4 9 9 5 3 0 2 2 0 0 1 9 6 1 5 9 8 7 5 7 1 6 6 4 6 2 4 0 6 4 </text:p>
      <text:p text:style-name="OrgFixedWidthBlock">7 4 2 7 5 8 5 2 5 9 6 1 5 2 9 6 2 6 3 6 0 8 1 9 3 0 2 1 7 1 </text:p>
      <text:p text:style-name="OrgFixedWidthBlock">3 5 0 2 4 5 2 2 9 3 1 2 9 4 0 4 7 0 2 6 0 5 8 1 0 0 1 0 9 0 </text:p>
      <text:p text:style-name="OrgFixedWidthBlock">3 4 6 3 9 0 4 6 5 1 7 1 9 3 7 9 1 8 9 8 4 0 6 2 8 0 9 6 5 8 </text:p>
      <text:p text:style-name="OrgFixedWidthBlock">6 8 2 6 9 0 7 3 1 8 4 6 3 4 7 3 0 4 7 7 9 3 4 4 5 6 6 6 9 9 </text:p>
      <text:p text:style-name="OrgFixedWidthBlock">5 3 6 3 0 6 3 8 6 2 0 6 5 9 6 3 3 2 4 0 9 5 6 2 1 1 7 1 1 8 </text:p>
      <text:p text:style-name="OrgFixedWidthBlock">0 3 8 8 2 6 6 0 7 2 0 3 0 3 4 4 3 1 3 5 1 3 7 4 9 7 1 1 7 6 </text:p>
      <text:p text:style-name="OrgFixedWidthBlock">9 0 1 8 4 4 7 7 5 0 2 9 0 7 9 2 8 5 6 6 0 0 4 3 1 7 7 8 0 8 </text:p>
      <text:p text:style-name="OrgFixedWidthBlockLastLine">3 0 6 3 2 5 3 2 5 0 6 3 7 3 1 9 4 0 9 7 6 9 2 1 1 8 2 5 0 1</text:p>
      <text:h text:style-name="Heading_20_3" text:outline-level="3" text:is-list-header="false">
<text:bookmark-start text:name="OrgXref.org6d91ba3"/>
<text:bookmark text:name="org6d91ba3"/>Malloc array of arrays structs?
<text:bookmark-end text:name="OrgXref.org6d91ba3"/></text:h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bool.h</text:span><text:span text:style-name="OrgSrcFontLockString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time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card_face</text:span><text:s/>{</text:p>
      <text:p text:style-name="OrgSrcBlock"><text:s/><text:s/><text:s/><text:s/><text:span text:style-name="OrgSrcFontLockVariableNameFace">ACE</text:span><text:s/>=<text:s/>1,</text:p>
      <text:p text:style-name="OrgSrcBlock"><text:s/><text:s/><text:s/><text:s/><text:span text:style-name="OrgSrcFontLockVariableNameFace">FACE2</text:span>,</text:p>
      <text:p text:style-name="OrgSrcBlock"><text:s/><text:s/><text:s/><text:s/><text:span text:style-name="OrgSrcFontLockVariableNameFace">FACE3</text:span>,</text:p>
      <text:p text:style-name="OrgSrcBlock"><text:s/><text:s/><text:s/><text:s/><text:span text:style-name="OrgSrcFontLockVariableNameFace">FACE4</text:span>,</text:p>
      <text:p text:style-name="OrgSrcBlock"><text:s/><text:s/><text:s/><text:s/><text:span text:style-name="OrgSrcFontLockVariableNameFace">FACE5</text:span>,</text:p>
      <text:p text:style-name="OrgSrcBlock"><text:s/><text:s/><text:s/><text:s/><text:span text:style-name="OrgSrcFontLockVariableNameFace">FACE6</text:span>,</text:p>
      <text:p text:style-name="OrgSrcBlock"><text:s/><text:s/><text:s/><text:s/><text:span text:style-name="OrgSrcFontLockVariableNameFace">FACE7</text:span>,</text:p>
      <text:p text:style-name="OrgSrcBlock"><text:s/><text:s/><text:s/><text:s/><text:span text:style-name="OrgSrcFontLockVariableNameFace">FACE8</text:span>,</text:p>
      <text:p text:style-name="OrgSrcBlock"><text:s/><text:s/><text:s/><text:s/><text:span text:style-name="OrgSrcFontLockVariableNameFace">FACE9</text:span>,</text:p>
      <text:p text:style-name="OrgSrcBlock"><text:s/><text:s/><text:s/><text:s/><text:span text:style-name="OrgSrcFontLockVariableNameFace">FACE10</text:span>,</text:p>
      <text:p text:style-name="OrgSrcBlock"><text:s/><text:s/><text:s/><text:s/><text:span text:style-name="OrgSrcFontLockVariableNameFace">JACK</text:span>,</text:p>
      <text:p text:style-name="OrgSrcBlock"><text:s/><text:s/><text:s/><text:s/><text:span text:style-name="OrgSrcFontLockVariableNameFace">QUEEN</text:span>,</text:p>
      <text:p text:style-name="OrgSrcBlock"><text:s/><text:s/><text:s/><text:s/><text:span text:style-name="OrgSrcFontLockVariableNameFace">KING</text:span>,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fac</text:span><text:span text:style-name="OrgSrcFontLockTypeFace">e</text:span><text:s/><text:span text:style-name="OrgSrcFontLockTypeFace">CardFace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FACES</text:span><text:s/>13</text:p>
      <text:p text:style-name="OrgSrcBlock"><text:span text:style-name="OrgSrcFontLockPreprocessorFace">#</text:span><text:span text:style-name="OrgSrcFontLockPreprocessorFace">define</text:span><text:s/><text:span text:style-name="OrgSrcFontLockVariableNameFace">NFACEOFF</text:span><text:s/>1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card_suit</text:span><text:s/>{</text:p>
      <text:p text:style-name="OrgSrcBlock"><text:s/><text:s/><text:s/><text:s/><text:span text:style-name="OrgSrcFontLockVariableNameFace">CLUBS</text:span>,</text:p>
      <text:p text:style-name="OrgSrcBlock"><text:s/><text:s/><text:s/><text:s/><text:span text:style-name="OrgSrcFontLockVariableNameFace">HEARTS</text:span>,</text:p>
      <text:p text:style-name="OrgSrcBlock"><text:s/><text:s/><text:s/><text:s/><text:span text:style-name="OrgSrcFontLockVariableNameFace">DIAMONDS</text:span>,</text:p>
      <text:p text:style-name="OrgSrcBlock"><text:s/><text:s/><text:s/><text:s/><text:span text:style-name="OrgSrcFontLockVariableNameFace">SPADES</text:span>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sui</text:span><text:span text:style-name="OrgSrcFontLockTypeFace">t</text:span><text:s/><text:span text:style-name="OrgSrcFontLockTypeFace">CardSuit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SUIT</text:span><text:s/>4</text:p>
      <text:p text:style-name="OrgSrcBlock"/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playing_card</text:span><text:s/>{</text:p>
      <text:p text:style-name="OrgSrcBlock"><text:s/><text:s/><text:s/><text:s/><text:span text:style-name="OrgSrcFontLockTypeFace">CardFac</text:span><text:span text:style-name="OrgSrcFontLockTypeFace">e</text:span><text:s/><text:span text:style-name="OrgSrcFontLockVariableNameFace">face</text:span>;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;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struct</text:span><text:s/><text:span text:style-name="OrgSrcFontLockTypeFace">playing_car</text:span><text:span text:style-name="OrgSrcFontLockTypeFace">d</text:span><text:s/><text:span text:style-name="OrgSrcFontLockTypeFace">PlayingCard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HANDSIZE</text:span><text:s/>5</text:p>
      <text:p text:style-name="OrgSrcBlock"/>
      <text:p text:style-name="OrgSrcBlock"><text:span text:style-name="OrgSrcFontLockTypeFace">b</text:span><text:span text:style-name="OrgSrcFontLockTypeFace">oo</text:span><text:span text:style-name="OrgSrcFontLockTypeFace">l</text:span><text:s/><text:span text:style-name="OrgSrcFontLockFunctionNameFace">isFlush</text:span>(<text:span text:style-name="OrgSrcFontLockTypeFace">PlayingCard</text:span><text:s/><text:span text:style-name="OrgSrcFontLockVariableNameFace">hand</text:span>[HANDSIZE])<text:s/>{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<text:s/>=<text:s/>hand[0].suit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<text:s/>i<text:s/>&lt;<text:s/>HANDSIZE;<text:s/>i++<text:s/>)<text:s/>{</text:p>
      <text:p text:style-name="OrgSrcBlock"><text:s/><text:s/><text:s/><text:s/><text:s/><text:s/><text:s/><text:s/><text:span text:style-name="OrgSrcFontLockKeywordFace">if</text:span><text:s/>(suit<text:s/>!=<text:s/>hand[i].suit)<text:s/>{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ConstantFace">false</text:span>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<text:span text:style-name="OrgSrcFontLockKeywordFace">return</text:span><text:s/><text:span text:style-name="OrgSrcFontLockConstantFace">true</text:span>;</text:p>
      <text:p text:style-name="OrgSrcBlock">}</text:p>
      <text:p text:style-name="OrgSrcBlock"/>
      <text:p text:style-name="OrgSrcBlock"><text:span text:style-name="OrgSrcFontLockTypeFace">PlayingCar</text:span><text:span text:style-name="OrgSrcFontLockTypeFace">d</text:span><text:s/><text:span text:style-name="OrgSrcFontLockFunctionNameFace">randomCard</text:span>()<text:s/>{</text:p>
      <text:p text:style-name="OrgSrcBlock"><text:s/><text:s/><text:s/><text:s/><text:span text:style-name="OrgSrcFontLockTypeFace">PlayingCar</text:span><text:span text:style-name="OrgSrcFontLockTypeFace">d</text:span><text:s/><text:span text:style-name="OrgSrcFontLockVariableNameFace">card</text:span><text:s/>=<text:s/>{ACE,<text:s/>CLUBS};</text:p>
      <text:p text:style-name="OrgSrcBlock"><text:s/><text:s/><text:s/><text:s/>card.face<text:s/>=<text:s/>NFACEOFF<text:s/>+<text:s/>(<text:s/>rand()<text:s/>%<text:s/>NFACES<text:s/>);</text:p>
      <text:p text:style-name="OrgSrcBlock"><text:s/><text:s/><text:s/><text:s/>card.suit<text:s/>=<text:s/><text:s/>rand()<text:s/>%<text:s/>NSUIT;</text:p>
      <text:p text:style-name="OrgSrcBlock"><text:s/><text:s/><text:s/><text:s/><text:span text:style-name="OrgSrcFontLockKeywordFace">return</text:span><text:s/>card;</text:p>
      <text:p text:style-name="OrgSrcBlock">}</text:p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srand(time(<text:span text:style-name="OrgSrcFontLockConstantFace">NULL</text:span>));</text:p>
      <text:p text:style-name="OrgSrcBlock"><text:s/><text:s/><text:s/><text:s/><text:span text:style-name="OrgSrcFontLockKeywordFace">const</text:span><text:s/><text:span text:style-name="OrgSrcFontLockTypeFace">in</text:span><text:span text:style-name="OrgSrcFontLockTypeFace">t</text:span><text:s/><text:span text:style-name="OrgSrcFontLockVariableNameFace">HANDS</text:span><text:s/>=<text:s/>1000000;</text:p>
      <text:p text:style-name="OrgSrcBlock"><text:s/><text:s/><text:s/><text:s/><text:span text:style-name="OrgSrcFontLockTypeFace">PlayingCar</text:span><text:span text:style-name="OrgSrcFontLockTypeFace">d</text:span><text:s/>*<text:s/><text:span text:style-name="OrgSrcFontLockVariableNameFace">hands</text:span><text:s/>=<text:s/>malloc(<text:span text:style-name="OrgSrcFontLockKeywordFace">sizeof</text:span>(PlayingCard)*HANDS*HANDSIZE)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HANDS*HANDSIZE;<text:s/>i++)<text:s/>{</text:p>
      <text:p text:style-name="OrgSrcBlock"><text:s/><text:s/><text:s/><text:s/><text:s/><text:s/><text:s/><text:s/>hands[i]<text:s/>=<text:s/>randomCard();</text:p>
      <text:p text:style-name="OrgSrcBlock"><text:s/><text:s/><text:s/><text:s/>}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flushes</text:span><text:s/>=<text:s/>0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HANDS;<text:s/>i++)<text:s/>{</text:p>
      <text:p text:style-name="OrgSrcBlock"><text:s/><text:s/><text:s/><text:s/><text:s/><text:s/><text:s/><text:s/><text:span text:style-name="OrgSrcFontLockKeywordFace">if</text:span><text:s/>(isFlush(hands<text:s/>+<text:s/>i*HANDSIZE))<text:s/>{</text:p>
      <text:p text:style-name="OrgSrcBlock"><text:s/><text:s/><text:s/><text:s/><text:s/><text:s/><text:s/><text:s/><text:s/><text:s/><text:s/><text:s/><text:span text:style-name="OrgSrcFontLockKeywordFace">if</text:span><text:s/>(flushes<text:s/>&lt;<text:s/>10)<text:s/>{<text:s/><text:span text:style-name="OrgSrcFontLockCommentDelimiterFace">/</text:span><text:span text:style-name="OrgSrcFontLockCommentDelimiterFace">/<text:s/></text:span><text:span text:style-name="OrgSrcFontLockCommentFace">reduce<text:s/>printing</text:span></text:p>
      <text:p text:style-name="OrgSrcBlock"><text:s/><text:s/><text:s/><text:s/><text:s/><text:s/><text:s/><text:s/><text:s/><text:s/><text:s/><text:s/><text:s/><text:s/><text:s/><text:s/>printf(<text:span text:style-name="OrgSrcFontLockStringFace">"Flush<text:s/>found<text:s/>at<text:s/>card<text:s/>%d\n"</text:span>,<text:s/>i);</text:p>
      <text:p text:style-name="OrgSrcBlock"><text:s/><text:s/><text:s/><text:s/><text:s/><text:s/><text:s/><text:s/><text:s/><text:s/><text:s/><text:s/><text:s/><text:s/><text:s/><text:s/>printf(<text:span text:style-name="OrgSrcFontLockStringFace">"Suit<text:s/>%d\n"</text:span>,<text:s/>hands[i].suit);</text:p>
      <text:p text:style-name="OrgSrcBlock"><text:s/><text:s/><text:s/><text:s/><text:s/><text:s/><text:s/><text:s/><text:s/><text:s/><text:s/><text:s/>}</text:p>
      <text:p text:style-name="OrgSrcBlock"><text:s/><text:s/><text:s/><text:s/><text:s/><text:s/><text:s/><text:s/><text:s/><text:s/><text:s/><text:s/>flushes++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printf(<text:span text:style-name="OrgSrcFontLockStringFace">"We<text:s/>found<text:s/>%d<text:s/>flushes<text:s/>out<text:s/>of<text:s/>%d<text:s/>hands:<text:s/>%f\n"</text:span>,<text:s/>flushes,<text:s/>HANDS,<text:s/>flushes/(<text:span text:style-name="OrgSrcFontLockTypeFace">float</text:span>)(HANDS));</text:p>
      <text:p text:style-name="OrgSrcBlock">}</text:p>
      <text:p text:style-name="OrgSrcBlockLastLine"/>
      <text:p text:style-name="OrgSrcBlockLastLine"/>
      <text:p text:style-name="OrgFixedWidthBlock">Flush found at card 86</text:p>
      <text:p text:style-name="OrgFixedWidthBlock">Suit 3</text:p>
      <text:p text:style-name="OrgFixedWidthBlock">Flush found at card 115</text:p>
      <text:p text:style-name="OrgFixedWidthBlock">Suit 1</text:p>
      <text:p text:style-name="OrgFixedWidthBlock">Flush found at card 359</text:p>
      <text:p text:style-name="OrgFixedWidthBlock">Suit 2</text:p>
      <text:p text:style-name="OrgFixedWidthBlock">Flush found at card 552</text:p>
      <text:p text:style-name="OrgFixedWidthBlock">Suit 3</text:p>
      <text:p text:style-name="OrgFixedWidthBlock">Flush found at card 738</text:p>
      <text:p text:style-name="OrgFixedWidthBlock">Suit 0</text:p>
      <text:p text:style-name="OrgFixedWidthBlock">Flush found at card 840</text:p>
      <text:p text:style-name="OrgFixedWidthBlock">Suit 2</text:p>
      <text:p text:style-name="OrgFixedWidthBlock">Flush found at card 918</text:p>
      <text:p text:style-name="OrgFixedWidthBlock">Suit 2</text:p>
      <text:p text:style-name="OrgFixedWidthBlock">Flush found at card 1021</text:p>
      <text:p text:style-name="OrgFixedWidthBlock">Suit 1</text:p>
      <text:p text:style-name="OrgFixedWidthBlock">Flush found at card 1089</text:p>
      <text:p text:style-name="OrgFixedWidthBlock">Suit 1</text:p>
      <text:p text:style-name="OrgFixedWidthBlock">Flush found at card 1236</text:p>
      <text:p text:style-name="OrgFixedWidthBlock">Suit 0</text:p>
      <text:p text:style-name="OrgFixedWidthBlockLastLine">We found 3988 flushes out of 1000000 hands: 0.003988</text:p>
      <text:p text:style-name="Text_20_body">That's kind of gross, let's model our hands as arrays of 5 cards instead.
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bool.h</text:span><text:span text:style-name="OrgSrcFontLockStringFace">&gt;</text:span><text:s/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io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stdlib.h</text:span><text:span text:style-name="OrgSrcFontLockStringFace">&gt;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&lt;</text:span><text:span text:style-name="OrgSrcFontLockStringFace">time.h</text:span><text:span text:style-name="OrgSrcFontLockStringFace">&gt;</text:span>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card_face</text:span><text:s/>{</text:p>
      <text:p text:style-name="OrgSrcBlock"><text:s/><text:s/><text:s/><text:s/><text:span text:style-name="OrgSrcFontLockVariableNameFace">ACE</text:span><text:s/>=<text:s/>1,</text:p>
      <text:p text:style-name="OrgSrcBlock"><text:s/><text:s/><text:s/><text:s/><text:span text:style-name="OrgSrcFontLockVariableNameFace">FACE2</text:span>,</text:p>
      <text:p text:style-name="OrgSrcBlock"><text:s/><text:s/><text:s/><text:s/><text:span text:style-name="OrgSrcFontLockVariableNameFace">FACE3</text:span>,</text:p>
      <text:p text:style-name="OrgSrcBlock"><text:s/><text:s/><text:s/><text:s/><text:span text:style-name="OrgSrcFontLockVariableNameFace">FACE4</text:span>,</text:p>
      <text:p text:style-name="OrgSrcBlock"><text:s/><text:s/><text:s/><text:s/><text:span text:style-name="OrgSrcFontLockVariableNameFace">FACE5</text:span>,</text:p>
      <text:p text:style-name="OrgSrcBlock"><text:s/><text:s/><text:s/><text:s/><text:span text:style-name="OrgSrcFontLockVariableNameFace">FACE6</text:span>,</text:p>
      <text:p text:style-name="OrgSrcBlock"><text:s/><text:s/><text:s/><text:s/><text:span text:style-name="OrgSrcFontLockVariableNameFace">FACE7</text:span>,</text:p>
      <text:p text:style-name="OrgSrcBlock"><text:s/><text:s/><text:s/><text:s/><text:span text:style-name="OrgSrcFontLockVariableNameFace">FACE8</text:span>,</text:p>
      <text:p text:style-name="OrgSrcBlock"><text:s/><text:s/><text:s/><text:s/><text:span text:style-name="OrgSrcFontLockVariableNameFace">FACE9</text:span>,</text:p>
      <text:p text:style-name="OrgSrcBlock"><text:s/><text:s/><text:s/><text:s/><text:span text:style-name="OrgSrcFontLockVariableNameFace">FACE10</text:span>,</text:p>
      <text:p text:style-name="OrgSrcBlock"><text:s/><text:s/><text:s/><text:s/><text:span text:style-name="OrgSrcFontLockVariableNameFace">JACK</text:span>,</text:p>
      <text:p text:style-name="OrgSrcBlock"><text:s/><text:s/><text:s/><text:s/><text:span text:style-name="OrgSrcFontLockVariableNameFace">QUEEN</text:span>,</text:p>
      <text:p text:style-name="OrgSrcBlock"><text:s/><text:s/><text:s/><text:s/><text:span text:style-name="OrgSrcFontLockVariableNameFace">KING</text:span>,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fac</text:span><text:span text:style-name="OrgSrcFontLockTypeFace">e</text:span><text:s/><text:span text:style-name="OrgSrcFontLockTypeFace">CardFace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FACES</text:span><text:s/>13</text:p>
      <text:p text:style-name="OrgSrcBlock"><text:span text:style-name="OrgSrcFontLockPreprocessorFace">#</text:span><text:span text:style-name="OrgSrcFontLockPreprocessorFace">define</text:span><text:s/><text:span text:style-name="OrgSrcFontLockVariableNameFace">NFACEOFF</text:span><text:s/>1</text:p>
      <text:p text:style-name="OrgSrcBlock"/>
      <text:p text:style-name="OrgSrcBlock"><text:span text:style-name="OrgSrcFontLockKeywordFace">e</text:span><text:span text:style-name="OrgSrcFontLockKeywordFace">nu</text:span><text:span text:style-name="OrgSrcFontLockKeywordFace">m</text:span><text:s/><text:span text:style-name="OrgSrcFontLockTypeFace">card_suit</text:span><text:s/>{</text:p>
      <text:p text:style-name="OrgSrcBlock"><text:s/><text:s/><text:s/><text:s/><text:span text:style-name="OrgSrcFontLockVariableNameFace">CLUBS</text:span>,</text:p>
      <text:p text:style-name="OrgSrcBlock"><text:s/><text:s/><text:s/><text:s/><text:span text:style-name="OrgSrcFontLockVariableNameFace">HEARTS</text:span>,</text:p>
      <text:p text:style-name="OrgSrcBlock"><text:s/><text:s/><text:s/><text:s/><text:span text:style-name="OrgSrcFontLockVariableNameFace">DIAMONDS</text:span>,</text:p>
      <text:p text:style-name="OrgSrcBlock"><text:s/><text:s/><text:s/><text:s/><text:span text:style-name="OrgSrcFontLockVariableNameFace">SPADES</text:span>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enum</text:span><text:s/><text:span text:style-name="OrgSrcFontLockTypeFace">card_sui</text:span><text:span text:style-name="OrgSrcFontLockTypeFace">t</text:span><text:s/><text:span text:style-name="OrgSrcFontLockTypeFace">CardSuit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NSUIT</text:span><text:s/>4</text:p>
      <text:p text:style-name="OrgSrcBlock"/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playing_card</text:span><text:s/>{</text:p>
      <text:p text:style-name="OrgSrcBlock"><text:s/><text:s/><text:s/><text:s/><text:span text:style-name="OrgSrcFontLockTypeFace">CardFac</text:span><text:span text:style-name="OrgSrcFontLockTypeFace">e</text:span><text:s/><text:span text:style-name="OrgSrcFontLockVariableNameFace">face</text:span>;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;</text:p>
      <text:p text:style-name="OrgSrcBlock">};</text:p>
      <text:p text:style-name="OrgSrcBlock"/>
      <text:p text:style-name="OrgSrcBlock"><text:span text:style-name="OrgSrcFontLockKeywordFace">typedef</text:span><text:s/><text:span text:style-name="OrgSrcFontLockKeywordFace">struct</text:span><text:s/><text:span text:style-name="OrgSrcFontLockTypeFace">playing_car</text:span><text:span text:style-name="OrgSrcFontLockTypeFace">d</text:span><text:s/><text:span text:style-name="OrgSrcFontLockTypeFace">PlayingCard</text:span>;</text:p>
      <text:p text:style-name="OrgSrcBlock"/>
      <text:p text:style-name="OrgSrcBlock"><text:span text:style-name="OrgSrcFontLockPreprocessorFace">#</text:span><text:span text:style-name="OrgSrcFontLockPreprocessorFace">define</text:span><text:s/><text:span text:style-name="OrgSrcFontLockVariableNameFace">HANDSIZE</text:span><text:s/>5</text:p>
      <text:p text:style-name="OrgSrcBlock"/>
      <text:p text:style-name="OrgSrcBlock"><text:span text:style-name="OrgSrcFontLockTypeFace">b</text:span><text:span text:style-name="OrgSrcFontLockTypeFace">oo</text:span><text:span text:style-name="OrgSrcFontLockTypeFace">l</text:span><text:s/><text:span text:style-name="OrgSrcFontLockFunctionNameFace">isFlush</text:span>(<text:span text:style-name="OrgSrcFontLockTypeFace">PlayingCard</text:span><text:s/><text:span text:style-name="OrgSrcFontLockVariableNameFace">hand</text:span>[HANDSIZE])<text:s/>{</text:p>
      <text:p text:style-name="OrgSrcBlock"><text:s/><text:s/><text:s/><text:s/><text:span text:style-name="OrgSrcFontLockTypeFace">CardSui</text:span><text:span text:style-name="OrgSrcFontLockTypeFace">t</text:span><text:s/><text:span text:style-name="OrgSrcFontLockVariableNameFace">suit</text:span><text:s/>=<text:s/>hand[0].suit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1;<text:s/><text:s/>i<text:s/>&lt;<text:s/>HANDSIZE;<text:s/>i++<text:s/>)<text:s/>{</text:p>
      <text:p text:style-name="OrgSrcBlock"><text:s/><text:s/><text:s/><text:s/><text:s/><text:s/><text:s/><text:s/><text:span text:style-name="OrgSrcFontLockKeywordFace">if</text:span><text:s/>(suit<text:s/>!=<text:s/>hand[i].suit)<text:s/>{</text:p>
      <text:p text:style-name="OrgSrcBlock"><text:s/><text:s/><text:s/><text:s/><text:s/><text:s/><text:s/><text:s/><text:s/><text:s/><text:s/><text:s/><text:span text:style-name="OrgSrcFontLockKeywordFace">return</text:span><text:s/><text:span text:style-name="OrgSrcFontLockConstantFace">false</text:span>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<text:span text:style-name="OrgSrcFontLockKeywordFace">return</text:span><text:s/><text:span text:style-name="OrgSrcFontLockConstantFace">true</text:span>;</text:p>
      <text:p text:style-name="OrgSrcBlock">}</text:p>
      <text:p text:style-name="OrgSrcBlock"/>
      <text:p text:style-name="OrgSrcBlock"><text:span text:style-name="OrgSrcFontLockTypeFace">PlayingCar</text:span><text:span text:style-name="OrgSrcFontLockTypeFace">d</text:span><text:s/><text:span text:style-name="OrgSrcFontLockFunctionNameFace">randomCard</text:span>()<text:s/>{</text:p>
      <text:p text:style-name="OrgSrcBlock"><text:s/><text:s/><text:s/><text:s/><text:span text:style-name="OrgSrcFontLockTypeFace">PlayingCar</text:span><text:span text:style-name="OrgSrcFontLockTypeFace">d</text:span><text:s/><text:span text:style-name="OrgSrcFontLockVariableNameFace">card</text:span><text:s/>=<text:s/>{ACE,<text:s/>CLUBS};</text:p>
      <text:p text:style-name="OrgSrcBlock"><text:s/><text:s/><text:s/><text:s/>card.face<text:s/>=<text:s/>NFACEOFF<text:s/>+<text:s/>(<text:s/>rand()<text:s/>%<text:s/>NFACES<text:s/>);</text:p>
      <text:p text:style-name="OrgSrcBlock"><text:s/><text:s/><text:s/><text:s/>card.suit<text:s/>=<text:s/><text:s/>rand()<text:s/>%<text:s/>NSUIT;</text:p>
      <text:p text:style-name="OrgSrcBlock"><text:s/><text:s/><text:s/><text:s/><text:span text:style-name="OrgSrcFontLockKeywordFace">return</text:span><text:s/>card;</text:p>
      <text:p text:style-name="OrgSrcBlock">}</text:p>
      <text:p text:style-name="OrgSrcBlock"><text:span text:style-name="OrgSrcFontLockTypeFace">in</text:span><text:span text:style-name="OrgSrcFontLockTypeFace">t</text:span><text:s/><text:span text:style-name="OrgSrcFontLockFunctionNameFace">main</text:span>()<text:s/>{</text:p>
      <text:p text:style-name="OrgSrcBlock"><text:s/><text:s/><text:s/><text:s/>srand(time(<text:span text:style-name="OrgSrcFontLockConstantFace">NULL</text:span>));</text:p>
      <text:p text:style-name="OrgSrcBlock"><text:s/><text:s/><text:s/><text:s/><text:span text:style-name="OrgSrcFontLockKeywordFace">const</text:span><text:s/><text:span text:style-name="OrgSrcFontLockTypeFace">in</text:span><text:span text:style-name="OrgSrcFontLockTypeFace">t</text:span><text:s/><text:span text:style-name="OrgSrcFontLockVariableNameFace">HANDS</text:span><text:s/>=<text:s/>1000000;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Pointer<text:s/>to<text:s/>arrays</text:span></text:p>
      <text:p text:style-name="OrgSrcBlock"><text:s/><text:s/><text:s/><text:s/><text:span text:style-name="OrgSrcFontLockTypeFace">P</text:span><text:span text:style-name="OrgSrcFontLockTypeFace">layingCar</text:span><text:span text:style-name="OrgSrcFontLockTypeFace">d</text:span><text:s/>(*<text:span text:style-name="OrgSrcFontLockVariableNameFace">hands</text:span>)[5]<text:s/>=<text:s/>malloc(<text:span text:style-name="OrgSrcFontLockKeywordFace">sizeof</text:span>(PlayingCard[5])*HANDS)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HANDS;<text:s/>i++)<text:s/>{</text:p>
      <text:p text:style-name="OrgSrcBlock"><text:s/><text:s/><text:s/><text:s/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j</text:span><text:s/>=<text:s/>0;<text:s/>j<text:s/>&lt;<text:s/>HANDSIZE;<text:s/>j++)<text:s/>{</text:p>
      <text:p text:style-name="OrgSrcBlock"><text:s/><text:s/><text:s/><text:s/><text:s/><text:s/><text:s/><text:s/><text:s/><text:s/><text:s/><text:s/>hands[i][j]<text:s/>=<text:s/>randomCard()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<text:span text:style-name="OrgSrcFontLockTypeFace">in</text:span><text:span text:style-name="OrgSrcFontLockTypeFace">t</text:span><text:s/><text:span text:style-name="OrgSrcFontLockVariableNameFace">flushes</text:span><text:s/>=<text:s/>0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HANDS;<text:s/>i++)<text:s/>{</text:p>
      <text:p text:style-name="OrgSrcBlock"><text:s/><text:s/><text:s/><text:s/><text:s/><text:s/><text:s/><text:s/><text:span text:style-name="OrgSrcFontLockKeywordFace">if</text:span><text:s/>(isFlush(hands[i]))<text:s/>{</text:p>
      <text:p text:style-name="OrgSrcBlock"><text:s/><text:s/><text:s/><text:s/><text:s/><text:s/><text:s/><text:s/><text:s/><text:s/><text:s/><text:s/><text:span text:style-name="OrgSrcFontLockKeywordFace">if</text:span><text:s/>(flushes<text:s/>&lt;<text:s/>10)<text:s/>{<text:s/><text:span text:style-name="OrgSrcFontLockCommentDelimiterFace">/</text:span><text:span text:style-name="OrgSrcFontLockCommentDelimiterFace">/<text:s/></text:span><text:span text:style-name="OrgSrcFontLockCommentFace">reduce<text:s/>printing</text:span></text:p>
      <text:p text:style-name="OrgSrcBlock"><text:s/><text:s/><text:s/><text:s/><text:s/><text:s/><text:s/><text:s/><text:s/><text:s/><text:s/><text:s/><text:s/><text:s/><text:s/><text:s/>printf(<text:span text:style-name="OrgSrcFontLockStringFace">"Flush<text:s/>found<text:s/>at<text:s/>card<text:s/>%d\n"</text:span>,<text:s/>i);</text:p>
      <text:p text:style-name="OrgSrcBlock"><text:s/><text:s/><text:s/><text:s/><text:s/><text:s/><text:s/><text:s/><text:s/><text:s/><text:s/><text:s/><text:s/><text:s/><text:s/><text:s/>printf(<text:span text:style-name="OrgSrcFontLockStringFace">"Suit<text:s/>%d\n"</text:span>,<text:s/>hands[i][0].suit);</text:p>
      <text:p text:style-name="OrgSrcBlock"><text:s/><text:s/><text:s/><text:s/><text:s/><text:s/><text:s/><text:s/><text:s/><text:s/><text:s/><text:s/>}</text:p>
      <text:p text:style-name="OrgSrcBlock"><text:s/><text:s/><text:s/><text:s/><text:s/><text:s/><text:s/><text:s/><text:s/><text:s/><text:s/><text:s/>flushes++;</text:p>
      <text:p text:style-name="OrgSrcBlock"><text:s/><text:s/><text:s/><text:s/><text:s/><text:s/><text:s/><text:s/>}</text:p>
      <text:p text:style-name="OrgSrcBlock"><text:s/><text:s/><text:s/><text:s/>}</text:p>
      <text:p text:style-name="OrgSrcBlock"><text:s/><text:s/><text:s/><text:s/>printf(<text:span text:style-name="OrgSrcFontLockStringFace">"We<text:s/>found<text:s/>%d<text:s/>flushes<text:s/>out<text:s/>of<text:s/>%d<text:s/>hands:<text:s/>%f\n"</text:span>,<text:s/>flushes,<text:s/>HANDS,<text:s/>flushes/(<text:span text:style-name="OrgSrcFontLockTypeFace">float</text:span>)(HANDS));</text:p>
      <text:p text:style-name="OrgSrcBlock">}</text:p>
      <text:p text:style-name="OrgSrcBlockLastLine"/>
      <text:p text:style-name="OrgSrcBlockLastLine"/>
      <text:p text:style-name="OrgFixedWidthBlock">Flush found at card 49</text:p>
      <text:p text:style-name="OrgFixedWidthBlock">Suit 0</text:p>
      <text:p text:style-name="OrgFixedWidthBlock">Flush found at card 660</text:p>
      <text:p text:style-name="OrgFixedWidthBlock">Suit 2</text:p>
      <text:p text:style-name="OrgFixedWidthBlock">Flush found at card 675</text:p>
      <text:p text:style-name="OrgFixedWidthBlock">Suit 3</text:p>
      <text:p text:style-name="OrgFixedWidthBlock">Flush found at card 1024</text:p>
      <text:p text:style-name="OrgFixedWidthBlock">Suit 2</text:p>
      <text:p text:style-name="OrgFixedWidthBlock">Flush found at card 1076</text:p>
      <text:p text:style-name="OrgFixedWidthBlock">Suit 2</text:p>
      <text:p text:style-name="OrgFixedWidthBlock">Flush found at card 1637</text:p>
      <text:p text:style-name="OrgFixedWidthBlock">Suit 0</text:p>
      <text:p text:style-name="OrgFixedWidthBlock">Flush found at card 1846</text:p>
      <text:p text:style-name="OrgFixedWidthBlock">Suit 0</text:p>
      <text:p text:style-name="OrgFixedWidthBlock">Flush found at card 2332</text:p>
      <text:p text:style-name="OrgFixedWidthBlock">Suit 3</text:p>
      <text:p text:style-name="OrgFixedWidthBlock">Flush found at card 2443</text:p>
      <text:p text:style-name="OrgFixedWidthBlock">Suit 0</text:p>
      <text:p text:style-name="OrgFixedWidthBlock">Flush found at card 2593</text:p>
      <text:p text:style-name="OrgFixedWidthBlock">Suit 1</text:p>
      <text:p text:style-name="OrgFixedWidthBlockLastLine">We found 3867 flushes out of 1000000 hands: 0.003867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VariableNameFace" style:family="text">
      <style:text-properties fo:color="#a0522d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PreprocessorFace" style:family="text">
      <style:text-properties fo:color="#483d8b"/>
    </style:style>
    <style:style style:name="OrgSrcFontLockStringFace" style:family="text">
      <style:text-properties fo:color="#8b2252"/>
    </style:style>
    <style:style style:name="OrgSrcFontLockBuiltinFace" style:family="text">
      <style:text-properties fo:color="#483d8b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a020f0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bram Hindle</dc:creator>
    <meta:initial-creator>Abram Hindle</meta:initial-creator>
    <dc:date>2020-02-27T11:38:28</dc:date>
    <meta:creation-date>2020-02-27T11:38:28</meta:creation-date>
    <meta:generator>Emacs 25.2.2 (Org mode 9.1.6)</meta:generator>
    <meta:keyword/>
    <dc:subject/>
    <dc:title>CMPUT201W20B2 Week 7</dc:title>
  </office:meta>
</office:document-meta>
</file>